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35.49pt"/>
    </style:style>
    <style:style style:name="co6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37.81pt"/>
    </style:style>
    <style:style style:name="co9" style:family="table-column">
      <style:table-column-properties fo:break-before="auto" style:column-width="29.31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28.54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23.16pt"/>
    </style:style>
    <style:style style:name="co14" style:family="table-column">
      <style:table-column-properties fo:break-before="auto" style:column-width="21.6pt"/>
    </style:style>
    <style:style style:name="co15" style:family="table-column">
      <style:table-column-properties fo:break-before="auto" style:column-width="24.69pt"/>
    </style:style>
    <style:style style:name="co16" style:family="table-column">
      <style:table-column-properties fo:break-before="auto" style:column-width="27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7d1d1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8aa9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7d1d1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8aa9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7d1d1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8aa97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4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2"/>
          <table:table-cell table:style-name="ce7" office:value-type="string" calcext:value-type="string">
            <text:p>itNumb</text:p>
          </table:table-cell>
          <table:table-cell table:style-name="ce7" office:value-type="string" calcext:value-type="string">
            <text:p>Fixed iterations?</text:p>
          </table:table-cell>
          <table:table-cell table:style-name="ce7" office:value-type="string" calcext:value-type="string">
            <text:p>pSize</text:p>
          </table:table-cell>
          <table:table-cell table:style-name="ce10" office:value-type="string" calcext:value-type="string">
            <text:p>probMut</text:p>
          </table:table-cell>
          <table:table-cell table:number-columns-repeated="29"/>
        </table:table-row>
        <table:table-row table:style-name="ro2">
          <table:table-cell/>
          <table:table-cell table:style-name="ce2" office:value-type="string" calcext:value-type="string">
            <text:p>Test_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number-columns-repeated="29"/>
        </table:table-row>
        <table:table-row table:style-name="ro2">
          <table:table-cell/>
          <table:table-cell table:style-name="ce3" office:value-type="string" calcext:value-type="string">
            <text:p>Test_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NO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number-columns-repeated="29"/>
        </table:table-row>
        <table:table-row table:style-name="ro2" table:number-rows-repeated="3">
          <table:table-cell/>
          <table:table-cell table:style-name="ce4" table:number-columns-repeated="4"/>
          <table:table-cell table:number-columns-repeated="30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Fixed itNumber</text:p>
          </table:table-cell>
          <table:covered-table-cell table:style-name="ce8"/>
          <table:table-cell table:style-name="ce9" office:value-type="string" calcext:value-type="string" table:number-columns-spanned="3" table:number-rows-spanned="1">
            <text:p>Normal configuration</text:p>
          </table:table-cell>
          <table:covered-table-cell table:number-columns-repeated="2" table:style-name="ce8"/>
          <table:table-cell/>
          <table:table-cell table:style-name="ce5" office:value-type="string" calcext:value-type="string" table:number-columns-spanned="2" table:number-rows-spanned="1">
            <text:p>Fixed itNumber</text:p>
          </table:table-cell>
          <table:covered-table-cell table:style-name="ce8"/>
          <table:table-cell table:style-name="ce9" office:value-type="string" calcext:value-type="string" table:number-columns-spanned="3" table:number-rows-spanned="1">
            <text:p>Normal configuration</text:p>
          </table:table-cell>
          <table:covered-table-cell table:number-columns-repeated="2" table:style-name="ce8"/>
          <table:table-cell/>
          <table:table-cell table:style-name="ce5" office:value-type="string" calcext:value-type="string" table:number-columns-spanned="2" table:number-rows-spanned="1">
            <text:p>Fixed itNumber</text:p>
          </table:table-cell>
          <table:covered-table-cell table:style-name="ce8"/>
          <table:table-cell table:style-name="ce9" office:value-type="string" calcext:value-type="string" table:number-columns-spanned="3" table:number-rows-spanned="1">
            <text:p>Normal configuration</text:p>
          </table:table-cell>
          <table:covered-table-cell table:number-columns-repeated="2" table:style-name="ce8"/>
          <table:table-cell/>
          <table:table-cell table:style-name="ce5" office:value-type="string" calcext:value-type="string" table:number-columns-spanned="2" table:number-rows-spanned="1">
            <text:p>Fixed itNumber</text:p>
          </table:table-cell>
          <table:covered-table-cell table:style-name="ce8"/>
          <table:table-cell table:style-name="ce9" office:value-type="string" calcext:value-type="string" table:number-columns-spanned="3" table:number-rows-spanned="1">
            <text:p>Normal configuration</text:p>
          </table:table-cell>
          <table:covered-table-cell table:number-columns-repeated="2" table:style-name="ce8"/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Avg Time</text:p>
          </table:table-cell>
          <table:table-cell/>
          <table:table-cell table:style-name="ce4" office:value-type="string" calcext:value-type="string">
            <text:p>Avg Time</text:p>
          </table:table-cell>
          <table:table-cell table:style-name="ce4" office:value-type="string" calcext:value-type="string">
            <text:p>MAX_IT</text:p>
          </table:table-cell>
          <table:table-cell table:number-columns-repeated="2"/>
          <table:table-cell table:style-name="ce4" office:value-type="string" calcext:value-type="string">
            <text:p>Avg Time</text:p>
          </table:table-cell>
          <table:table-cell/>
          <table:table-cell table:style-name="ce4" office:value-type="string" calcext:value-type="string">
            <text:p>Avg Time</text:p>
          </table:table-cell>
          <table:table-cell table:style-name="ce4" office:value-type="string" calcext:value-type="string">
            <text:p>MAX_IT</text:p>
          </table:table-cell>
          <table:table-cell table:number-columns-repeated="2"/>
          <table:table-cell table:style-name="ce4" office:value-type="string" calcext:value-type="string">
            <text:p>Avg Time</text:p>
          </table:table-cell>
          <table:table-cell/>
          <table:table-cell table:style-name="ce4" office:value-type="string" calcext:value-type="string">
            <text:p>Avg Time</text:p>
          </table:table-cell>
          <table:table-cell table:style-name="ce4" office:value-type="string" calcext:value-type="string">
            <text:p>MAX_IT</text:p>
          </table:table-cell>
          <table:table-cell table:number-columns-repeated="2"/>
          <table:table-cell table:style-name="ce4" office:value-type="string" calcext:value-type="string">
            <text:p>Avg Time</text:p>
          </table:table-cell>
          <table:table-cell/>
          <table:table-cell table:style-name="ce4" office:value-type="string" calcext:value-type="string">
            <text:p>Avg Time</text:p>
          </table:table-cell>
          <table:table-cell table:style-name="ce4" office:value-type="string" calcext:value-type="string">
            <text:p>MAX_IT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4" table:formula="of:=AVERAGE([.C15:.C314])" office:value-type="float" office:value="0.216666666666667" calcext:value-type="float">
            <text:p>0.216666666666667</text:p>
          </table:table-cell>
          <table:table-cell/>
          <table:table-cell table:style-name="ce4" table:formula="of:=AVERAGE([.E15:.E314])" office:value-type="float" office:value="0.176666666666667" calcext:value-type="float">
            <text:p>0.176666666666667</text:p>
          </table:table-cell>
          <table:table-cell table:style-name="ce4" table:formula="of:=MAX([.F15:.F314])" office:value-type="float" office:value="804" calcext:value-type="float">
            <text:p>804</text:p>
          </table:table-cell>
          <table:table-cell table:number-columns-repeated="2"/>
          <table:table-cell table:style-name="ce4" table:formula="of:=AVERAGE([.I15:.I314])" office:value-type="float" office:value="0.316666666666667" calcext:value-type="float">
            <text:p>0.316666666666667</text:p>
          </table:table-cell>
          <table:table-cell/>
          <table:table-cell table:style-name="ce4" table:formula="of:=AVERAGE([.K15:.K314])" office:value-type="float" office:value="0.433333333333333" calcext:value-type="float">
            <text:p>0.433333333333333</text:p>
          </table:table-cell>
          <table:table-cell table:style-name="ce4" table:formula="of:=MAX([.L15:.L314])" office:value-type="float" office:value="1358" calcext:value-type="float">
            <text:p>1358</text:p>
          </table:table-cell>
          <table:table-cell table:number-columns-repeated="2"/>
          <table:table-cell table:style-name="ce4" table:formula="of:=AVERAGE([.O15:.O194])" office:value-type="float" office:value="0.666666666666667" calcext:value-type="float">
            <text:p>0.666666666666667</text:p>
          </table:table-cell>
          <table:table-cell/>
          <table:table-cell table:style-name="ce4" table:formula="of:=AVERAGE([.Q12:.Q194])" office:value-type="float" office:value="1.52777777777778" calcext:value-type="float">
            <text:p>1.52777777777778</text:p>
          </table:table-cell>
          <table:table-cell table:style-name="ce4" table:formula="of:=MAX([.R12:.R194])" office:value-type="float" office:value="2684" calcext:value-type="float">
            <text:p>2684</text:p>
          </table:table-cell>
          <table:table-cell table:number-columns-repeated="2"/>
          <table:table-cell table:style-name="ce4" table:formula="of:=AVERAGE([.U12:.U194])" office:value-type="float" office:value="1.34444444444444" calcext:value-type="float">
            <text:p>1.34444444444444</text:p>
          </table:table-cell>
          <table:table-cell/>
          <table:table-cell table:style-name="ce4" table:formula="of:=AVERAGE([.W12:.W194])" office:value-type="float" office:value="6.69444444444444" calcext:value-type="float">
            <text:p>6.69444444444444</text:p>
          </table:table-cell>
          <table:table-cell table:style-name="ce4" table:formula="of:=MAX([.X12:.X194])" office:value-type="float" office:value="5027" calcext:value-type="float">
            <text:p>5027</text:p>
          </table:table-cell>
          <table:table-cell table:number-columns-repeated="11"/>
        </table:table-row>
        <table:table-row table:style-name="ro2">
          <table:table-cell table:number-columns-repeated="25"/>
          <table:table-cell table:style-name="ce10" office:value-type="string" calcext:value-type="string" table:number-columns-spanned="8" table:number-rows-spanned="1">
            <text:p>Overlaps</text:p>
          </table:table-cell>
          <table:covered-table-cell table:number-columns-repeated="7"/>
          <table:table-cell table:number-columns-repeated="2"/>
        </table:table-row>
        <table:table-row table:style-name="ro2">
          <table:table-cell table:number-columns-repeated="25"/>
          <table:table-cell table:style-name="ce11" office:value-type="string" calcext:value-type="string" table:number-columns-spanned="4" table:number-rows-spanned="1">
            <text:p>Fixed iterations</text:p>
          </table:table-cell>
          <table:covered-table-cell table:number-columns-repeated="3" table:style-name="ce10"/>
          <table:table-cell table:style-name="ce12" office:value-type="string" calcext:value-type="string" table:number-columns-spanned="4" table:number-rows-spanned="1">
            <text:p>Normal iterations</text:p>
          </table:table-cell>
          <table:covered-table-cell table:number-columns-repeated="3" table:style-name="ce10"/>
          <table:table-cell table:number-columns-repeated="2"/>
        </table:table-row>
        <table:table-row table:style-name="ro2">
          <table:table-cell table:number-columns-repeated="25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Data 8 jobs</text:p>
          </table:table-cell>
          <table:covered-table-cell table:number-columns-repeated="4" table:style-name="Default"/>
          <table:table-cell/>
          <table:table-cell table:style-name="ce6" office:value-type="string" calcext:value-type="string" table:number-columns-spanned="5" table:number-rows-spanned="1">
            <text:p>Data 20 jobs</text:p>
          </table:table-cell>
          <table:covered-table-cell table:number-columns-repeated="4" table:style-name="Default"/>
          <table:table-cell/>
          <table:table-cell table:style-name="ce6" office:value-type="string" calcext:value-type="string" table:number-columns-spanned="5" table:number-rows-spanned="1">
            <text:p>Data 50 jobs</text:p>
          </table:table-cell>
          <table:covered-table-cell table:number-columns-repeated="4" table:style-name="Default"/>
          <table:table-cell/>
          <table:table-cell table:style-name="ce6" office:value-type="string" calcext:value-type="string" table:number-columns-spanned="5" table:number-rows-spanned="1">
            <text:p>Data 100 jobs</text:p>
          </table:table-cell>
          <table:covered-table-cell table:number-columns-repeated="4" table:style-name="Default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>
            <text:p>Test_1 OBJ</text:p>
          </table:table-cell>
          <table:table-cell table:style-name="ce2" office:value-type="string" calcext:value-type="string">
            <text:p>TIME</text:p>
          </table:table-cell>
          <table:table-cell table:style-name="ce3" office:value-type="string" calcext:value-type="string">
            <text:p>Test_2 OBJ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</text:p>
          </table:table-cell>
          <table:table-cell/>
          <table:table-cell table:style-name="ce2" office:value-type="string" calcext:value-type="string">
            <text:p>Test_1 OBJ</text:p>
          </table:table-cell>
          <table:table-cell table:style-name="ce2" office:value-type="string" calcext:value-type="string">
            <text:p>TIME</text:p>
          </table:table-cell>
          <table:table-cell table:style-name="ce3" office:value-type="string" calcext:value-type="string">
            <text:p>Test_2 OBJ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</text:p>
          </table:table-cell>
          <table:table-cell/>
          <table:table-cell table:style-name="ce2" office:value-type="string" calcext:value-type="string">
            <text:p>Test_1 OBJ</text:p>
          </table:table-cell>
          <table:table-cell table:style-name="ce2" office:value-type="string" calcext:value-type="string">
            <text:p>TIME</text:p>
          </table:table-cell>
          <table:table-cell table:style-name="ce3" office:value-type="string" calcext:value-type="string">
            <text:p>Test_2 OBJ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</text:p>
          </table:table-cell>
          <table:table-cell/>
          <table:table-cell table:style-name="ce2" office:value-type="string" calcext:value-type="string">
            <text:p>Test_1 OBJ</text:p>
          </table:table-cell>
          <table:table-cell table:style-name="ce2" office:value-type="string" calcext:value-type="string">
            <text:p>TIME</text:p>
          </table:table-cell>
          <table:table-cell table:style-name="ce3" office:value-type="string" calcext:value-type="string">
            <text:p>Test_2 OBJ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IT</text:p>
          </table:table-cell>
          <table:table-cell table:number-columns-repeated="11"/>
        </table:table-row>
        <table:table-row table:style-name="ro2">
          <table:table-cell/>
          <table:table-cell table:style-name="ce4" office:value-type="float" office:value="11761.6" calcext:value-type="float">
            <text:p>11761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761.6" calcext:value-type="float">
            <text:p>11761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04" calcext:value-type="float">
            <text:p>804</text:p>
          </table:table-cell>
          <table:table-cell/>
          <table:table-cell table:style-name="ce4" office:value-type="float" office:value="84999" calcext:value-type="float">
            <text:p>849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9356.9" calcext:value-type="float">
            <text:p>79356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25" calcext:value-type="float">
            <text:p>925</text:p>
          </table:table-cell>
          <table:table-cell/>
          <table:table-cell table:style-name="ce4" office:value-type="float" office:value="326212" calcext:value-type="float">
            <text:p>3262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52899" calcext:value-type="float">
            <text:p>3528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4" calcext:value-type="float">
            <text:p>674</text:p>
          </table:table-cell>
          <table:table-cell/>
          <table:table-cell table:style-name="ce4" office:value-type="string" calcext:value-type="string">
            <text:p>1,36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2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956" calcext:value-type="float">
            <text:p>1956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568.9" calcext:value-type="float">
            <text:p>9568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568.9" calcext:value-type="float">
            <text:p>9568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8" calcext:value-type="float">
            <text:p>508</text:p>
          </table:table-cell>
          <table:table-cell/>
          <table:table-cell table:style-name="ce4" office:value-type="float" office:value="97549.1" calcext:value-type="float">
            <text:p>97549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982.6" calcext:value-type="float">
            <text:p>54982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0" calcext:value-type="float">
            <text:p>580</text:p>
          </table:table-cell>
          <table:table-cell/>
          <table:table-cell table:style-name="ce4" office:value-type="float" office:value="312803" calcext:value-type="float">
            <text:p>3128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3203" calcext:value-type="float">
            <text:p>3332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31" calcext:value-type="float">
            <text:p>831</text:p>
          </table:table-cell>
          <table:table-cell/>
          <table:table-cell table:style-name="ce4" office:value-type="string" calcext:value-type="string">
            <text:p>1,28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1E+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295" calcext:value-type="float">
            <text:p>4295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937.1" calcext:value-type="float">
            <text:p>10937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637.1" calcext:value-type="float">
            <text:p>10637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0" calcext:value-type="float">
            <text:p>510</text:p>
          </table:table-cell>
          <table:table-cell/>
          <table:table-cell table:style-name="ce4" office:value-type="float" office:value="58448.7" calcext:value-type="float">
            <text:p>58448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596.9" calcext:value-type="float">
            <text:p>51596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0" calcext:value-type="float">
            <text:p>610</text:p>
          </table:table-cell>
          <table:table-cell/>
          <table:table-cell table:style-name="ce4" office:value-type="float" office:value="360442" calcext:value-type="float">
            <text:p>3604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52024" calcext:value-type="float">
            <text:p>3520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06" calcext:value-type="float">
            <text:p>1606</text:p>
          </table:table-cell>
          <table:table-cell/>
          <table:table-cell table:style-name="ce4" office:value-type="string" calcext:value-type="string">
            <text:p>1,59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9E+1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793" calcext:value-type="float">
            <text:p>379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446.7" calcext:value-type="float">
            <text:p>11446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446.7" calcext:value-type="float">
            <text:p>11446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5" calcext:value-type="float">
            <text:p>515</text:p>
          </table:table-cell>
          <table:table-cell/>
          <table:table-cell table:style-name="ce4" office:value-type="float" office:value="52788.1" calcext:value-type="float">
            <text:p>52788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4766" calcext:value-type="float">
            <text:p>4476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34" calcext:value-type="float">
            <text:p>734</text:p>
          </table:table-cell>
          <table:table-cell/>
          <table:table-cell table:style-name="ce4" office:value-type="float" office:value="321185" calcext:value-type="float">
            <text:p>3211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5767" calcext:value-type="float">
            <text:p>32576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81" calcext:value-type="float">
            <text:p>781</text:p>
          </table:table-cell>
          <table:table-cell/>
          <table:table-cell table:style-name="ce4" office:value-type="string" calcext:value-type="string">
            <text:p>1,51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9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997" calcext:value-type="float">
            <text:p>1997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6723.9" calcext:value-type="float">
            <text:p>6723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66.4" calcext:value-type="float">
            <text:p>6766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" calcext:value-type="float">
            <text:p>517</text:p>
          </table:table-cell>
          <table:table-cell/>
          <table:table-cell table:style-name="ce4" office:value-type="float" office:value="98081.8" calcext:value-type="float">
            <text:p>98081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650.8" calcext:value-type="float">
            <text:p>79650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7" calcext:value-type="float">
            <text:p>567</text:p>
          </table:table-cell>
          <table:table-cell/>
          <table:table-cell table:style-name="ce4" office:value-type="float" office:value="335204" calcext:value-type="float">
            <text:p>3352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3471" calcext:value-type="float">
            <text:p>31347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29" calcext:value-type="float">
            <text:p>1029</text:p>
          </table:table-cell>
          <table:table-cell/>
          <table:table-cell table:style-name="ce4" office:value-type="string" calcext:value-type="string">
            <text:p>1,44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3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641" calcext:value-type="float">
            <text:p>264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6919.3" calcext:value-type="float">
            <text:p>6919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515.7" calcext:value-type="float">
            <text:p>6515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1" calcext:value-type="float">
            <text:p>521</text:p>
          </table:table-cell>
          <table:table-cell/>
          <table:table-cell table:style-name="ce4" office:value-type="float" office:value="59065.9" calcext:value-type="float">
            <text:p>59065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770.8" calcext:value-type="float">
            <text:p>52770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2" calcext:value-type="float">
            <text:p>532</text:p>
          </table:table-cell>
          <table:table-cell/>
          <table:table-cell table:style-name="ce4" office:value-type="float" office:value="348324" calcext:value-type="float">
            <text:p>3483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83466" calcext:value-type="float">
            <text:p>38346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64" calcext:value-type="float">
            <text:p>1764</text:p>
          </table:table-cell>
          <table:table-cell/>
          <table:table-cell table:style-name="ce4" office:value-type="string" calcext:value-type="string">
            <text:p>1,37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5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37" calcext:value-type="float">
            <text:p>2337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986.9" calcext:value-type="float">
            <text:p>9986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415.3" calcext:value-type="float">
            <text:p>10415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4" calcext:value-type="float">
            <text:p>514</text:p>
          </table:table-cell>
          <table:table-cell/>
          <table:table-cell table:style-name="ce4" office:value-type="float" office:value="44704.7" calcext:value-type="float">
            <text:p>44704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6060" calcext:value-type="float">
            <text:p>4606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6" calcext:value-type="float">
            <text:p>566</text:p>
          </table:table-cell>
          <table:table-cell/>
          <table:table-cell table:style-name="ce4" office:value-type="float" office:value="312878" calcext:value-type="float">
            <text:p>31287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6707" calcext:value-type="float">
            <text:p>3267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75" calcext:value-type="float">
            <text:p>975</text:p>
          </table:table-cell>
          <table:table-cell/>
          <table:table-cell table:style-name="ce4" office:value-type="string" calcext:value-type="string">
            <text:p>1,37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8E+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190" calcext:value-type="float">
            <text:p>4190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193.6" calcext:value-type="float">
            <text:p>10193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784" calcext:value-type="float">
            <text:p>1078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58569.1" calcext:value-type="float">
            <text:p>58569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411" calcext:value-type="float">
            <text:p>544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9" calcext:value-type="float">
            <text:p>539</text:p>
          </table:table-cell>
          <table:table-cell/>
          <table:table-cell table:style-name="ce4" office:value-type="float" office:value="371704" calcext:value-type="float">
            <text:p>3717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78542" calcext:value-type="float">
            <text:p>3785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67" calcext:value-type="float">
            <text:p>967</text:p>
          </table:table-cell>
          <table:table-cell/>
          <table:table-cell table:style-name="ce4" office:value-type="string" calcext:value-type="string">
            <text:p>1,38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3E+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287" calcext:value-type="float">
            <text:p>2287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813.9" calcext:value-type="float">
            <text:p>9813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113.9" calcext:value-type="float">
            <text:p>10113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62917" calcext:value-type="float">
            <text:p>629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353.4" calcext:value-type="float">
            <text:p>70353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13" calcext:value-type="float">
            <text:p>613</text:p>
          </table:table-cell>
          <table:table-cell/>
          <table:table-cell table:style-name="ce4" office:value-type="float" office:value="321284" calcext:value-type="float">
            <text:p>32128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0601" calcext:value-type="float">
            <text:p>3306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88" calcext:value-type="float">
            <text:p>788</text:p>
          </table:table-cell>
          <table:table-cell/>
          <table:table-cell table:style-name="ce4" office:value-type="string" calcext:value-type="string">
            <text:p>1,60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57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468" calcext:value-type="float">
            <text:p>2468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665.7" calcext:value-type="float">
            <text:p>7665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911.6" calcext:value-type="float">
            <text:p>7911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57684.2" calcext:value-type="float">
            <text:p>57684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198.1" calcext:value-type="float">
            <text:p>55198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0" calcext:value-type="float">
            <text:p>550</text:p>
          </table:table-cell>
          <table:table-cell/>
          <table:table-cell table:style-name="ce4" office:value-type="float" office:value="376129" calcext:value-type="float">
            <text:p>3761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9679" calcext:value-type="float">
            <text:p>34967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54" calcext:value-type="float">
            <text:p>1154</text:p>
          </table:table-cell>
          <table:table-cell/>
          <table:table-cell table:style-name="ce4" office:value-type="string" calcext:value-type="string">
            <text:p>1,53E+0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39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730" calcext:value-type="float">
            <text:p>173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5576.6" calcext:value-type="float">
            <text:p>5576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76.6" calcext:value-type="float">
            <text:p>5476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0" calcext:value-type="float">
            <text:p>510</text:p>
          </table:table-cell>
          <table:table-cell/>
          <table:table-cell table:style-name="ce4" office:value-type="float" office:value="61095.7" calcext:value-type="float">
            <text:p>61095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1622.1" calcext:value-type="float">
            <text:p>61622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1" calcext:value-type="float">
            <text:p>551</text:p>
          </table:table-cell>
          <table:table-cell/>
          <table:table-cell table:style-name="ce4" office:value-type="float" office:value="366071" calcext:value-type="float">
            <text:p>36607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58955" calcext:value-type="float">
            <text:p>35895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37" calcext:value-type="float">
            <text:p>1437</text:p>
          </table:table-cell>
          <table:table-cell/>
          <table:table-cell table:style-name="ce4" office:value-type="string" calcext:value-type="string">
            <text:p>1,51E+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4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26" calcext:value-type="float">
            <text:p>1526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747.3" calcext:value-type="float">
            <text:p>10747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847.3" calcext:value-type="float">
            <text:p>8847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4" calcext:value-type="float">
            <text:p>514</text:p>
          </table:table-cell>
          <table:table-cell/>
          <table:table-cell table:style-name="ce4" office:value-type="float" office:value="53632.3" calcext:value-type="float">
            <text:p>53632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700.6" calcext:value-type="float">
            <text:p>55700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1" calcext:value-type="float">
            <text:p>561</text:p>
          </table:table-cell>
          <table:table-cell/>
          <table:table-cell table:style-name="ce4" office:value-type="float" office:value="349404" calcext:value-type="float">
            <text:p>34940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0174" calcext:value-type="float">
            <text:p>36017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99" calcext:value-type="float">
            <text:p>899</text:p>
          </table:table-cell>
          <table:table-cell/>
          <table:table-cell table:style-name="ce4" office:value-type="string" calcext:value-type="string">
            <text:p>1,51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1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665" calcext:value-type="float">
            <text:p>2665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105" calcext:value-type="float">
            <text:p>101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689.2" calcext:value-type="float">
            <text:p>9689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7" calcext:value-type="float">
            <text:p>507</text:p>
          </table:table-cell>
          <table:table-cell/>
          <table:table-cell table:style-name="ce4" office:value-type="float" office:value="82526.9" calcext:value-type="float">
            <text:p>82526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9905.5" calcext:value-type="float">
            <text:p>49905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1" calcext:value-type="float">
            <text:p>581</text:p>
          </table:table-cell>
          <table:table-cell/>
          <table:table-cell table:style-name="ce4" office:value-type="float" office:value="322985" calcext:value-type="float">
            <text:p>32298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8815" calcext:value-type="float">
            <text:p>3188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01" calcext:value-type="float">
            <text:p>1001</text:p>
          </table:table-cell>
          <table:table-cell/>
          <table:table-cell table:style-name="ce4" office:value-type="string" calcext:value-type="string">
            <text:p>1,44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3E+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982" calcext:value-type="float">
            <text:p>298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652.5" calcext:value-type="float">
            <text:p>11652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889.5" calcext:value-type="float">
            <text:p>8889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55524.9" calcext:value-type="float">
            <text:p>55524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813.6" calcext:value-type="float">
            <text:p>50813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91" calcext:value-type="float">
            <text:p>691</text:p>
          </table:table-cell>
          <table:table-cell/>
          <table:table-cell table:style-name="ce4" office:value-type="float" office:value="387652" calcext:value-type="float">
            <text:p>38765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98063" calcext:value-type="float">
            <text:p>39806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63" calcext:value-type="float">
            <text:p>963</text:p>
          </table:table-cell>
          <table:table-cell/>
          <table:table-cell table:style-name="ce4" office:value-type="string" calcext:value-type="string">
            <text:p>1,48E+0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41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62" calcext:value-type="float">
            <text:p>1862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904.6" calcext:value-type="float">
            <text:p>9904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04.6" calcext:value-type="float">
            <text:p>9904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2" calcext:value-type="float">
            <text:p>512</text:p>
          </table:table-cell>
          <table:table-cell/>
          <table:table-cell table:style-name="ce4" office:value-type="float" office:value="36626.6" calcext:value-type="float">
            <text:p>36626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9907" calcext:value-type="float">
            <text:p>399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9" calcext:value-type="float">
            <text:p>579</text:p>
          </table:table-cell>
          <table:table-cell/>
          <table:table-cell table:style-name="ce4" office:value-type="float" office:value="344095" calcext:value-type="float">
            <text:p>34409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4107" calcext:value-type="float">
            <text:p>34410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28" calcext:value-type="float">
            <text:p>1228</text:p>
          </table:table-cell>
          <table:table-cell/>
          <table:table-cell table:style-name="ce4" office:value-type="string" calcext:value-type="string">
            <text:p>1,43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72E+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11" calcext:value-type="float">
            <text:p>1911</text:p>
          </table:table-cell>
          <table:table-cell/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91" calcext:value-type="float">
            <text:p>191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675.2" calcext:value-type="float">
            <text:p>7675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118.5" calcext:value-type="float">
            <text:p>8118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4" calcext:value-type="float">
            <text:p>514</text:p>
          </table:table-cell>
          <table:table-cell/>
          <table:table-cell table:style-name="ce4" office:value-type="float" office:value="56342.7" calcext:value-type="float">
            <text:p>56342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088.3" calcext:value-type="float">
            <text:p>59088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7" calcext:value-type="float">
            <text:p>567</text:p>
          </table:table-cell>
          <table:table-cell/>
          <table:table-cell table:style-name="ce4" office:value-type="float" office:value="363559" calcext:value-type="float">
            <text:p>3635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79185" calcext:value-type="float">
            <text:p>37918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58" calcext:value-type="float">
            <text:p>958</text:p>
          </table:table-cell>
          <table:table-cell/>
          <table:table-cell table:style-name="ce4" office:value-type="string" calcext:value-type="string">
            <text:p>1,30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0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919" calcext:value-type="float">
            <text:p>1919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825.4" calcext:value-type="float">
            <text:p>7825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825.4" calcext:value-type="float">
            <text:p>7825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3" calcext:value-type="float">
            <text:p>523</text:p>
          </table:table-cell>
          <table:table-cell/>
          <table:table-cell table:style-name="ce4" office:value-type="float" office:value="52475.3" calcext:value-type="float">
            <text:p>52475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535.6" calcext:value-type="float">
            <text:p>50535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39" calcext:value-type="float">
            <text:p>639</text:p>
          </table:table-cell>
          <table:table-cell/>
          <table:table-cell table:style-name="ce4" office:value-type="float" office:value="370538" calcext:value-type="float">
            <text:p>3705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0804" calcext:value-type="float">
            <text:p>3708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78" calcext:value-type="float">
            <text:p>878</text:p>
          </table:table-cell>
          <table:table-cell/>
          <table:table-cell table:style-name="ce4" office:value-type="string" calcext:value-type="string">
            <text:p>1,52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1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35" calcext:value-type="float">
            <text:p>1935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6877.8" calcext:value-type="float">
            <text:p>6877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849.6" calcext:value-type="float">
            <text:p>6849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50095.3" calcext:value-type="float">
            <text:p>50095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863.5" calcext:value-type="float">
            <text:p>49863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4" calcext:value-type="float">
            <text:p>564</text:p>
          </table:table-cell>
          <table:table-cell/>
          <table:table-cell table:style-name="ce4" office:value-type="float" office:value="353321" calcext:value-type="float">
            <text:p>3533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82768" calcext:value-type="float">
            <text:p>38276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98" calcext:value-type="float">
            <text:p>898</text:p>
          </table:table-cell>
          <table:table-cell/>
          <table:table-cell table:style-name="ce4" office:value-type="string" calcext:value-type="string">
            <text:p>1,53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4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588" calcext:value-type="float">
            <text:p>2588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6740.7" calcext:value-type="float">
            <text:p>674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40.7" calcext:value-type="float">
            <text:p>6740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8" calcext:value-type="float">
            <text:p>508</text:p>
          </table:table-cell>
          <table:table-cell/>
          <table:table-cell table:style-name="ce4" office:value-type="float" office:value="40892.7" calcext:value-type="float">
            <text:p>40892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307.2" calcext:value-type="float">
            <text:p>34307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4" calcext:value-type="float">
            <text:p>604</text:p>
          </table:table-cell>
          <table:table-cell/>
          <table:table-cell table:style-name="ce4" office:value-type="float" office:value="399375" calcext:value-type="float">
            <text:p>3993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95450" calcext:value-type="float">
            <text:p>3954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55" calcext:value-type="float">
            <text:p>955</text:p>
          </table:table-cell>
          <table:table-cell/>
          <table:table-cell table:style-name="ce4" office:value-type="string" calcext:value-type="string">
            <text:p>1,32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9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969" calcext:value-type="float">
            <text:p>1969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5444.4" calcext:value-type="float">
            <text:p>5444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44.4" calcext:value-type="float">
            <text:p>5444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5" calcext:value-type="float">
            <text:p>505</text:p>
          </table:table-cell>
          <table:table-cell/>
          <table:table-cell table:style-name="ce4" office:value-type="float" office:value="56678.8" calcext:value-type="float">
            <text:p>56678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9855.4" calcext:value-type="float">
            <text:p>49855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3" calcext:value-type="float">
            <text:p>553</text:p>
          </table:table-cell>
          <table:table-cell/>
          <table:table-cell table:style-name="ce4" office:value-type="float" office:value="355481" calcext:value-type="float">
            <text:p>35548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50421" calcext:value-type="float">
            <text:p>3504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65" calcext:value-type="float">
            <text:p>865</text:p>
          </table:table-cell>
          <table:table-cell/>
          <table:table-cell table:style-name="ce4" office:value-type="string" calcext:value-type="string">
            <text:p>1,49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53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1" calcext:value-type="float">
            <text:p>2231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137.8" calcext:value-type="float">
            <text:p>8137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137.8" calcext:value-type="float">
            <text:p>8137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3" calcext:value-type="float">
            <text:p>523</text:p>
          </table:table-cell>
          <table:table-cell/>
          <table:table-cell table:style-name="ce4" office:value-type="float" office:value="69021.3" calcext:value-type="float">
            <text:p>69021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837.8" calcext:value-type="float">
            <text:p>51837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9" calcext:value-type="float">
            <text:p>549</text:p>
          </table:table-cell>
          <table:table-cell/>
          <table:table-cell table:style-name="ce4" office:value-type="float" office:value="333937" calcext:value-type="float">
            <text:p>3339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9553" calcext:value-type="float">
            <text:p>33955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64" calcext:value-type="float">
            <text:p>1064</text:p>
          </table:table-cell>
          <table:table-cell/>
          <table:table-cell table:style-name="ce4" office:value-type="string" calcext:value-type="string">
            <text:p>1,46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6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954" calcext:value-type="float">
            <text:p>1954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892.5" calcext:value-type="float">
            <text:p>8892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669.7" calcext:value-type="float">
            <text:p>8669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3" calcext:value-type="float">
            <text:p>523</text:p>
          </table:table-cell>
          <table:table-cell/>
          <table:table-cell table:style-name="ce4" office:value-type="float" office:value="52815.6" calcext:value-type="float">
            <text:p>52815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481.3" calcext:value-type="float">
            <text:p>70481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9" calcext:value-type="float">
            <text:p>589</text:p>
          </table:table-cell>
          <table:table-cell/>
          <table:table-cell table:style-name="ce4" office:value-type="float" office:value="373360" calcext:value-type="float">
            <text:p>37336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54362" calcext:value-type="float">
            <text:p>3543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9" calcext:value-type="float">
            <text:p>819</text:p>
          </table:table-cell>
          <table:table-cell/>
          <table:table-cell table:style-name="ce4" office:value-type="string" calcext:value-type="string">
            <text:p>1,51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53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99" calcext:value-type="float">
            <text:p>1699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667.9" calcext:value-type="float">
            <text:p>8667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667.9" calcext:value-type="float">
            <text:p>8667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1" calcext:value-type="float">
            <text:p>511</text:p>
          </table:table-cell>
          <table:table-cell/>
          <table:table-cell table:style-name="ce4" office:value-type="float" office:value="52739.7" calcext:value-type="float">
            <text:p>52739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434.1" calcext:value-type="float">
            <text:p>55434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36" calcext:value-type="float">
            <text:p>836</text:p>
          </table:table-cell>
          <table:table-cell/>
          <table:table-cell table:style-name="ce4" office:value-type="float" office:value="387450" calcext:value-type="float">
            <text:p>3874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3893" calcext:value-type="float">
            <text:p>3638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97" calcext:value-type="float">
            <text:p>997</text:p>
          </table:table-cell>
          <table:table-cell/>
          <table:table-cell table:style-name="ce4" office:value-type="string" calcext:value-type="string">
            <text:p>1,37E+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1E+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126" calcext:value-type="float">
            <text:p>3126</text:p>
          </table:table-cell>
          <table:table-cell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881.6" calcext:value-type="float">
            <text:p>10881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556" calcext:value-type="float">
            <text:p>1155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48" calcext:value-type="float">
            <text:p>648</text:p>
          </table:table-cell>
          <table:table-cell/>
          <table:table-cell table:style-name="ce4" office:value-type="float" office:value="38861" calcext:value-type="float">
            <text:p>3886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9474" calcext:value-type="float">
            <text:p>394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13" calcext:value-type="float">
            <text:p>1013</text:p>
          </table:table-cell>
          <table:table-cell/>
          <table:table-cell table:style-name="ce4" office:value-type="float" office:value="369700" calcext:value-type="float">
            <text:p>3697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2444" calcext:value-type="float">
            <text:p>49244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84" calcext:value-type="float">
            <text:p>784</text:p>
          </table:table-cell>
          <table:table-cell/>
          <table:table-cell table:style-name="ce4" office:value-type="string" calcext:value-type="string">
            <text:p>1,58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57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771" calcext:value-type="float">
            <text:p>2771</text:p>
          </table:table-cell>
          <table:table-cell/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877.3" calcext:value-type="float">
            <text:p>8877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918" calcext:value-type="float">
            <text:p>89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0" calcext:value-type="float">
            <text:p>510</text:p>
          </table:table-cell>
          <table:table-cell/>
          <table:table-cell table:style-name="ce4" office:value-type="float" office:value="50098.3" calcext:value-type="float">
            <text:p>50098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9894.2" calcext:value-type="float">
            <text:p>49894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9" calcext:value-type="float">
            <text:p>589</text:p>
          </table:table-cell>
          <table:table-cell/>
          <table:table-cell table:style-name="ce4" office:value-type="float" office:value="359428" calcext:value-type="float">
            <text:p>3594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85521" calcext:value-type="float">
            <text:p>3855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65" calcext:value-type="float">
            <text:p>765</text:p>
          </table:table-cell>
          <table:table-cell/>
          <table:table-cell table:style-name="ce4" office:value-type="string" calcext:value-type="string">
            <text:p>1,59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55E+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673" calcext:value-type="float">
            <text:p>3673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776.2" calcext:value-type="float">
            <text:p>8776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132.5" calcext:value-type="float">
            <text:p>7132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63631.5" calcext:value-type="float">
            <text:p>63631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710.2" calcext:value-type="float">
            <text:p>58710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61" calcext:value-type="float">
            <text:p>861</text:p>
          </table:table-cell>
          <table:table-cell/>
          <table:table-cell table:style-name="ce4" office:value-type="float" office:value="398030" calcext:value-type="float">
            <text:p>3980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94401" calcext:value-type="float">
            <text:p>3944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3" calcext:value-type="float">
            <text:p>793</text:p>
          </table:table-cell>
          <table:table-cell/>
          <table:table-cell table:style-name="ce4" office:value-type="string" calcext:value-type="string">
            <text:p>1,36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7E+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53" calcext:value-type="float">
            <text:p>1553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690.5" calcext:value-type="float">
            <text:p>1069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701.4" calcext:value-type="float">
            <text:p>10701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8" calcext:value-type="float">
            <text:p>518</text:p>
          </table:table-cell>
          <table:table-cell/>
          <table:table-cell table:style-name="ce4" office:value-type="float" office:value="59679.3" calcext:value-type="float">
            <text:p>59679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437.1" calcext:value-type="float">
            <text:p>56437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99" calcext:value-type="float">
            <text:p>599</text:p>
          </table:table-cell>
          <table:table-cell/>
          <table:table-cell table:style-name="ce4" office:value-type="float" office:value="340677" calcext:value-type="float">
            <text:p>34067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3780" calcext:value-type="float">
            <text:p>3637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72" calcext:value-type="float">
            <text:p>772</text:p>
          </table:table-cell>
          <table:table-cell/>
          <table:table-cell table:style-name="ce4" office:value-type="string" calcext:value-type="string">
            <text:p>1,61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42E+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75" calcext:value-type="float">
            <text:p>1675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04" calcext:value-type="float">
            <text:p>10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567.1" calcext:value-type="float">
            <text:p>7567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164" calcext:value-type="float">
            <text:p>716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0" calcext:value-type="float">
            <text:p>520</text:p>
          </table:table-cell>
          <table:table-cell/>
          <table:table-cell table:style-name="ce4" office:value-type="float" office:value="67522.1" calcext:value-type="float">
            <text:p>67522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6877.3" calcext:value-type="float">
            <text:p>86877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6" calcext:value-type="float">
            <text:p>596</text:p>
          </table:table-cell>
          <table:table-cell/>
          <table:table-cell table:style-name="ce4" office:value-type="float" office:value="321921" calcext:value-type="float">
            <text:p>3219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7894" calcext:value-type="float">
            <text:p>33789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04" calcext:value-type="float">
            <text:p>1204</text:p>
          </table:table-cell>
          <table:table-cell/>
          <table:table-cell table:style-name="ce4" office:value-type="string" calcext:value-type="string">
            <text:p>1,50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4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27" calcext:value-type="float">
            <text:p>2427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534.2" calcext:value-type="float">
            <text:p>8534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605.3" calcext:value-type="float">
            <text:p>8605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77103.7" calcext:value-type="float">
            <text:p>77103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4530.7" calcext:value-type="float">
            <text:p>7453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4" calcext:value-type="float">
            <text:p>594</text:p>
          </table:table-cell>
          <table:table-cell/>
          <table:table-cell table:style-name="ce4" office:value-type="float" office:value="321692" calcext:value-type="float">
            <text:p>32169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72012" calcext:value-type="float">
            <text:p>3720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17" calcext:value-type="float">
            <text:p>1017</text:p>
          </table:table-cell>
          <table:table-cell/>
          <table:table-cell table:style-name="ce4" office:value-type="string" calcext:value-type="string">
            <text:p>1,53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6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4" calcext:value-type="float">
            <text:p>2214</text:p>
          </table:table-cell>
          <table:table-cell/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131.5" calcext:value-type="float">
            <text:p>9131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131.5" calcext:value-type="float">
            <text:p>9131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66" calcext:value-type="float">
            <text:p>766</text:p>
          </table:table-cell>
          <table:table-cell/>
          <table:table-cell table:style-name="ce4" office:value-type="float" office:value="52998.8" calcext:value-type="float">
            <text:p>52998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311" calcext:value-type="float">
            <text:p>533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66" calcext:value-type="float">
            <text:p>666</text:p>
          </table:table-cell>
          <table:table-cell/>
          <table:table-cell table:style-name="ce4" office:value-type="float" office:value="348793" calcext:value-type="float">
            <text:p>3487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6665" calcext:value-type="float">
            <text:p>36666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07" calcext:value-type="float">
            <text:p>907</text:p>
          </table:table-cell>
          <table:table-cell/>
          <table:table-cell table:style-name="ce4" office:value-type="string" calcext:value-type="string">
            <text:p>1,37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1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769" calcext:value-type="float">
            <text:p>1769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558.2" calcext:value-type="float">
            <text:p>10558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604.4" calcext:value-type="float">
            <text:p>10604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0" calcext:value-type="float">
            <text:p>520</text:p>
          </table:table-cell>
          <table:table-cell/>
          <table:table-cell table:style-name="ce4" office:value-type="float" office:value="60943.1" calcext:value-type="float">
            <text:p>60943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039.3" calcext:value-type="float">
            <text:p>50039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1" calcext:value-type="float">
            <text:p>581</text:p>
          </table:table-cell>
          <table:table-cell/>
          <table:table-cell table:style-name="ce4" office:value-type="float" office:value="365196" calcext:value-type="float">
            <text:p>36519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51133" calcext:value-type="float">
            <text:p>3511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75" calcext:value-type="float">
            <text:p>1175</text:p>
          </table:table-cell>
          <table:table-cell/>
          <table:table-cell table:style-name="ce4" office:value-type="string" calcext:value-type="string">
            <text:p>1,58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52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692" calcext:value-type="float">
            <text:p>269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979.3" calcext:value-type="float">
            <text:p>9979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94.4" calcext:value-type="float">
            <text:p>9494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52510.8" calcext:value-type="float">
            <text:p>52510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930.4" calcext:value-type="float">
            <text:p>52930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2" calcext:value-type="float">
            <text:p>582</text:p>
          </table:table-cell>
          <table:table-cell/>
          <table:table-cell table:style-name="ce4" office:value-type="float" office:value="434814" calcext:value-type="float">
            <text:p>4348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81812" calcext:value-type="float">
            <text:p>3818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07" calcext:value-type="float">
            <text:p>807</text:p>
          </table:table-cell>
          <table:table-cell/>
          <table:table-cell table:style-name="ce4" office:value-type="string" calcext:value-type="string">
            <text:p>1,74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55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794" calcext:value-type="float">
            <text:p>2794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987.2" calcext:value-type="float">
            <text:p>7987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333.5" calcext:value-type="float">
            <text:p>7333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76024.7" calcext:value-type="float">
            <text:p>76024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160.5" calcext:value-type="float">
            <text:p>7016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90" calcext:value-type="float">
            <text:p>590</text:p>
          </table:table-cell>
          <table:table-cell/>
          <table:table-cell table:style-name="ce4" office:value-type="float" office:value="396872" calcext:value-type="float">
            <text:p>39687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0885" calcext:value-type="float">
            <text:p>36088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12" calcext:value-type="float">
            <text:p>1512</text:p>
          </table:table-cell>
          <table:table-cell/>
          <table:table-cell table:style-name="ce4" office:value-type="string" calcext:value-type="string">
            <text:p>1,63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9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989" calcext:value-type="float">
            <text:p>2989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666.2" calcext:value-type="float">
            <text:p>10666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561.9" calcext:value-type="float">
            <text:p>10561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" calcext:value-type="float">
            <text:p>517</text:p>
          </table:table-cell>
          <table:table-cell/>
          <table:table-cell table:style-name="ce4" office:value-type="float" office:value="64553.4" calcext:value-type="float">
            <text:p>64553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8401.1" calcext:value-type="float">
            <text:p>68401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7" calcext:value-type="float">
            <text:p>587</text:p>
          </table:table-cell>
          <table:table-cell/>
          <table:table-cell table:style-name="ce4" office:value-type="float" office:value="362300" calcext:value-type="float">
            <text:p>3623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5621" calcext:value-type="float">
            <text:p>34562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742" calcext:value-type="float">
            <text:p>1742</text:p>
          </table:table-cell>
          <table:table-cell/>
          <table:table-cell table:style-name="ce4" office:value-type="string" calcext:value-type="string">
            <text:p>1,66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53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14" calcext:value-type="float">
            <text:p>2214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956.5" calcext:value-type="float">
            <text:p>10956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350.4" calcext:value-type="float">
            <text:p>10350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3" calcext:value-type="float">
            <text:p>523</text:p>
          </table:table-cell>
          <table:table-cell/>
          <table:table-cell table:style-name="ce4" office:value-type="float" office:value="74920.2" calcext:value-type="float">
            <text:p>74920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6021.8" calcext:value-type="float">
            <text:p>66021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55" calcext:value-type="float">
            <text:p>655</text:p>
          </table:table-cell>
          <table:table-cell/>
          <table:table-cell table:style-name="ce4" office:value-type="float" office:value="296668" calcext:value-type="float">
            <text:p>29666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88208" calcext:value-type="float">
            <text:p>2882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04" calcext:value-type="float">
            <text:p>1304</text:p>
          </table:table-cell>
          <table:table-cell/>
          <table:table-cell table:style-name="ce4" office:value-type="string" calcext:value-type="string">
            <text:p>1,62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58E+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717" calcext:value-type="float">
            <text:p>2717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241.4" calcext:value-type="float">
            <text:p>8241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959.6" calcext:value-type="float">
            <text:p>7959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7" calcext:value-type="float">
            <text:p>527</text:p>
          </table:table-cell>
          <table:table-cell/>
          <table:table-cell table:style-name="ce4" office:value-type="float" office:value="64946.2" calcext:value-type="float">
            <text:p>64946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624.5" calcext:value-type="float">
            <text:p>58624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8" calcext:value-type="float">
            <text:p>598</text:p>
          </table:table-cell>
          <table:table-cell/>
          <table:table-cell table:style-name="ce4" office:value-type="float" office:value="404837" calcext:value-type="float">
            <text:p>40483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8145" calcext:value-type="float">
            <text:p>40814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36" calcext:value-type="float">
            <text:p>1336</text:p>
          </table:table-cell>
          <table:table-cell/>
          <table:table-cell table:style-name="ce4" office:value-type="string" calcext:value-type="string">
            <text:p>1,62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53E+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76" calcext:value-type="float">
            <text:p>1976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252.7" calcext:value-type="float">
            <text:p>11252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415.1" calcext:value-type="float">
            <text:p>11415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55452.4" calcext:value-type="float">
            <text:p>55452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359" calcext:value-type="float">
            <text:p>5535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9" calcext:value-type="float">
            <text:p>579</text:p>
          </table:table-cell>
          <table:table-cell/>
          <table:table-cell table:style-name="ce4" office:value-type="float" office:value="354268" calcext:value-type="float">
            <text:p>35426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7876" calcext:value-type="float">
            <text:p>36787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02" calcext:value-type="float">
            <text:p>1002</text:p>
          </table:table-cell>
          <table:table-cell/>
          <table:table-cell table:style-name="ce4" office:value-type="string" calcext:value-type="string">
            <text:p>1,56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9E+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905" calcext:value-type="float">
            <text:p>1905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619.4" calcext:value-type="float">
            <text:p>7619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619.4" calcext:value-type="float">
            <text:p>7619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1" calcext:value-type="float">
            <text:p>521</text:p>
          </table:table-cell>
          <table:table-cell/>
          <table:table-cell table:style-name="ce4" office:value-type="float" office:value="44047.5" calcext:value-type="float">
            <text:p>44047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6774.7" calcext:value-type="float">
            <text:p>46774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7" calcext:value-type="float">
            <text:p>557</text:p>
          </table:table-cell>
          <table:table-cell/>
          <table:table-cell table:style-name="ce4" office:value-type="float" office:value="369293" calcext:value-type="float">
            <text:p>3692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71936" calcext:value-type="float">
            <text:p>3719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43" calcext:value-type="float">
            <text:p>843</text:p>
          </table:table-cell>
          <table:table-cell/>
          <table:table-cell table:style-name="ce4" office:value-type="string" calcext:value-type="string">
            <text:p>1,77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68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63" calcext:value-type="float">
            <text:p>2063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612.1" calcext:value-type="float">
            <text:p>7612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561.6" calcext:value-type="float">
            <text:p>7561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" calcext:value-type="float">
            <text:p>517</text:p>
          </table:table-cell>
          <table:table-cell/>
          <table:table-cell table:style-name="ce4" office:value-type="float" office:value="46456.5" calcext:value-type="float">
            <text:p>46456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964" calcext:value-type="float">
            <text:p>5696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2" calcext:value-type="float">
            <text:p>602</text:p>
          </table:table-cell>
          <table:table-cell/>
          <table:table-cell table:style-name="ce4" office:value-type="float" office:value="365353" calcext:value-type="float">
            <text:p>3653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1513" calcext:value-type="float">
            <text:p>3515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18" calcext:value-type="float">
            <text:p>1318</text:p>
          </table:table-cell>
          <table:table-cell/>
          <table:table-cell table:style-name="ce4" office:value-type="string" calcext:value-type="string">
            <text:p>1,60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9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928" calcext:value-type="float">
            <text:p>1928</text:p>
          </table:table-cell>
          <table:table-cell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6214.5" calcext:value-type="float">
            <text:p>6214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318.2" calcext:value-type="float">
            <text:p>6318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2" calcext:value-type="float">
            <text:p>512</text:p>
          </table:table-cell>
          <table:table-cell/>
          <table:table-cell table:style-name="ce4" office:value-type="float" office:value="52531.6" calcext:value-type="float">
            <text:p>52531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561.3" calcext:value-type="float">
            <text:p>62561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42" calcext:value-type="float">
            <text:p>642</text:p>
          </table:table-cell>
          <table:table-cell/>
          <table:table-cell table:style-name="ce4" office:value-type="float" office:value="429798" calcext:value-type="float">
            <text:p>42979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2778" calcext:value-type="float">
            <text:p>40277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55" calcext:value-type="float">
            <text:p>955</text:p>
          </table:table-cell>
          <table:table-cell/>
          <table:table-cell table:style-name="ce4" office:value-type="string" calcext:value-type="string">
            <text:p>1,59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53E+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172" calcext:value-type="float">
            <text:p>3172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494.3" calcext:value-type="float">
            <text:p>8494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494.3" calcext:value-type="float">
            <text:p>8494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1" calcext:value-type="float">
            <text:p>521</text:p>
          </table:table-cell>
          <table:table-cell/>
          <table:table-cell table:style-name="ce4" office:value-type="float" office:value="87636.1" calcext:value-type="float">
            <text:p>87636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8605.7" calcext:value-type="float">
            <text:p>88605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3" calcext:value-type="float">
            <text:p>673</text:p>
          </table:table-cell>
          <table:table-cell/>
          <table:table-cell table:style-name="ce4" office:value-type="float" office:value="406009" calcext:value-type="float">
            <text:p>4060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93730" calcext:value-type="float">
            <text:p>3937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32" calcext:value-type="float">
            <text:p>932</text:p>
          </table:table-cell>
          <table:table-cell/>
          <table:table-cell table:style-name="ce4" office:value-type="string" calcext:value-type="string">
            <text:p>1,55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56E+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605.2" calcext:value-type="float">
            <text:p>9605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605.2" calcext:value-type="float">
            <text:p>9605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3" calcext:value-type="float">
            <text:p>523</text:p>
          </table:table-cell>
          <table:table-cell/>
          <table:table-cell table:style-name="ce4" office:value-type="float" office:value="49966.6" calcext:value-type="float">
            <text:p>49966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197.6" calcext:value-type="float">
            <text:p>61197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26" calcext:value-type="float">
            <text:p>626</text:p>
          </table:table-cell>
          <table:table-cell/>
          <table:table-cell table:style-name="ce4" office:value-type="float" office:value="389924" calcext:value-type="float">
            <text:p>3899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88702" calcext:value-type="float">
            <text:p>3887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95" calcext:value-type="float">
            <text:p>995</text:p>
          </table:table-cell>
          <table:table-cell/>
          <table:table-cell table:style-name="ce4" office:value-type="string" calcext:value-type="string">
            <text:p>1,43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0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344" calcext:value-type="float">
            <text:p>2344</text:p>
          </table:table-cell>
          <table:table-cell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886.3" calcext:value-type="float">
            <text:p>9886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886.3" calcext:value-type="float">
            <text:p>9886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" calcext:value-type="float">
            <text:p>517</text:p>
          </table:table-cell>
          <table:table-cell/>
          <table:table-cell table:style-name="ce4" office:value-type="float" office:value="57451.8" calcext:value-type="float">
            <text:p>57451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165.4" calcext:value-type="float">
            <text:p>52165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36" calcext:value-type="float">
            <text:p>636</text:p>
          </table:table-cell>
          <table:table-cell/>
          <table:table-cell table:style-name="ce4" office:value-type="float" office:value="322573" calcext:value-type="float">
            <text:p>32257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9736" calcext:value-type="float">
            <text:p>3197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3" calcext:value-type="float">
            <text:p>813</text:p>
          </table:table-cell>
          <table:table-cell/>
          <table:table-cell table:style-name="ce4" office:value-type="string" calcext:value-type="string">
            <text:p>1,52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50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1" calcext:value-type="float">
            <text:p>218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126.5" calcext:value-type="float">
            <text:p>7126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126.5" calcext:value-type="float">
            <text:p>7126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2" calcext:value-type="float">
            <text:p>552</text:p>
          </table:table-cell>
          <table:table-cell/>
          <table:table-cell table:style-name="ce4" office:value-type="float" office:value="40592.9" calcext:value-type="float">
            <text:p>40592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696.7" calcext:value-type="float">
            <text:p>40696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2" calcext:value-type="float">
            <text:p>592</text:p>
          </table:table-cell>
          <table:table-cell/>
          <table:table-cell table:style-name="ce4" office:value-type="float" office:value="412543" calcext:value-type="float">
            <text:p>41254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87640" calcext:value-type="float">
            <text:p>3876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31" calcext:value-type="float">
            <text:p>931</text:p>
          </table:table-cell>
          <table:table-cell/>
          <table:table-cell table:style-name="ce4" office:value-type="string" calcext:value-type="string">
            <text:p>1,52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3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540" calcext:value-type="float">
            <text:p>2540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829" calcext:value-type="float">
            <text:p>88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437.4" calcext:value-type="float">
            <text:p>8437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4" calcext:value-type="float">
            <text:p>524</text:p>
          </table:table-cell>
          <table:table-cell/>
          <table:table-cell table:style-name="ce4" office:value-type="float" office:value="78613.9" calcext:value-type="float">
            <text:p>78613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6069" calcext:value-type="float">
            <text:p>6606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36" calcext:value-type="float">
            <text:p>736</text:p>
          </table:table-cell>
          <table:table-cell/>
          <table:table-cell table:style-name="ce4" office:value-type="float" office:value="360943" calcext:value-type="float">
            <text:p>36094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81641" calcext:value-type="float">
            <text:p>3816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02" calcext:value-type="float">
            <text:p>1002</text:p>
          </table:table-cell>
          <table:table-cell/>
          <table:table-cell table:style-name="ce4" office:value-type="string" calcext:value-type="string">
            <text:p>1,53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54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517" calcext:value-type="float">
            <text:p>2517</text:p>
          </table:table-cell>
          <table:table-cell/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622.6" calcext:value-type="float">
            <text:p>7622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634.4" calcext:value-type="float">
            <text:p>7634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8" calcext:value-type="float">
            <text:p>508</text:p>
          </table:table-cell>
          <table:table-cell/>
          <table:table-cell table:style-name="ce4" office:value-type="float" office:value="54959" calcext:value-type="float">
            <text:p>5495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027.1" calcext:value-type="float">
            <text:p>50027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0" calcext:value-type="float">
            <text:p>560</text:p>
          </table:table-cell>
          <table:table-cell/>
          <table:table-cell table:style-name="ce4" office:value-type="float" office:value="398538" calcext:value-type="float">
            <text:p>3985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76820" calcext:value-type="float">
            <text:p>3768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02" calcext:value-type="float">
            <text:p>802</text:p>
          </table:table-cell>
          <table:table-cell/>
          <table:table-cell table:style-name="ce4" office:value-type="string" calcext:value-type="string">
            <text:p>1,30E+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2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32" calcext:value-type="float">
            <text:p>1532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286.1" calcext:value-type="float">
            <text:p>9286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637.7" calcext:value-type="float">
            <text:p>8637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0" calcext:value-type="float">
            <text:p>510</text:p>
          </table:table-cell>
          <table:table-cell/>
          <table:table-cell table:style-name="ce4" office:value-type="float" office:value="109508" calcext:value-type="float">
            <text:p>1095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549.4" calcext:value-type="float">
            <text:p>55549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3" calcext:value-type="float">
            <text:p>703</text:p>
          </table:table-cell>
          <table:table-cell/>
          <table:table-cell table:style-name="ce4" office:value-type="float" office:value="283340" calcext:value-type="float">
            <text:p>2833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3836" calcext:value-type="float">
            <text:p>2938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82" calcext:value-type="float">
            <text:p>882</text:p>
          </table:table-cell>
          <table:table-cell/>
          <table:table-cell table:style-name="ce4" office:value-type="string" calcext:value-type="string">
            <text:p>1,27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8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672" calcext:value-type="float">
            <text:p>267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6140.7" calcext:value-type="float">
            <text:p>614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40.7" calcext:value-type="float">
            <text:p>614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8" calcext:value-type="float">
            <text:p>518</text:p>
          </table:table-cell>
          <table:table-cell/>
          <table:table-cell table:style-name="ce4" office:value-type="float" office:value="51661.5" calcext:value-type="float">
            <text:p>51661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077.9" calcext:value-type="float">
            <text:p>50077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4" calcext:value-type="float">
            <text:p>554</text:p>
          </table:table-cell>
          <table:table-cell/>
          <table:table-cell table:style-name="ce4" office:value-type="float" office:value="296710" calcext:value-type="float">
            <text:p>2967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0826" calcext:value-type="float">
            <text:p>2908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55" calcext:value-type="float">
            <text:p>955</text:p>
          </table:table-cell>
          <table:table-cell/>
          <table:table-cell table:style-name="ce4" office:value-type="string" calcext:value-type="string">
            <text:p>1,23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9E+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54" calcext:value-type="float">
            <text:p>1654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510.7" calcext:value-type="float">
            <text:p>951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326.1" calcext:value-type="float">
            <text:p>9326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1" calcext:value-type="float">
            <text:p>521</text:p>
          </table:table-cell>
          <table:table-cell/>
          <table:table-cell table:style-name="ce4" office:value-type="float" office:value="55781" calcext:value-type="float">
            <text:p>5578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9240.1" calcext:value-type="float">
            <text:p>6924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7" calcext:value-type="float">
            <text:p>587</text:p>
          </table:table-cell>
          <table:table-cell/>
          <table:table-cell table:style-name="ce4" office:value-type="float" office:value="273099" calcext:value-type="float">
            <text:p>27309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60544" calcext:value-type="float">
            <text:p>26054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03" calcext:value-type="float">
            <text:p>1503</text:p>
          </table:table-cell>
          <table:table-cell/>
          <table:table-cell table:style-name="ce4" office:value-type="string" calcext:value-type="string">
            <text:p>1,13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8E+1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348" calcext:value-type="float">
            <text:p>4348</text:p>
          </table:table-cell>
          <table:table-cell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6" calcext:value-type="float">
            <text:p>116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063.3" calcext:value-type="float">
            <text:p>7063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925.3" calcext:value-type="float">
            <text:p>6925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8" calcext:value-type="float">
            <text:p>508</text:p>
          </table:table-cell>
          <table:table-cell/>
          <table:table-cell table:style-name="ce4" office:value-type="float" office:value="84646.7" calcext:value-type="float">
            <text:p>84646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997.7" calcext:value-type="float">
            <text:p>58997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2" calcext:value-type="float">
            <text:p>572</text:p>
          </table:table-cell>
          <table:table-cell/>
          <table:table-cell table:style-name="ce4" office:value-type="float" office:value="327476" calcext:value-type="float">
            <text:p>32747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9297" calcext:value-type="float">
            <text:p>32929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02" calcext:value-type="float">
            <text:p>902</text:p>
          </table:table-cell>
          <table:table-cell/>
          <table:table-cell table:style-name="ce4" office:value-type="string" calcext:value-type="string">
            <text:p>1,21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9E+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333.3" calcext:value-type="float">
            <text:p>9333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333.3" calcext:value-type="float">
            <text:p>9333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8" calcext:value-type="float">
            <text:p>518</text:p>
          </table:table-cell>
          <table:table-cell/>
          <table:table-cell table:style-name="ce4" office:value-type="float" office:value="56651.3" calcext:value-type="float">
            <text:p>56651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174" calcext:value-type="float">
            <text:p>541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1" calcext:value-type="float">
            <text:p>621</text:p>
          </table:table-cell>
          <table:table-cell/>
          <table:table-cell table:style-name="ce4" office:value-type="float" office:value="282822" calcext:value-type="float">
            <text:p>2828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8322" calcext:value-type="float">
            <text:p>2783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35" calcext:value-type="float">
            <text:p>835</text:p>
          </table:table-cell>
          <table:table-cell/>
          <table:table-cell table:style-name="ce4" office:value-type="string" calcext:value-type="string">
            <text:p>1,24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17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558" calcext:value-type="float">
            <text:p>2558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149.7" calcext:value-type="float">
            <text:p>10149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432.6" calcext:value-type="float">
            <text:p>10432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8" calcext:value-type="float">
            <text:p>508</text:p>
          </table:table-cell>
          <table:table-cell/>
          <table:table-cell table:style-name="ce4" office:value-type="float" office:value="56764.8" calcext:value-type="float">
            <text:p>56764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585.4" calcext:value-type="float">
            <text:p>60585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4" calcext:value-type="float">
            <text:p>594</text:p>
          </table:table-cell>
          <table:table-cell/>
          <table:table-cell table:style-name="ce4" office:value-type="float" office:value="314316" calcext:value-type="float">
            <text:p>3143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6540" calcext:value-type="float">
            <text:p>3365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76" calcext:value-type="float">
            <text:p>876</text:p>
          </table:table-cell>
          <table:table-cell/>
          <table:table-cell table:style-name="ce4" office:value-type="string" calcext:value-type="string">
            <text:p>1,32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7E+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369" calcext:value-type="float">
            <text:p>3369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467.1" calcext:value-type="float">
            <text:p>7467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467.1" calcext:value-type="float">
            <text:p>8467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7" calcext:value-type="float">
            <text:p>507</text:p>
          </table:table-cell>
          <table:table-cell/>
          <table:table-cell table:style-name="ce4" office:value-type="float" office:value="52292.6" calcext:value-type="float">
            <text:p>52292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1274" calcext:value-type="float">
            <text:p>11127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90" calcext:value-type="float">
            <text:p>590</text:p>
          </table:table-cell>
          <table:table-cell/>
          <table:table-cell table:style-name="ce4" office:value-type="float" office:value="346540" calcext:value-type="float">
            <text:p>3465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0588" calcext:value-type="float">
            <text:p>33058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37" calcext:value-type="float">
            <text:p>837</text:p>
          </table:table-cell>
          <table:table-cell/>
          <table:table-cell table:style-name="ce4" office:value-type="string" calcext:value-type="string">
            <text:p>1,36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0E+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994" calcext:value-type="float">
            <text:p>2994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032.1" calcext:value-type="float">
            <text:p>11032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302.8" calcext:value-type="float">
            <text:p>11302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58809" calcext:value-type="float">
            <text:p>5880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846.1" calcext:value-type="float">
            <text:p>56846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5" calcext:value-type="float">
            <text:p>565</text:p>
          </table:table-cell>
          <table:table-cell/>
          <table:table-cell table:style-name="ce4" office:value-type="float" office:value="293249" calcext:value-type="float">
            <text:p>2932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0771" calcext:value-type="float">
            <text:p>29077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75" calcext:value-type="float">
            <text:p>1175</text:p>
          </table:table-cell>
          <table:table-cell/>
          <table:table-cell table:style-name="ce4" office:value-type="string" calcext:value-type="string">
            <text:p>1,22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4E+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653" calcext:value-type="float">
            <text:p>4653</text:p>
          </table:table-cell>
          <table:table-cell/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858.3" calcext:value-type="float">
            <text:p>7858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503.1" calcext:value-type="float">
            <text:p>8503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7" calcext:value-type="float">
            <text:p>527</text:p>
          </table:table-cell>
          <table:table-cell/>
          <table:table-cell table:style-name="ce4" office:value-type="float" office:value="43063.9" calcext:value-type="float">
            <text:p>43063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6937.4" calcext:value-type="float">
            <text:p>46937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1" calcext:value-type="float">
            <text:p>591</text:p>
          </table:table-cell>
          <table:table-cell/>
          <table:table-cell table:style-name="ce4" office:value-type="float" office:value="318381" calcext:value-type="float">
            <text:p>31838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4676" calcext:value-type="float">
            <text:p>32467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33" calcext:value-type="float">
            <text:p>1333</text:p>
          </table:table-cell>
          <table:table-cell/>
          <table:table-cell table:style-name="ce4" office:value-type="string" calcext:value-type="string">
            <text:p>1,30E+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1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79" calcext:value-type="float">
            <text:p>1479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228.2" calcext:value-type="float">
            <text:p>10228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228.2" calcext:value-type="float">
            <text:p>10228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4" calcext:value-type="float">
            <text:p>514</text:p>
          </table:table-cell>
          <table:table-cell/>
          <table:table-cell table:style-name="ce4" office:value-type="float" office:value="58374.2" calcext:value-type="float">
            <text:p>58374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364.1" calcext:value-type="float">
            <text:p>54364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4" calcext:value-type="float">
            <text:p>584</text:p>
          </table:table-cell>
          <table:table-cell/>
          <table:table-cell table:style-name="ce4" office:value-type="float" office:value="372570" calcext:value-type="float">
            <text:p>37257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7103" calcext:value-type="float">
            <text:p>3171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75" calcext:value-type="float">
            <text:p>875</text:p>
          </table:table-cell>
          <table:table-cell/>
          <table:table-cell table:style-name="ce4" office:value-type="string" calcext:value-type="string">
            <text:p>1,16E+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9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226" calcext:value-type="float">
            <text:p>2226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373.4" calcext:value-type="float">
            <text:p>10373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346.4" calcext:value-type="float">
            <text:p>10346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2" calcext:value-type="float">
            <text:p>512</text:p>
          </table:table-cell>
          <table:table-cell/>
          <table:table-cell table:style-name="ce4" office:value-type="float" office:value="48298.2" calcext:value-type="float">
            <text:p>48298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8999.1" calcext:value-type="float">
            <text:p>48999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1" calcext:value-type="float">
            <text:p>701</text:p>
          </table:table-cell>
          <table:table-cell/>
          <table:table-cell table:style-name="ce4" office:value-type="float" office:value="369268" calcext:value-type="float">
            <text:p>36926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3166" calcext:value-type="float">
            <text:p>40316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89" calcext:value-type="float">
            <text:p>1489</text:p>
          </table:table-cell>
          <table:table-cell/>
          <table:table-cell table:style-name="ce4" office:value-type="string" calcext:value-type="string">
            <text:p>1,31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5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606" calcext:value-type="float">
            <text:p>2606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521.4" calcext:value-type="float">
            <text:p>11521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521.4" calcext:value-type="float">
            <text:p>11521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61792.7" calcext:value-type="float">
            <text:p>61792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063.8" calcext:value-type="float">
            <text:p>60063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15" calcext:value-type="float">
            <text:p>715</text:p>
          </table:table-cell>
          <table:table-cell/>
          <table:table-cell table:style-name="ce4" office:value-type="float" office:value="299412" calcext:value-type="float">
            <text:p>2994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6566" calcext:value-type="float">
            <text:p>29656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81" calcext:value-type="float">
            <text:p>1081</text:p>
          </table:table-cell>
          <table:table-cell/>
          <table:table-cell table:style-name="ce4" office:value-type="string" calcext:value-type="string">
            <text:p>1,12E+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07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194" calcext:value-type="float">
            <text:p>2194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524" calcext:value-type="float">
            <text:p>105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524" calcext:value-type="float">
            <text:p>105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68034.3" calcext:value-type="float">
            <text:p>68034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2530" calcext:value-type="float">
            <text:p>725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3" calcext:value-type="float">
            <text:p>573</text:p>
          </table:table-cell>
          <table:table-cell/>
          <table:table-cell table:style-name="ce4" office:value-type="float" office:value="372116" calcext:value-type="float">
            <text:p>3721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99847" calcext:value-type="float">
            <text:p>39984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83" calcext:value-type="float">
            <text:p>1483</text:p>
          </table:table-cell>
          <table:table-cell/>
          <table:table-cell table:style-name="ce4" office:value-type="string" calcext:value-type="string">
            <text:p>1,34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1E+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562" calcext:value-type="float">
            <text:p>2562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2552.2" calcext:value-type="float">
            <text:p>12552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233.1" calcext:value-type="float">
            <text:p>13233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1" calcext:value-type="float">
            <text:p>521</text:p>
          </table:table-cell>
          <table:table-cell/>
          <table:table-cell table:style-name="ce4" office:value-type="float" office:value="70477.2" calcext:value-type="float">
            <text:p>70477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870.8" calcext:value-type="float">
            <text:p>56870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7" calcext:value-type="float">
            <text:p>577</text:p>
          </table:table-cell>
          <table:table-cell/>
          <table:table-cell table:style-name="ce4" office:value-type="float" office:value="259506" calcext:value-type="float">
            <text:p>25950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2563" calcext:value-type="float">
            <text:p>26256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76" calcext:value-type="float">
            <text:p>776</text:p>
          </table:table-cell>
          <table:table-cell/>
          <table:table-cell table:style-name="ce4" office:value-type="string" calcext:value-type="string">
            <text:p>1,29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3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01" calcext:value-type="float">
            <text:p>230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333" calcext:value-type="float">
            <text:p>103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880.9" calcext:value-type="float">
            <text:p>9880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0" calcext:value-type="float">
            <text:p>510</text:p>
          </table:table-cell>
          <table:table-cell/>
          <table:table-cell table:style-name="ce4" office:value-type="float" office:value="58456.8" calcext:value-type="float">
            <text:p>58456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262.9" calcext:value-type="float">
            <text:p>56262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34" calcext:value-type="float">
            <text:p>734</text:p>
          </table:table-cell>
          <table:table-cell/>
          <table:table-cell table:style-name="ce4" office:value-type="float" office:value="316976" calcext:value-type="float">
            <text:p>31697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2391" calcext:value-type="float">
            <text:p>29239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41" calcext:value-type="float">
            <text:p>1341</text:p>
          </table:table-cell>
          <table:table-cell/>
          <table:table-cell table:style-name="ce4" office:value-type="string" calcext:value-type="string">
            <text:p>1,37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4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926" calcext:value-type="float">
            <text:p>1926</text:p>
          </table:table-cell>
          <table:table-cell/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2622.2" calcext:value-type="float">
            <text:p>12622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274" calcext:value-type="float">
            <text:p>122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8" calcext:value-type="float">
            <text:p>518</text:p>
          </table:table-cell>
          <table:table-cell/>
          <table:table-cell table:style-name="ce4" office:value-type="float" office:value="54788.3" calcext:value-type="float">
            <text:p>54788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671.6" calcext:value-type="float">
            <text:p>54671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4" calcext:value-type="float">
            <text:p>624</text:p>
          </table:table-cell>
          <table:table-cell/>
          <table:table-cell table:style-name="ce4" office:value-type="float" office:value="409653" calcext:value-type="float">
            <text:p>4096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6706" calcext:value-type="float">
            <text:p>4067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64" calcext:value-type="float">
            <text:p>1164</text:p>
          </table:table-cell>
          <table:table-cell/>
          <table:table-cell table:style-name="ce4" office:value-type="string" calcext:value-type="string">
            <text:p>1,29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5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26" calcext:value-type="float">
            <text:p>1926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017.5" calcext:value-type="float">
            <text:p>11017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017.5" calcext:value-type="float">
            <text:p>11017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9" calcext:value-type="float">
            <text:p>509</text:p>
          </table:table-cell>
          <table:table-cell/>
          <table:table-cell table:style-name="ce4" office:value-type="float" office:value="44186" calcext:value-type="float">
            <text:p>441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3085.8" calcext:value-type="float">
            <text:p>43085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0" calcext:value-type="float">
            <text:p>560</text:p>
          </table:table-cell>
          <table:table-cell/>
          <table:table-cell table:style-name="ce4" office:value-type="float" office:value="363275" calcext:value-type="float">
            <text:p>3632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4078" calcext:value-type="float">
            <text:p>36407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60" calcext:value-type="float">
            <text:p>1660</text:p>
          </table:table-cell>
          <table:table-cell/>
          <table:table-cell table:style-name="ce4" office:value-type="string" calcext:value-type="string">
            <text:p>1,47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9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534" calcext:value-type="float">
            <text:p>2534</text:p>
          </table:table-cell>
          <table:table-cell/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59" calcext:value-type="float">
            <text:p>59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797.9" calcext:value-type="float">
            <text:p>9797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343.7" calcext:value-type="float">
            <text:p>10343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8" calcext:value-type="float">
            <text:p>508</text:p>
          </table:table-cell>
          <table:table-cell/>
          <table:table-cell table:style-name="ce4" office:value-type="float" office:value="70776.8" calcext:value-type="float">
            <text:p>70776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6334.5" calcext:value-type="float">
            <text:p>66334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4" calcext:value-type="float">
            <text:p>574</text:p>
          </table:table-cell>
          <table:table-cell/>
          <table:table-cell table:style-name="ce4" office:value-type="float" office:value="374674" calcext:value-type="float">
            <text:p>37467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6620" calcext:value-type="float">
            <text:p>3666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08" calcext:value-type="float">
            <text:p>1508</text:p>
          </table:table-cell>
          <table:table-cell/>
          <table:table-cell table:style-name="ce4" office:value-type="string" calcext:value-type="string">
            <text:p>1,33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31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296" calcext:value-type="float">
            <text:p>2296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2113.7" calcext:value-type="float">
            <text:p>12113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113.7" calcext:value-type="float">
            <text:p>12113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5" calcext:value-type="float">
            <text:p>505</text:p>
          </table:table-cell>
          <table:table-cell/>
          <table:table-cell table:style-name="ce4" office:value-type="float" office:value="60905.8" calcext:value-type="float">
            <text:p>60905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329.4" calcext:value-type="float">
            <text:p>60329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5" calcext:value-type="float">
            <text:p>565</text:p>
          </table:table-cell>
          <table:table-cell/>
          <table:table-cell table:style-name="ce4" office:value-type="float" office:value="330385" calcext:value-type="float">
            <text:p>33038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3513" calcext:value-type="float">
            <text:p>3335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04" calcext:value-type="float">
            <text:p>804</text:p>
          </table:table-cell>
          <table:table-cell/>
          <table:table-cell table:style-name="ce4" office:value-type="string" calcext:value-type="string">
            <text:p>1,37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8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19" calcext:value-type="float">
            <text:p>2419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596" calcext:value-type="float">
            <text:p>959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596" calcext:value-type="float">
            <text:p>959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7" calcext:value-type="float">
            <text:p>567</text:p>
          </table:table-cell>
          <table:table-cell/>
          <table:table-cell table:style-name="ce4" office:value-type="float" office:value="52834.8" calcext:value-type="float">
            <text:p>52834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5426.3" calcext:value-type="float">
            <text:p>65426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28" calcext:value-type="float">
            <text:p>1128</text:p>
          </table:table-cell>
          <table:table-cell/>
          <table:table-cell table:style-name="ce4" office:value-type="float" office:value="344569" calcext:value-type="float">
            <text:p>3445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0899" calcext:value-type="float">
            <text:p>35089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75" calcext:value-type="float">
            <text:p>1075</text:p>
          </table:table-cell>
          <table:table-cell/>
          <table:table-cell table:style-name="ce4" office:value-type="string" calcext:value-type="string">
            <text:p>1,58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34E+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972" calcext:value-type="float">
            <text:p>2972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625.4" calcext:value-type="float">
            <text:p>9625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620.5" calcext:value-type="float">
            <text:p>962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2" calcext:value-type="float">
            <text:p>512</text:p>
          </table:table-cell>
          <table:table-cell/>
          <table:table-cell table:style-name="ce4" office:value-type="float" office:value="73578.1" calcext:value-type="float">
            <text:p>73578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682.6" calcext:value-type="float">
            <text:p>67682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2" calcext:value-type="float">
            <text:p>602</text:p>
          </table:table-cell>
          <table:table-cell/>
          <table:table-cell table:style-name="ce4" office:value-type="float" office:value="312608" calcext:value-type="float">
            <text:p>3126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9766" calcext:value-type="float">
            <text:p>31976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54" calcext:value-type="float">
            <text:p>1154</text:p>
          </table:table-cell>
          <table:table-cell/>
          <table:table-cell table:style-name="ce4" office:value-type="string" calcext:value-type="string">
            <text:p>1,40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4E+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238" calcext:value-type="float">
            <text:p>3238</text:p>
          </table:table-cell>
          <table:table-cell/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362.8" calcext:value-type="float">
            <text:p>10362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362.8" calcext:value-type="float">
            <text:p>10362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2" calcext:value-type="float">
            <text:p>512</text:p>
          </table:table-cell>
          <table:table-cell/>
          <table:table-cell table:style-name="ce4" office:value-type="float" office:value="46163.8" calcext:value-type="float">
            <text:p>46163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8792.7" calcext:value-type="float">
            <text:p>48792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3" calcext:value-type="float">
            <text:p>553</text:p>
          </table:table-cell>
          <table:table-cell/>
          <table:table-cell table:style-name="ce4" office:value-type="float" office:value="352954" calcext:value-type="float">
            <text:p>3529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7408" calcext:value-type="float">
            <text:p>3374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25" calcext:value-type="float">
            <text:p>1025</text:p>
          </table:table-cell>
          <table:table-cell/>
          <table:table-cell table:style-name="ce4" office:value-type="string" calcext:value-type="string">
            <text:p>1,38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33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1" calcext:value-type="float">
            <text:p>2281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2859.7" calcext:value-type="float">
            <text:p>12859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923.6" calcext:value-type="float">
            <text:p>11923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4" calcext:value-type="float">
            <text:p>524</text:p>
          </table:table-cell>
          <table:table-cell/>
          <table:table-cell table:style-name="ce4" office:value-type="float" office:value="59267.9" calcext:value-type="float">
            <text:p>59267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319.8" calcext:value-type="float">
            <text:p>57319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3" calcext:value-type="float">
            <text:p>563</text:p>
          </table:table-cell>
          <table:table-cell/>
          <table:table-cell table:style-name="ce4" office:value-type="float" office:value="290687" calcext:value-type="float">
            <text:p>2906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8991" calcext:value-type="float">
            <text:p>29899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71" calcext:value-type="float">
            <text:p>871</text:p>
          </table:table-cell>
          <table:table-cell/>
          <table:table-cell table:style-name="ce4" office:value-type="string" calcext:value-type="string">
            <text:p>1,31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5E+0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09" calcext:value-type="float">
            <text:p>2409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5805" calcext:value-type="float">
            <text:p>58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121.2" calcext:value-type="float">
            <text:p>6121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8" calcext:value-type="float">
            <text:p>508</text:p>
          </table:table-cell>
          <table:table-cell/>
          <table:table-cell table:style-name="ce4" office:value-type="float" office:value="42729.8" calcext:value-type="float">
            <text:p>42729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2150.9" calcext:value-type="float">
            <text:p>42150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1" calcext:value-type="float">
            <text:p>601</text:p>
          </table:table-cell>
          <table:table-cell/>
          <table:table-cell table:style-name="ce4" office:value-type="float" office:value="358752" calcext:value-type="float">
            <text:p>3587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72780" calcext:value-type="float">
            <text:p>37278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53" calcext:value-type="float">
            <text:p>1353</text:p>
          </table:table-cell>
          <table:table-cell/>
          <table:table-cell table:style-name="ce4" office:value-type="string" calcext:value-type="string">
            <text:p>1,39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32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2" calcext:value-type="float">
            <text:p>2142</text:p>
          </table:table-cell>
          <table:table-cell/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327.8" calcext:value-type="float">
            <text:p>10327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313" calcext:value-type="float">
            <text:p>113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2" calcext:value-type="float">
            <text:p>512</text:p>
          </table:table-cell>
          <table:table-cell/>
          <table:table-cell table:style-name="ce4" office:value-type="float" office:value="51649.9" calcext:value-type="float">
            <text:p>51649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084.7" calcext:value-type="float">
            <text:p>52084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7" calcext:value-type="float">
            <text:p>567</text:p>
          </table:table-cell>
          <table:table-cell/>
          <table:table-cell table:style-name="ce4" office:value-type="float" office:value="354573" calcext:value-type="float">
            <text:p>35457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0553" calcext:value-type="float">
            <text:p>3605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48" calcext:value-type="float">
            <text:p>848</text:p>
          </table:table-cell>
          <table:table-cell/>
          <table:table-cell table:style-name="ce4" office:value-type="string" calcext:value-type="string">
            <text:p>1,33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8E+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688" calcext:value-type="float">
            <text:p>2688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137" calcext:value-type="float">
            <text:p>913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659.6" calcext:value-type="float">
            <text:p>9659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9" calcext:value-type="float">
            <text:p>529</text:p>
          </table:table-cell>
          <table:table-cell/>
          <table:table-cell table:style-name="ce4" office:value-type="float" office:value="59758.8" calcext:value-type="float">
            <text:p>59758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971.9" calcext:value-type="float">
            <text:p>57971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8" calcext:value-type="float">
            <text:p>598</text:p>
          </table:table-cell>
          <table:table-cell/>
          <table:table-cell table:style-name="ce4" office:value-type="float" office:value="335352" calcext:value-type="float">
            <text:p>3353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7430" calcext:value-type="float">
            <text:p>3374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9" calcext:value-type="float">
            <text:p>879</text:p>
          </table:table-cell>
          <table:table-cell/>
          <table:table-cell table:style-name="ce4" office:value-type="string" calcext:value-type="string">
            <text:p>1,47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37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24" calcext:value-type="float">
            <text:p>1824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6448.4" calcext:value-type="float">
            <text:p>6448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16.5" calcext:value-type="float">
            <text:p>6716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4" calcext:value-type="float">
            <text:p>554</text:p>
          </table:table-cell>
          <table:table-cell/>
          <table:table-cell table:style-name="ce4" office:value-type="float" office:value="61560" calcext:value-type="float">
            <text:p>615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3391.3" calcext:value-type="float">
            <text:p>63391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2" calcext:value-type="float">
            <text:p>562</text:p>
          </table:table-cell>
          <table:table-cell/>
          <table:table-cell table:style-name="ce4" office:value-type="float" office:value="321891" calcext:value-type="float">
            <text:p>32189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8633" calcext:value-type="float">
            <text:p>3086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56" calcext:value-type="float">
            <text:p>1056</text:p>
          </table:table-cell>
          <table:table-cell/>
          <table:table-cell table:style-name="ce4" office:value-type="string" calcext:value-type="string">
            <text:p>1,46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4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770.9" calcext:value-type="float">
            <text:p>10770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483.4" calcext:value-type="float">
            <text:p>10483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59582.8" calcext:value-type="float">
            <text:p>59582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715.5" calcext:value-type="float">
            <text:p>50715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6" calcext:value-type="float">
            <text:p>576</text:p>
          </table:table-cell>
          <table:table-cell/>
          <table:table-cell table:style-name="ce4" office:value-type="float" office:value="310418" calcext:value-type="float">
            <text:p>3104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7568" calcext:value-type="float">
            <text:p>31756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40" calcext:value-type="float">
            <text:p>1140</text:p>
          </table:table-cell>
          <table:table-cell/>
          <table:table-cell table:style-name="ce4" office:value-type="string" calcext:value-type="string">
            <text:p>1,45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0E+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152" calcext:value-type="float">
            <text:p>415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6754.9" calcext:value-type="float">
            <text:p>6754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54.9" calcext:value-type="float">
            <text:p>6754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" calcext:value-type="float">
            <text:p>517</text:p>
          </table:table-cell>
          <table:table-cell/>
          <table:table-cell table:style-name="ce4" office:value-type="float" office:value="65098.9" calcext:value-type="float">
            <text:p>65098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3378.9" calcext:value-type="float">
            <text:p>63378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81" calcext:value-type="float">
            <text:p>1081</text:p>
          </table:table-cell>
          <table:table-cell/>
          <table:table-cell table:style-name="ce4" office:value-type="float" office:value="364134" calcext:value-type="float">
            <text:p>3641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55947" calcext:value-type="float">
            <text:p>35594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01" calcext:value-type="float">
            <text:p>901</text:p>
          </table:table-cell>
          <table:table-cell/>
          <table:table-cell table:style-name="ce4" office:value-type="string" calcext:value-type="string">
            <text:p>1,33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6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3" calcext:value-type="float">
            <text:p>2033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251.6" calcext:value-type="float">
            <text:p>11251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251.6" calcext:value-type="float">
            <text:p>11251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44336.8" calcext:value-type="float">
            <text:p>44336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191.8" calcext:value-type="float">
            <text:p>42191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62" calcext:value-type="float">
            <text:p>1262</text:p>
          </table:table-cell>
          <table:table-cell/>
          <table:table-cell table:style-name="ce4" office:value-type="float" office:value="337634" calcext:value-type="float">
            <text:p>3376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5852" calcext:value-type="float">
            <text:p>3458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27" calcext:value-type="float">
            <text:p>927</text:p>
          </table:table-cell>
          <table:table-cell/>
          <table:table-cell table:style-name="ce4" office:value-type="string" calcext:value-type="string">
            <text:p>1,46E+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2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56" calcext:value-type="float">
            <text:p>1856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094" calcext:value-type="float">
            <text:p>709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655" calcext:value-type="float">
            <text:p>665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4" calcext:value-type="float">
            <text:p>514</text:p>
          </table:table-cell>
          <table:table-cell/>
          <table:table-cell table:style-name="ce4" office:value-type="float" office:value="54333" calcext:value-type="float">
            <text:p>543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881.1" calcext:value-type="float">
            <text:p>62881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43" calcext:value-type="float">
            <text:p>643</text:p>
          </table:table-cell>
          <table:table-cell/>
          <table:table-cell table:style-name="ce4" office:value-type="float" office:value="354983" calcext:value-type="float">
            <text:p>3549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1869" calcext:value-type="float">
            <text:p>32186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77" calcext:value-type="float">
            <text:p>877</text:p>
          </table:table-cell>
          <table:table-cell/>
          <table:table-cell table:style-name="ce4" office:value-type="string" calcext:value-type="string">
            <text:p>1,36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6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4" calcext:value-type="float">
            <text:p>2284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233.4" calcext:value-type="float">
            <text:p>8233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247.8" calcext:value-type="float">
            <text:p>8247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43168.3" calcext:value-type="float">
            <text:p>43168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5140.6" calcext:value-type="float">
            <text:p>85140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5" calcext:value-type="float">
            <text:p>755</text:p>
          </table:table-cell>
          <table:table-cell/>
          <table:table-cell table:style-name="ce4" office:value-type="float" office:value="402275" calcext:value-type="float">
            <text:p>4022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78940" calcext:value-type="float">
            <text:p>3789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77" calcext:value-type="float">
            <text:p>977</text:p>
          </table:table-cell>
          <table:table-cell/>
          <table:table-cell table:style-name="ce4" office:value-type="string" calcext:value-type="string">
            <text:p>1,30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5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8" calcext:value-type="float">
            <text:p>2238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005.3" calcext:value-type="float">
            <text:p>9005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882.6" calcext:value-type="float">
            <text:p>8882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1" calcext:value-type="float">
            <text:p>511</text:p>
          </table:table-cell>
          <table:table-cell/>
          <table:table-cell table:style-name="ce4" office:value-type="float" office:value="105348" calcext:value-type="float">
            <text:p>10534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927" calcext:value-type="float">
            <text:p>5492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21" calcext:value-type="float">
            <text:p>621</text:p>
          </table:table-cell>
          <table:table-cell/>
          <table:table-cell table:style-name="ce4" office:value-type="float" office:value="315200" calcext:value-type="float">
            <text:p>3152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7094" calcext:value-type="float">
            <text:p>32709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53" calcext:value-type="float">
            <text:p>1253</text:p>
          </table:table-cell>
          <table:table-cell/>
          <table:table-cell table:style-name="ce4" office:value-type="string" calcext:value-type="string">
            <text:p>1,46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37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3" calcext:value-type="float">
            <text:p>208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776.7" calcext:value-type="float">
            <text:p>10776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822.2" calcext:value-type="float">
            <text:p>10822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9" calcext:value-type="float">
            <text:p>509</text:p>
          </table:table-cell>
          <table:table-cell/>
          <table:table-cell table:style-name="ce4" office:value-type="float" office:value="59365.8" calcext:value-type="float">
            <text:p>59365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840.2" calcext:value-type="float">
            <text:p>54840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3" calcext:value-type="float">
            <text:p>593</text:p>
          </table:table-cell>
          <table:table-cell/>
          <table:table-cell table:style-name="ce4" office:value-type="float" office:value="349526" calcext:value-type="float">
            <text:p>34952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6673" calcext:value-type="float">
            <text:p>33667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12" calcext:value-type="float">
            <text:p>1212</text:p>
          </table:table-cell>
          <table:table-cell/>
          <table:table-cell table:style-name="ce4" office:value-type="string" calcext:value-type="string">
            <text:p>1,46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5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45" calcext:value-type="float">
            <text:p>2245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917.9" calcext:value-type="float">
            <text:p>9917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17.9" calcext:value-type="float">
            <text:p>9917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0" calcext:value-type="float">
            <text:p>520</text:p>
          </table:table-cell>
          <table:table-cell/>
          <table:table-cell table:style-name="ce4" office:value-type="float" office:value="64011" calcext:value-type="float">
            <text:p>640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117.2" calcext:value-type="float">
            <text:p>67117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56" calcext:value-type="float">
            <text:p>856</text:p>
          </table:table-cell>
          <table:table-cell/>
          <table:table-cell table:style-name="ce4" office:value-type="float" office:value="356311" calcext:value-type="float">
            <text:p>3563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9208" calcext:value-type="float">
            <text:p>3292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4" calcext:value-type="float">
            <text:p>1074</text:p>
          </table:table-cell>
          <table:table-cell/>
          <table:table-cell table:style-name="ce4" office:value-type="string" calcext:value-type="string">
            <text:p>1,27E+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0E+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313" calcext:value-type="float">
            <text:p>4313</text:p>
          </table:table-cell>
          <table:table-cell/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139.2" calcext:value-type="float">
            <text:p>7139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244.6" calcext:value-type="float">
            <text:p>7244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8" calcext:value-type="float">
            <text:p>538</text:p>
          </table:table-cell>
          <table:table-cell/>
          <table:table-cell table:style-name="ce4" office:value-type="float" office:value="58315.6" calcext:value-type="float">
            <text:p>58315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823.7" calcext:value-type="float">
            <text:p>52823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7" calcext:value-type="float">
            <text:p>587</text:p>
          </table:table-cell>
          <table:table-cell/>
          <table:table-cell table:style-name="ce4" office:value-type="float" office:value="392490" calcext:value-type="float">
            <text:p>39249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90978" calcext:value-type="float">
            <text:p>39097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22" calcext:value-type="float">
            <text:p>1322</text:p>
          </table:table-cell>
          <table:table-cell/>
          <table:table-cell table:style-name="ce4" office:value-type="string" calcext:value-type="string">
            <text:p>1,46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31E+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435" calcext:value-type="float">
            <text:p>3435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711.2" calcext:value-type="float">
            <text:p>10711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394.8" calcext:value-type="float">
            <text:p>12394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8" calcext:value-type="float">
            <text:p>508</text:p>
          </table:table-cell>
          <table:table-cell/>
          <table:table-cell table:style-name="ce4" office:value-type="float" office:value="56661.4" calcext:value-type="float">
            <text:p>56661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215" calcext:value-type="float">
            <text:p>582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3" calcext:value-type="float">
            <text:p>603</text:p>
          </table:table-cell>
          <table:table-cell/>
          <table:table-cell table:style-name="ce4" office:value-type="float" office:value="399470" calcext:value-type="float">
            <text:p>39947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88076" calcext:value-type="float">
            <text:p>38807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42" calcext:value-type="float">
            <text:p>942</text:p>
          </table:table-cell>
          <table:table-cell/>
          <table:table-cell table:style-name="ce4" office:value-type="string" calcext:value-type="string">
            <text:p>1,51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3E+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535" calcext:value-type="float">
            <text:p>3535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544" calcext:value-type="float">
            <text:p>854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576" calcext:value-type="float">
            <text:p>857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7" calcext:value-type="float">
            <text:p>507</text:p>
          </table:table-cell>
          <table:table-cell/>
          <table:table-cell table:style-name="ce4" office:value-type="float" office:value="78475.5" calcext:value-type="float">
            <text:p>78475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726.6" calcext:value-type="float">
            <text:p>53726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7" calcext:value-type="float">
            <text:p>607</text:p>
          </table:table-cell>
          <table:table-cell/>
          <table:table-cell table:style-name="ce4" office:value-type="float" office:value="359072" calcext:value-type="float">
            <text:p>35907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6778" calcext:value-type="float">
            <text:p>36677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61" calcext:value-type="float">
            <text:p>1261</text:p>
          </table:table-cell>
          <table:table-cell/>
          <table:table-cell table:style-name="ce4" office:value-type="string" calcext:value-type="string">
            <text:p>1,43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35E+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702" calcext:value-type="float">
            <text:p>270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831.8" calcext:value-type="float">
            <text:p>9831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831.8" calcext:value-type="float">
            <text:p>9831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2" calcext:value-type="float">
            <text:p>512</text:p>
          </table:table-cell>
          <table:table-cell/>
          <table:table-cell table:style-name="ce4" office:value-type="float" office:value="58699.4" calcext:value-type="float">
            <text:p>58699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6388.3" calcext:value-type="float">
            <text:p>46388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4" calcext:value-type="float">
            <text:p>544</text:p>
          </table:table-cell>
          <table:table-cell/>
          <table:table-cell table:style-name="ce4" office:value-type="float" office:value="368053" calcext:value-type="float">
            <text:p>3680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7152" calcext:value-type="float">
            <text:p>35715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18" calcext:value-type="float">
            <text:p>1318</text:p>
          </table:table-cell>
          <table:table-cell/>
          <table:table-cell table:style-name="ce4" office:value-type="string" calcext:value-type="string">
            <text:p>1,32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3E+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108" calcext:value-type="float">
            <text:p>3108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9" calcext:value-type="float">
            <text:p>59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6526.1" calcext:value-type="float">
            <text:p>6526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53" calcext:value-type="float">
            <text:p>615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0" calcext:value-type="float">
            <text:p>500</text:p>
          </table:table-cell>
          <table:table-cell/>
          <table:table-cell table:style-name="ce4" office:value-type="float" office:value="55962.6" calcext:value-type="float">
            <text:p>55962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8078.7" calcext:value-type="float">
            <text:p>68078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3" calcext:value-type="float">
            <text:p>563</text:p>
          </table:table-cell>
          <table:table-cell/>
          <table:table-cell table:style-name="ce4" office:value-type="float" office:value="359439" calcext:value-type="float">
            <text:p>35943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6604" calcext:value-type="float">
            <text:p>33660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27" calcext:value-type="float">
            <text:p>1227</text:p>
          </table:table-cell>
          <table:table-cell/>
          <table:table-cell table:style-name="ce4" office:value-type="string" calcext:value-type="string">
            <text:p>1,25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4E+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448" calcext:value-type="float">
            <text:p>4448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853" calcext:value-type="float">
            <text:p>98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042.5" calcext:value-type="float">
            <text:p>10042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6" calcext:value-type="float">
            <text:p>506</text:p>
          </table:table-cell>
          <table:table-cell/>
          <table:table-cell table:style-name="ce4" office:value-type="float" office:value="68817.9" calcext:value-type="float">
            <text:p>68817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345" calcext:value-type="float">
            <text:p>583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82" calcext:value-type="float">
            <text:p>782</text:p>
          </table:table-cell>
          <table:table-cell/>
          <table:table-cell table:style-name="ce4" office:value-type="float" office:value="321969" calcext:value-type="float">
            <text:p>32196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1536" calcext:value-type="float">
            <text:p>3115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27" calcext:value-type="float">
            <text:p>927</text:p>
          </table:table-cell>
          <table:table-cell/>
          <table:table-cell table:style-name="ce4" office:value-type="string" calcext:value-type="string">
            <text:p>1,19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5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65" calcext:value-type="float">
            <text:p>1665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487" calcext:value-type="float">
            <text:p>84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411.2" calcext:value-type="float">
            <text:p>7411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5" calcext:value-type="float">
            <text:p>505</text:p>
          </table:table-cell>
          <table:table-cell/>
          <table:table-cell table:style-name="ce4" office:value-type="float" office:value="53899.7" calcext:value-type="float">
            <text:p>53899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9608.7" calcext:value-type="float">
            <text:p>59608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1" calcext:value-type="float">
            <text:p>551</text:p>
          </table:table-cell>
          <table:table-cell/>
          <table:table-cell table:style-name="ce4" office:value-type="float" office:value="355539" calcext:value-type="float">
            <text:p>3555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3585" calcext:value-type="float">
            <text:p>35358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72" calcext:value-type="float">
            <text:p>772</text:p>
          </table:table-cell>
          <table:table-cell/>
          <table:table-cell table:style-name="ce4" office:value-type="string" calcext:value-type="string">
            <text:p>1,36E+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4E+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361" calcext:value-type="float">
            <text:p>4361</text:p>
          </table:table-cell>
          <table:table-cell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406.1" calcext:value-type="float">
            <text:p>10406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735.9" calcext:value-type="float">
            <text:p>10735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2" calcext:value-type="float">
            <text:p>522</text:p>
          </table:table-cell>
          <table:table-cell/>
          <table:table-cell table:style-name="ce4" office:value-type="float" office:value="42184.5" calcext:value-type="float">
            <text:p>42184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2945.3" calcext:value-type="float">
            <text:p>42945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32" calcext:value-type="float">
            <text:p>632</text:p>
          </table:table-cell>
          <table:table-cell/>
          <table:table-cell table:style-name="ce4" office:value-type="float" office:value="313123" calcext:value-type="float">
            <text:p>3131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3721" calcext:value-type="float">
            <text:p>29372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88" calcext:value-type="float">
            <text:p>1388</text:p>
          </table:table-cell>
          <table:table-cell/>
          <table:table-cell table:style-name="ce4" office:value-type="string" calcext:value-type="string">
            <text:p>1,35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8E+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557" calcext:value-type="float">
            <text:p>2557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923.1" calcext:value-type="float">
            <text:p>8923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353.6" calcext:value-type="float">
            <text:p>9353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3" calcext:value-type="float">
            <text:p>533</text:p>
          </table:table-cell>
          <table:table-cell/>
          <table:table-cell table:style-name="ce4" office:value-type="float" office:value="49523.9" calcext:value-type="float">
            <text:p>49523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8674.5" calcext:value-type="float">
            <text:p>48674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9" calcext:value-type="float">
            <text:p>579</text:p>
          </table:table-cell>
          <table:table-cell/>
          <table:table-cell table:style-name="ce4" office:value-type="float" office:value="381974" calcext:value-type="float">
            <text:p>38197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77098" calcext:value-type="float">
            <text:p>37709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41" calcext:value-type="float">
            <text:p>1441</text:p>
          </table:table-cell>
          <table:table-cell/>
          <table:table-cell table:style-name="ce4" office:value-type="string" calcext:value-type="string">
            <text:p>1,42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7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972" calcext:value-type="float">
            <text:p>2972</text:p>
          </table:table-cell>
          <table:table-cell/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568.6" calcext:value-type="float">
            <text:p>7568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728.8" calcext:value-type="float">
            <text:p>7728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7" calcext:value-type="float">
            <text:p>517</text:p>
          </table:table-cell>
          <table:table-cell/>
          <table:table-cell table:style-name="ce4" office:value-type="float" office:value="58755.4" calcext:value-type="float">
            <text:p>58755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987.2" calcext:value-type="float">
            <text:p>51987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40" calcext:value-type="float">
            <text:p>640</text:p>
          </table:table-cell>
          <table:table-cell/>
          <table:table-cell table:style-name="ce4" office:value-type="float" office:value="303956" calcext:value-type="float">
            <text:p>30395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3595" calcext:value-type="float">
            <text:p>30359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88" calcext:value-type="float">
            <text:p>1088</text:p>
          </table:table-cell>
          <table:table-cell/>
          <table:table-cell table:style-name="ce4" office:value-type="string" calcext:value-type="string">
            <text:p>1,13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13E+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154" calcext:value-type="float">
            <text:p>3154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712.5" calcext:value-type="float">
            <text:p>9712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131.2" calcext:value-type="float">
            <text:p>10131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5" calcext:value-type="float">
            <text:p>515</text:p>
          </table:table-cell>
          <table:table-cell/>
          <table:table-cell table:style-name="ce4" office:value-type="float" office:value="62075.1" calcext:value-type="float">
            <text:p>62075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5974.7" calcext:value-type="float">
            <text:p>65974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80" calcext:value-type="float">
            <text:p>1080</text:p>
          </table:table-cell>
          <table:table-cell/>
          <table:table-cell table:style-name="ce4" office:value-type="float" office:value="280740" calcext:value-type="float">
            <text:p>2807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75768" calcext:value-type="float">
            <text:p>27576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89" calcext:value-type="float">
            <text:p>1189</text:p>
          </table:table-cell>
          <table:table-cell/>
          <table:table-cell table:style-name="ce4" office:value-type="string" calcext:value-type="string">
            <text:p>1,21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8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88" calcext:value-type="float">
            <text:p>1588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905.9" calcext:value-type="float">
            <text:p>8905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495" calcext:value-type="float">
            <text:p>84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65007.9" calcext:value-type="float">
            <text:p>65007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152.1" calcext:value-type="float">
            <text:p>60152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0" calcext:value-type="float">
            <text:p>590</text:p>
          </table:table-cell>
          <table:table-cell/>
          <table:table-cell table:style-name="ce4" office:value-type="float" office:value="305557" calcext:value-type="float">
            <text:p>30555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0862" calcext:value-type="float">
            <text:p>31086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684" calcext:value-type="float">
            <text:p>2684</text:p>
          </table:table-cell>
          <table:table-cell/>
          <table:table-cell table:style-name="ce4" office:value-type="string" calcext:value-type="string">
            <text:p>1,25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6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926" calcext:value-type="float">
            <text:p>1926</text:p>
          </table:table-cell>
          <table:table-cell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6932.9" calcext:value-type="float">
            <text:p>6932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885.5" calcext:value-type="float">
            <text:p>6885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49647.9" calcext:value-type="float">
            <text:p>49647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7725.5" calcext:value-type="float">
            <text:p>47725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5" calcext:value-type="float">
            <text:p>565</text:p>
          </table:table-cell>
          <table:table-cell/>
          <table:table-cell table:style-name="ce4" office:value-type="float" office:value="354747" calcext:value-type="float">
            <text:p>3547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84426" calcext:value-type="float">
            <text:p>3844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46" calcext:value-type="float">
            <text:p>946</text:p>
          </table:table-cell>
          <table:table-cell/>
          <table:table-cell table:style-name="ce4" office:value-type="string" calcext:value-type="string">
            <text:p>1,16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2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75" calcext:value-type="float">
            <text:p>1675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3574.7" calcext:value-type="float">
            <text:p>13574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387" calcext:value-type="float">
            <text:p>143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8" calcext:value-type="float">
            <text:p>518</text:p>
          </table:table-cell>
          <table:table-cell/>
          <table:table-cell table:style-name="ce4" office:value-type="float" office:value="58352.1" calcext:value-type="float">
            <text:p>58352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570.8" calcext:value-type="float">
            <text:p>56570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0" calcext:value-type="float">
            <text:p>560</text:p>
          </table:table-cell>
          <table:table-cell/>
          <table:table-cell table:style-name="ce4" office:value-type="float" office:value="298312" calcext:value-type="float">
            <text:p>2983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7270" calcext:value-type="float">
            <text:p>29727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811" calcext:value-type="float">
            <text:p>1811</text:p>
          </table:table-cell>
          <table:table-cell/>
          <table:table-cell table:style-name="ce4" office:value-type="string" calcext:value-type="string">
            <text:p>1,15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10E+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038" calcext:value-type="float">
            <text:p>3038</text:p>
          </table:table-cell>
          <table:table-cell/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277" calcext:value-type="float">
            <text:p>927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179.2" calcext:value-type="float">
            <text:p>9179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3" calcext:value-type="float">
            <text:p>523</text:p>
          </table:table-cell>
          <table:table-cell/>
          <table:table-cell table:style-name="ce4" office:value-type="float" office:value="55380.9" calcext:value-type="float">
            <text:p>55380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762.4" calcext:value-type="float">
            <text:p>56762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5" calcext:value-type="float">
            <text:p>565</text:p>
          </table:table-cell>
          <table:table-cell/>
          <table:table-cell table:style-name="ce4" office:value-type="float" office:value="339013" calcext:value-type="float">
            <text:p>3390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1930" calcext:value-type="float">
            <text:p>3319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09" calcext:value-type="float">
            <text:p>909</text:p>
          </table:table-cell>
          <table:table-cell/>
          <table:table-cell table:style-name="ce4" office:value-type="string" calcext:value-type="string">
            <text:p>1,29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5E+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142" calcext:value-type="float">
            <text:p>3142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610.8" calcext:value-type="float">
            <text:p>8610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245.3" calcext:value-type="float">
            <text:p>9245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8" calcext:value-type="float">
            <text:p>508</text:p>
          </table:table-cell>
          <table:table-cell/>
          <table:table-cell table:style-name="ce4" office:value-type="float" office:value="51515.6" calcext:value-type="float">
            <text:p>51515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446.1" calcext:value-type="float">
            <text:p>55446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0" calcext:value-type="float">
            <text:p>540</text:p>
          </table:table-cell>
          <table:table-cell/>
          <table:table-cell table:style-name="ce4" office:value-type="float" office:value="307809" calcext:value-type="float">
            <text:p>3078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1432" calcext:value-type="float">
            <text:p>3214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48" calcext:value-type="float">
            <text:p>1048</text:p>
          </table:table-cell>
          <table:table-cell/>
          <table:table-cell table:style-name="ce4" office:value-type="string" calcext:value-type="string">
            <text:p>1,17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6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240" calcext:value-type="float">
            <text:p>2240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183.7" calcext:value-type="float">
            <text:p>9183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171.8" calcext:value-type="float">
            <text:p>10171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3" calcext:value-type="float">
            <text:p>523</text:p>
          </table:table-cell>
          <table:table-cell/>
          <table:table-cell table:style-name="ce4" office:value-type="float" office:value="45704.7" calcext:value-type="float">
            <text:p>45704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7946.3" calcext:value-type="float">
            <text:p>47946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5" calcext:value-type="float">
            <text:p>575</text:p>
          </table:table-cell>
          <table:table-cell/>
          <table:table-cell table:style-name="ce4" office:value-type="float" office:value="304072" calcext:value-type="float">
            <text:p>30407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5509" calcext:value-type="float">
            <text:p>35550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74" calcext:value-type="float">
            <text:p>1374</text:p>
          </table:table-cell>
          <table:table-cell/>
          <table:table-cell table:style-name="ce4" office:value-type="string" calcext:value-type="string">
            <text:p>1,10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09E+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338" calcext:value-type="float">
            <text:p>4338</text:p>
          </table:table-cell>
          <table:table-cell/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651.4" calcext:value-type="float">
            <text:p>7651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651.4" calcext:value-type="float">
            <text:p>7651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" calcext:value-type="float">
            <text:p>517</text:p>
          </table:table-cell>
          <table:table-cell/>
          <table:table-cell table:style-name="ce4" office:value-type="float" office:value="57727.9" calcext:value-type="float">
            <text:p>57727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9403.7" calcext:value-type="float">
            <text:p>69403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57" calcext:value-type="float">
            <text:p>657</text:p>
          </table:table-cell>
          <table:table-cell/>
          <table:table-cell table:style-name="ce4" office:value-type="float" office:value="314638" calcext:value-type="float">
            <text:p>3146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4539" calcext:value-type="float">
            <text:p>32453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87" calcext:value-type="float">
            <text:p>1187</text:p>
          </table:table-cell>
          <table:table-cell/>
          <table:table-cell table:style-name="ce4" office:value-type="string" calcext:value-type="string">
            <text:p>1,30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7E+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685" calcext:value-type="float">
            <text:p>2685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490.6" calcext:value-type="float">
            <text:p>10490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283.8" calcext:value-type="float">
            <text:p>10283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9" calcext:value-type="float">
            <text:p>509</text:p>
          </table:table-cell>
          <table:table-cell/>
          <table:table-cell table:style-name="ce4" office:value-type="float" office:value="67416.7" calcext:value-type="float">
            <text:p>67416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661.9" calcext:value-type="float">
            <text:p>57661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32" calcext:value-type="float">
            <text:p>632</text:p>
          </table:table-cell>
          <table:table-cell/>
          <table:table-cell table:style-name="ce4" office:value-type="float" office:value="340623" calcext:value-type="float">
            <text:p>3406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5767" calcext:value-type="float">
            <text:p>35576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57" calcext:value-type="float">
            <text:p>757</text:p>
          </table:table-cell>
          <table:table-cell/>
          <table:table-cell table:style-name="ce4" office:value-type="string" calcext:value-type="string">
            <text:p>1,41E+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7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28" calcext:value-type="float">
            <text:p>1828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425" calcext:value-type="float">
            <text:p>104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72.3" calcext:value-type="float">
            <text:p>10072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" calcext:value-type="float">
            <text:p>517</text:p>
          </table:table-cell>
          <table:table-cell/>
          <table:table-cell table:style-name="ce4" office:value-type="float" office:value="48111.4" calcext:value-type="float">
            <text:p>48111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115.6" calcext:value-type="float">
            <text:p>49115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5" calcext:value-type="float">
            <text:p>555</text:p>
          </table:table-cell>
          <table:table-cell/>
          <table:table-cell table:style-name="ce4" office:value-type="float" office:value="288421" calcext:value-type="float">
            <text:p>2884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54160" calcext:value-type="float">
            <text:p>35416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93" calcext:value-type="float">
            <text:p>1393</text:p>
          </table:table-cell>
          <table:table-cell/>
          <table:table-cell table:style-name="ce4" office:value-type="string" calcext:value-type="string">
            <text:p>1,11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08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249" calcext:value-type="float">
            <text:p>2249</text:p>
          </table:table-cell>
          <table:table-cell/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296.3" calcext:value-type="float">
            <text:p>9296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040.5" calcext:value-type="float">
            <text:p>904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2" calcext:value-type="float">
            <text:p>512</text:p>
          </table:table-cell>
          <table:table-cell/>
          <table:table-cell table:style-name="ce4" office:value-type="float" office:value="65568" calcext:value-type="float">
            <text:p>6556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913" calcext:value-type="float">
            <text:p>599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3" calcext:value-type="float">
            <text:p>613</text:p>
          </table:table-cell>
          <table:table-cell/>
          <table:table-cell table:style-name="ce4" office:value-type="float" office:value="315079" calcext:value-type="float">
            <text:p>31507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5565" calcext:value-type="float">
            <text:p>31556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72" calcext:value-type="float">
            <text:p>772</text:p>
          </table:table-cell>
          <table:table-cell/>
          <table:table-cell table:style-name="ce4" office:value-type="string" calcext:value-type="string">
            <text:p>1,37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2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358" calcext:value-type="float">
            <text:p>2358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845.6" calcext:value-type="float">
            <text:p>11845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100.8" calcext:value-type="float">
            <text:p>11100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44030.1" calcext:value-type="float">
            <text:p>4403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276" calcext:value-type="float">
            <text:p>5627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76" calcext:value-type="float">
            <text:p>676</text:p>
          </table:table-cell>
          <table:table-cell/>
          <table:table-cell table:style-name="ce4" office:value-type="float" office:value="287193" calcext:value-type="float">
            <text:p>2871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2431" calcext:value-type="float">
            <text:p>2724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25" calcext:value-type="float">
            <text:p>1025</text:p>
          </table:table-cell>
          <table:table-cell/>
          <table:table-cell table:style-name="ce4" office:value-type="string" calcext:value-type="string">
            <text:p>1,23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14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83" calcext:value-type="float">
            <text:p>188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131" calcext:value-type="float">
            <text:p>81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417" calcext:value-type="float">
            <text:p>84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7" calcext:value-type="float">
            <text:p>527</text:p>
          </table:table-cell>
          <table:table-cell/>
          <table:table-cell table:style-name="ce4" office:value-type="float" office:value="59474.8" calcext:value-type="float">
            <text:p>59474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2935.9" calcext:value-type="float">
            <text:p>72935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48" calcext:value-type="float">
            <text:p>948</text:p>
          </table:table-cell>
          <table:table-cell/>
          <table:table-cell table:style-name="ce4" office:value-type="float" office:value="304923" calcext:value-type="float">
            <text:p>3049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3524" calcext:value-type="float">
            <text:p>3135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57" calcext:value-type="float">
            <text:p>1157</text:p>
          </table:table-cell>
          <table:table-cell/>
          <table:table-cell table:style-name="ce4" office:value-type="string" calcext:value-type="string">
            <text:p>1,17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09E+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424" calcext:value-type="float">
            <text:p>3424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263.8" calcext:value-type="float">
            <text:p>10263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780.5" calcext:value-type="float">
            <text:p>978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9" calcext:value-type="float">
            <text:p>519</text:p>
          </table:table-cell>
          <table:table-cell/>
          <table:table-cell table:style-name="ce4" office:value-type="float" office:value="52020.9" calcext:value-type="float">
            <text:p>52020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658.6" calcext:value-type="float">
            <text:p>59658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84" calcext:value-type="float">
            <text:p>784</text:p>
          </table:table-cell>
          <table:table-cell/>
          <table:table-cell table:style-name="ce4" office:value-type="float" office:value="329094" calcext:value-type="float">
            <text:p>32909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0941" calcext:value-type="float">
            <text:p>3209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48" calcext:value-type="float">
            <text:p>848</text:p>
          </table:table-cell>
          <table:table-cell/>
          <table:table-cell table:style-name="ce4" office:value-type="string" calcext:value-type="string">
            <text:p>1,13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09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65" calcext:value-type="float">
            <text:p>1865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2340.9" calcext:value-type="float">
            <text:p>12340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373" calcext:value-type="float">
            <text:p>1137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5" calcext:value-type="float">
            <text:p>515</text:p>
          </table:table-cell>
          <table:table-cell/>
          <table:table-cell table:style-name="ce4" office:value-type="float" office:value="50887" calcext:value-type="float">
            <text:p>508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642.9" calcext:value-type="float">
            <text:p>58642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03" calcext:value-type="float">
            <text:p>803</text:p>
          </table:table-cell>
          <table:table-cell/>
          <table:table-cell table:style-name="ce4" office:value-type="float" office:value="294789" calcext:value-type="float">
            <text:p>29478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2168" calcext:value-type="float">
            <text:p>30216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03" calcext:value-type="float">
            <text:p>1003</text:p>
          </table:table-cell>
          <table:table-cell/>
          <table:table-cell table:style-name="ce4" office:value-type="string" calcext:value-type="string">
            <text:p>1,19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17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749" calcext:value-type="float">
            <text:p>2749</text:p>
          </table:table-cell>
          <table:table-cell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262.8" calcext:value-type="float">
            <text:p>11262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262.8" calcext:value-type="float">
            <text:p>11262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7" calcext:value-type="float">
            <text:p>557</text:p>
          </table:table-cell>
          <table:table-cell/>
          <table:table-cell table:style-name="ce4" office:value-type="float" office:value="45733.4" calcext:value-type="float">
            <text:p>45733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420.7" calcext:value-type="float">
            <text:p>4042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7" calcext:value-type="float">
            <text:p>557</text:p>
          </table:table-cell>
          <table:table-cell/>
          <table:table-cell table:style-name="ce4" office:value-type="float" office:value="311807" calcext:value-type="float">
            <text:p>3118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2806" calcext:value-type="float">
            <text:p>3128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839" calcext:value-type="float">
            <text:p>1839</text:p>
          </table:table-cell>
          <table:table-cell/>
          <table:table-cell table:style-name="ce4" office:value-type="string" calcext:value-type="string">
            <text:p>1,43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39E+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318" calcext:value-type="float">
            <text:p>3318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4377.2" calcext:value-type="float">
            <text:p>14377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988.8" calcext:value-type="float">
            <text:p>13988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61082.9" calcext:value-type="float">
            <text:p>61082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019.7" calcext:value-type="float">
            <text:p>62019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44" calcext:value-type="float">
            <text:p>844</text:p>
          </table:table-cell>
          <table:table-cell/>
          <table:table-cell table:style-name="ce4" office:value-type="float" office:value="325111" calcext:value-type="float">
            <text:p>3251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0948" calcext:value-type="float">
            <text:p>32094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06" calcext:value-type="float">
            <text:p>1006</text:p>
          </table:table-cell>
          <table:table-cell/>
          <table:table-cell table:style-name="ce4" office:value-type="string" calcext:value-type="string">
            <text:p>1,34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9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507" calcext:value-type="float">
            <text:p>1507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556.9" calcext:value-type="float">
            <text:p>8556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216.8" calcext:value-type="float">
            <text:p>8216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4" calcext:value-type="float">
            <text:p>524</text:p>
          </table:table-cell>
          <table:table-cell/>
          <table:table-cell table:style-name="ce4" office:value-type="float" office:value="74567.6" calcext:value-type="float">
            <text:p>74567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3798" calcext:value-type="float">
            <text:p>7379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8" calcext:value-type="float">
            <text:p>558</text:p>
          </table:table-cell>
          <table:table-cell/>
          <table:table-cell table:style-name="ce4" office:value-type="float" office:value="360075" calcext:value-type="float">
            <text:p>3600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9976" calcext:value-type="float">
            <text:p>34997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1,28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0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6" calcext:value-type="float">
            <text:p>2186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123.4" calcext:value-type="float">
            <text:p>9123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233.8" calcext:value-type="float">
            <text:p>9233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8" calcext:value-type="float">
            <text:p>518</text:p>
          </table:table-cell>
          <table:table-cell/>
          <table:table-cell table:style-name="ce4" office:value-type="float" office:value="51685.3" calcext:value-type="float">
            <text:p>51685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311.4" calcext:value-type="float">
            <text:p>57311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44" calcext:value-type="float">
            <text:p>644</text:p>
          </table:table-cell>
          <table:table-cell/>
          <table:table-cell table:style-name="ce4" office:value-type="float" office:value="327585" calcext:value-type="float">
            <text:p>32758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7318" calcext:value-type="float">
            <text:p>3173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56" calcext:value-type="float">
            <text:p>1456</text:p>
          </table:table-cell>
          <table:table-cell/>
          <table:table-cell table:style-name="ce4" office:value-type="string" calcext:value-type="string">
            <text:p>1,33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8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2" calcext:value-type="float">
            <text:p>2032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392" calcext:value-type="float">
            <text:p>939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392" calcext:value-type="float">
            <text:p>939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4" calcext:value-type="float">
            <text:p>514</text:p>
          </table:table-cell>
          <table:table-cell/>
          <table:table-cell table:style-name="ce4" office:value-type="float" office:value="58673.5" calcext:value-type="float">
            <text:p>58673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4743.1" calcext:value-type="float">
            <text:p>44743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54" calcext:value-type="float">
            <text:p>654</text:p>
          </table:table-cell>
          <table:table-cell/>
          <table:table-cell table:style-name="ce4" office:value-type="float" office:value="309155" calcext:value-type="float">
            <text:p>30915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2959" calcext:value-type="float">
            <text:p>30295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43" calcext:value-type="float">
            <text:p>1443</text:p>
          </table:table-cell>
          <table:table-cell/>
          <table:table-cell table:style-name="ce4" office:value-type="string" calcext:value-type="string">
            <text:p>1,44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40E+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78" calcext:value-type="float">
            <text:p>2078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324.5" calcext:value-type="float">
            <text:p>9324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324.5" calcext:value-type="float">
            <text:p>9324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6" calcext:value-type="float">
            <text:p>506</text:p>
          </table:table-cell>
          <table:table-cell/>
          <table:table-cell table:style-name="ce4" office:value-type="float" office:value="48856.1" calcext:value-type="float">
            <text:p>48856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9574" calcext:value-type="float">
            <text:p>495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50" calcext:value-type="float">
            <text:p>650</text:p>
          </table:table-cell>
          <table:table-cell/>
          <table:table-cell table:style-name="ce4" office:value-type="float" office:value="313726" calcext:value-type="float">
            <text:p>31372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2573" calcext:value-type="float">
            <text:p>32257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3" calcext:value-type="float">
            <text:p>813</text:p>
          </table:table-cell>
          <table:table-cell/>
          <table:table-cell table:style-name="ce4" office:value-type="string" calcext:value-type="string">
            <text:p>1,43E+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3E+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840" calcext:value-type="float">
            <text:p>2840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4433.1" calcext:value-type="float">
            <text:p>14433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561" calcext:value-type="float">
            <text:p>145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7" calcext:value-type="float">
            <text:p>587</text:p>
          </table:table-cell>
          <table:table-cell/>
          <table:table-cell table:style-name="ce4" office:value-type="float" office:value="54638.5" calcext:value-type="float">
            <text:p>54638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037.4" calcext:value-type="float">
            <text:p>53037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82" calcext:value-type="float">
            <text:p>682</text:p>
          </table:table-cell>
          <table:table-cell/>
          <table:table-cell table:style-name="ce4" office:value-type="float" office:value="307703" calcext:value-type="float">
            <text:p>3077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5567" calcext:value-type="float">
            <text:p>30556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61" calcext:value-type="float">
            <text:p>1361</text:p>
          </table:table-cell>
          <table:table-cell/>
          <table:table-cell table:style-name="ce4" office:value-type="string" calcext:value-type="string">
            <text:p>1,22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16E+1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012" calcext:value-type="float">
            <text:p>4012</text:p>
          </table:table-cell>
          <table:table-cell/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949.9" calcext:value-type="float">
            <text:p>11949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032.9" calcext:value-type="float">
            <text:p>11032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4" calcext:value-type="float">
            <text:p>504</text:p>
          </table:table-cell>
          <table:table-cell/>
          <table:table-cell table:style-name="ce4" office:value-type="float" office:value="74831.6" calcext:value-type="float">
            <text:p>74831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0697.3" calcext:value-type="float">
            <text:p>70697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5" calcext:value-type="float">
            <text:p>555</text:p>
          </table:table-cell>
          <table:table-cell/>
          <table:table-cell table:style-name="ce4" office:value-type="float" office:value="384809" calcext:value-type="float">
            <text:p>3848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87996" calcext:value-type="float">
            <text:p>38799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40" calcext:value-type="float">
            <text:p>940</text:p>
          </table:table-cell>
          <table:table-cell/>
          <table:table-cell table:style-name="ce4" office:value-type="string" calcext:value-type="string">
            <text:p>1,21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8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767" calcext:value-type="float">
            <text:p>1767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639.3" calcext:value-type="float">
            <text:p>9639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639.3" calcext:value-type="float">
            <text:p>9639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63009.3" calcext:value-type="float">
            <text:p>63009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4646.8" calcext:value-type="float">
            <text:p>64646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5" calcext:value-type="float">
            <text:p>595</text:p>
          </table:table-cell>
          <table:table-cell/>
          <table:table-cell table:style-name="ce4" office:value-type="float" office:value="368732" calcext:value-type="float">
            <text:p>3687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0987" calcext:value-type="float">
            <text:p>36098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23" calcext:value-type="float">
            <text:p>923</text:p>
          </table:table-cell>
          <table:table-cell/>
          <table:table-cell table:style-name="ce4" office:value-type="string" calcext:value-type="string">
            <text:p>1,31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1E+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95" calcext:value-type="float">
            <text:p>2095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712.8" calcext:value-type="float">
            <text:p>9712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712.8" calcext:value-type="float">
            <text:p>9712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1" calcext:value-type="float">
            <text:p>511</text:p>
          </table:table-cell>
          <table:table-cell/>
          <table:table-cell table:style-name="ce4" office:value-type="float" office:value="49369.8" calcext:value-type="float">
            <text:p>49369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848.4" calcext:value-type="float">
            <text:p>55848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67" calcext:value-type="float">
            <text:p>667</text:p>
          </table:table-cell>
          <table:table-cell/>
          <table:table-cell table:style-name="ce4" office:value-type="float" office:value="361494" calcext:value-type="float">
            <text:p>36149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7586" calcext:value-type="float">
            <text:p>31758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47" calcext:value-type="float">
            <text:p>1647</text:p>
          </table:table-cell>
          <table:table-cell/>
          <table:table-cell table:style-name="ce4" office:value-type="string" calcext:value-type="string">
            <text:p>1,31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7E+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462" calcext:value-type="float">
            <text:p>4462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953.3" calcext:value-type="float">
            <text:p>7953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953.3" calcext:value-type="float">
            <text:p>7953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51087.5" calcext:value-type="float">
            <text:p>51087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005.5" calcext:value-type="float">
            <text:p>50005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0" calcext:value-type="float">
            <text:p>610</text:p>
          </table:table-cell>
          <table:table-cell/>
          <table:table-cell table:style-name="ce4" office:value-type="float" office:value="298919" calcext:value-type="float">
            <text:p>2989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5796" calcext:value-type="float">
            <text:p>29579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20" calcext:value-type="float">
            <text:p>1020</text:p>
          </table:table-cell>
          <table:table-cell/>
          <table:table-cell table:style-name="ce4" office:value-type="string" calcext:value-type="string">
            <text:p>1,37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8E+1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866" calcext:value-type="float">
            <text:p>3866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3519.4" calcext:value-type="float">
            <text:p>13519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466.6" calcext:value-type="float">
            <text:p>13466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1" calcext:value-type="float">
            <text:p>511</text:p>
          </table:table-cell>
          <table:table-cell/>
          <table:table-cell table:style-name="ce4" office:value-type="float" office:value="40094.2" calcext:value-type="float">
            <text:p>40094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3609.5" calcext:value-type="float">
            <text:p>43609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9" calcext:value-type="float">
            <text:p>549</text:p>
          </table:table-cell>
          <table:table-cell/>
          <table:table-cell table:style-name="ce4" office:value-type="float" office:value="330966" calcext:value-type="float">
            <text:p>33096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1971" calcext:value-type="float">
            <text:p>31197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85" calcext:value-type="float">
            <text:p>1185</text:p>
          </table:table-cell>
          <table:table-cell/>
          <table:table-cell table:style-name="ce4" office:value-type="string" calcext:value-type="string">
            <text:p>1,16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1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464" calcext:value-type="float">
            <text:p>2464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025.4" calcext:value-type="float">
            <text:p>10025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721.2" calcext:value-type="float">
            <text:p>9721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71699.3" calcext:value-type="float">
            <text:p>71699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4042.3" calcext:value-type="float">
            <text:p>74042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93" calcext:value-type="float">
            <text:p>593</text:p>
          </table:table-cell>
          <table:table-cell/>
          <table:table-cell table:style-name="ce4" office:value-type="float" office:value="321967" calcext:value-type="float">
            <text:p>3219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6369" calcext:value-type="float">
            <text:p>30636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76" calcext:value-type="float">
            <text:p>876</text:p>
          </table:table-cell>
          <table:table-cell/>
          <table:table-cell table:style-name="ce4" office:value-type="string" calcext:value-type="string">
            <text:p>1,27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0E+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826" calcext:value-type="float">
            <text:p>2826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435.8" calcext:value-type="float">
            <text:p>11435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512.4" calcext:value-type="float">
            <text:p>11512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9" calcext:value-type="float">
            <text:p>519</text:p>
          </table:table-cell>
          <table:table-cell/>
          <table:table-cell table:style-name="ce4" office:value-type="float" office:value="55927.7" calcext:value-type="float">
            <text:p>55927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204.8" calcext:value-type="float">
            <text:p>51204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3" calcext:value-type="float">
            <text:p>573</text:p>
          </table:table-cell>
          <table:table-cell/>
          <table:table-cell table:style-name="ce4" office:value-type="float" office:value="380479" calcext:value-type="float">
            <text:p>38047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54697" calcext:value-type="float">
            <text:p>35469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64" calcext:value-type="float">
            <text:p>1464</text:p>
          </table:table-cell>
          <table:table-cell/>
          <table:table-cell table:style-name="ce4" office:value-type="string" calcext:value-type="string">
            <text:p>1,33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8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744" calcext:value-type="float">
            <text:p>2744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299" calcext:value-type="float">
            <text:p>82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425.4" calcext:value-type="float">
            <text:p>8425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1" calcext:value-type="float">
            <text:p>511</text:p>
          </table:table-cell>
          <table:table-cell/>
          <table:table-cell table:style-name="ce4" office:value-type="float" office:value="63243.2" calcext:value-type="float">
            <text:p>63243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8591" calcext:value-type="float">
            <text:p>8859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25" calcext:value-type="float">
            <text:p>625</text:p>
          </table:table-cell>
          <table:table-cell/>
          <table:table-cell table:style-name="ce4" office:value-type="float" office:value="340568" calcext:value-type="float">
            <text:p>34056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2610" calcext:value-type="float">
            <text:p>3426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32" calcext:value-type="float">
            <text:p>732</text:p>
          </table:table-cell>
          <table:table-cell/>
          <table:table-cell table:style-name="ce4" office:value-type="string" calcext:value-type="string">
            <text:p>1,32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4E+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131" calcext:value-type="float">
            <text:p>3131</text:p>
          </table:table-cell>
          <table:table-cell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280" calcext:value-type="float">
            <text:p>112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682.1" calcext:value-type="float">
            <text:p>10682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9" calcext:value-type="float">
            <text:p>519</text:p>
          </table:table-cell>
          <table:table-cell/>
          <table:table-cell table:style-name="ce4" office:value-type="float" office:value="63435.3" calcext:value-type="float">
            <text:p>63435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052.5" calcext:value-type="float">
            <text:p>60052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5" calcext:value-type="float">
            <text:p>545</text:p>
          </table:table-cell>
          <table:table-cell/>
          <table:table-cell table:style-name="ce4" office:value-type="float" office:value="372336" calcext:value-type="float">
            <text:p>3723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2051" calcext:value-type="float">
            <text:p>3620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53" calcext:value-type="float">
            <text:p>1153</text:p>
          </table:table-cell>
          <table:table-cell/>
          <table:table-cell table:style-name="ce4" office:value-type="string" calcext:value-type="string">
            <text:p>1,43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40E+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312" calcext:value-type="float">
            <text:p>431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409.6" calcext:value-type="float">
            <text:p>7409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655.7" calcext:value-type="float">
            <text:p>7655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0" calcext:value-type="float">
            <text:p>510</text:p>
          </table:table-cell>
          <table:table-cell/>
          <table:table-cell table:style-name="ce4" office:value-type="float" office:value="48919.2" calcext:value-type="float">
            <text:p>48919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4365.2" calcext:value-type="float">
            <text:p>44365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55" calcext:value-type="float">
            <text:p>755</text:p>
          </table:table-cell>
          <table:table-cell/>
          <table:table-cell table:style-name="ce4" office:value-type="float" office:value="324229" calcext:value-type="float">
            <text:p>3242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4272" calcext:value-type="float">
            <text:p>33427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76" calcext:value-type="float">
            <text:p>876</text:p>
          </table:table-cell>
          <table:table-cell/>
          <table:table-cell table:style-name="ce4" office:value-type="string" calcext:value-type="string">
            <text:p>1,28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9E+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143" calcext:value-type="float">
            <text:p>4143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975.4" calcext:value-type="float">
            <text:p>10975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179.1" calcext:value-type="float">
            <text:p>13179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2" calcext:value-type="float">
            <text:p>512</text:p>
          </table:table-cell>
          <table:table-cell/>
          <table:table-cell table:style-name="ce4" office:value-type="float" office:value="60199.2" calcext:value-type="float">
            <text:p>60199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4614.5" calcext:value-type="float">
            <text:p>64614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3" calcext:value-type="float">
            <text:p>603</text:p>
          </table:table-cell>
          <table:table-cell/>
          <table:table-cell table:style-name="ce4" office:value-type="float" office:value="335269" calcext:value-type="float">
            <text:p>33526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7031" calcext:value-type="float">
            <text:p>3270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16" calcext:value-type="float">
            <text:p>1116</text:p>
          </table:table-cell>
          <table:table-cell/>
          <table:table-cell table:style-name="ce4" office:value-type="string" calcext:value-type="string">
            <text:p>1,40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3E+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718" calcext:value-type="float">
            <text:p>1718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787.4" calcext:value-type="float">
            <text:p>7787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471.8" calcext:value-type="float">
            <text:p>8471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65710.5" calcext:value-type="float">
            <text:p>6571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871.9" calcext:value-type="float">
            <text:p>62871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6" calcext:value-type="float">
            <text:p>566</text:p>
          </table:table-cell>
          <table:table-cell/>
          <table:table-cell table:style-name="ce4" office:value-type="float" office:value="344640" calcext:value-type="float">
            <text:p>3446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4516" calcext:value-type="float">
            <text:p>3345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736" calcext:value-type="float">
            <text:p>1736</text:p>
          </table:table-cell>
          <table:table-cell/>
          <table:table-cell table:style-name="ce4" office:value-type="string" calcext:value-type="string">
            <text:p>1,41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0E+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619" calcext:value-type="float">
            <text:p>3619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487.6" calcext:value-type="float">
            <text:p>9487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87.6" calcext:value-type="float">
            <text:p>9487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56356.1" calcext:value-type="float">
            <text:p>56356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499" calcext:value-type="float">
            <text:p>5349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3" calcext:value-type="float">
            <text:p>563</text:p>
          </table:table-cell>
          <table:table-cell/>
          <table:table-cell table:style-name="ce4" office:value-type="float" office:value="344879" calcext:value-type="float">
            <text:p>34487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7455" calcext:value-type="float">
            <text:p>32745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23" calcext:value-type="float">
            <text:p>1223</text:p>
          </table:table-cell>
          <table:table-cell/>
          <table:table-cell table:style-name="ce4" office:value-type="string" calcext:value-type="string">
            <text:p>1,42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4E+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663" calcext:value-type="float">
            <text:p>3663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448.3" calcext:value-type="float">
            <text:p>11448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334.8" calcext:value-type="float">
            <text:p>11334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6" calcext:value-type="float">
            <text:p>506</text:p>
          </table:table-cell>
          <table:table-cell/>
          <table:table-cell table:style-name="ce4" office:value-type="float" office:value="81380.7" calcext:value-type="float">
            <text:p>81380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891.9" calcext:value-type="float">
            <text:p>49891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7" calcext:value-type="float">
            <text:p>577</text:p>
          </table:table-cell>
          <table:table-cell/>
          <table:table-cell table:style-name="ce4" office:value-type="float" office:value="328218" calcext:value-type="float">
            <text:p>3282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8642" calcext:value-type="float">
            <text:p>3186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25" calcext:value-type="float">
            <text:p>925</text:p>
          </table:table-cell>
          <table:table-cell/>
          <table:table-cell table:style-name="ce4" office:value-type="string" calcext:value-type="string">
            <text:p>1,28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1E+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583" calcext:value-type="float">
            <text:p>358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800.5" calcext:value-type="float">
            <text:p>1180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465.5" calcext:value-type="float">
            <text:p>12465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5" calcext:value-type="float">
            <text:p>515</text:p>
          </table:table-cell>
          <table:table-cell/>
          <table:table-cell table:style-name="ce4" office:value-type="float" office:value="66599.9" calcext:value-type="float">
            <text:p>66599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5750.3" calcext:value-type="float">
            <text:p>75750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8" calcext:value-type="float">
            <text:p>568</text:p>
          </table:table-cell>
          <table:table-cell/>
          <table:table-cell table:style-name="ce4" office:value-type="float" office:value="401118" calcext:value-type="float">
            <text:p>4011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50281" calcext:value-type="float">
            <text:p>35028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53" calcext:value-type="float">
            <text:p>1253</text:p>
          </table:table-cell>
          <table:table-cell/>
          <table:table-cell table:style-name="ce4" office:value-type="string" calcext:value-type="string">
            <text:p>1,36E+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3E+1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488" calcext:value-type="float">
            <text:p>4488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2335.2" calcext:value-type="float">
            <text:p>12335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123.2" calcext:value-type="float">
            <text:p>14123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8" calcext:value-type="float">
            <text:p>518</text:p>
          </table:table-cell>
          <table:table-cell/>
          <table:table-cell table:style-name="ce4" office:value-type="float" office:value="49477.8" calcext:value-type="float">
            <text:p>49477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9904.5" calcext:value-type="float">
            <text:p>49904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74" calcext:value-type="float">
            <text:p>774</text:p>
          </table:table-cell>
          <table:table-cell/>
          <table:table-cell table:style-name="ce4" office:value-type="float" office:value="311857" calcext:value-type="float">
            <text:p>31185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1219" calcext:value-type="float">
            <text:p>3612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65" calcext:value-type="float">
            <text:p>965</text:p>
          </table:table-cell>
          <table:table-cell/>
          <table:table-cell table:style-name="ce4" office:value-type="string" calcext:value-type="string">
            <text:p>1,47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40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455" calcext:value-type="float">
            <text:p>2455</text:p>
          </table:table-cell>
          <table:table-cell/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803.7" calcext:value-type="float">
            <text:p>9803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862.6" calcext:value-type="float">
            <text:p>8862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5" calcext:value-type="float">
            <text:p>515</text:p>
          </table:table-cell>
          <table:table-cell/>
          <table:table-cell table:style-name="ce4" office:value-type="float" office:value="61296.2" calcext:value-type="float">
            <text:p>61296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174.5" calcext:value-type="float">
            <text:p>60174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8" calcext:value-type="float">
            <text:p>608</text:p>
          </table:table-cell>
          <table:table-cell/>
          <table:table-cell table:style-name="ce4" office:value-type="float" office:value="301369" calcext:value-type="float">
            <text:p>30136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3674" calcext:value-type="float">
            <text:p>30367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09" calcext:value-type="float">
            <text:p>909</text:p>
          </table:table-cell>
          <table:table-cell/>
          <table:table-cell table:style-name="ce4" office:value-type="string" calcext:value-type="string">
            <text:p>1,31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4E+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341" calcext:value-type="float">
            <text:p>334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675.9" calcext:value-type="float">
            <text:p>11675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734.5" calcext:value-type="float">
            <text:p>11734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3" calcext:value-type="float">
            <text:p>523</text:p>
          </table:table-cell>
          <table:table-cell/>
          <table:table-cell table:style-name="ce4" office:value-type="float" office:value="55386.5" calcext:value-type="float">
            <text:p>55386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6238.7" calcext:value-type="float">
            <text:p>66238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17" calcext:value-type="float">
            <text:p>617</text:p>
          </table:table-cell>
          <table:table-cell/>
          <table:table-cell table:style-name="ce4" office:value-type="float" office:value="344262" calcext:value-type="float">
            <text:p>34426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7765" calcext:value-type="float">
            <text:p>34776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92" calcext:value-type="float">
            <text:p>892</text:p>
          </table:table-cell>
          <table:table-cell/>
          <table:table-cell table:style-name="ce4" office:value-type="string" calcext:value-type="string">
            <text:p>1,53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46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193.8" calcext:value-type="float">
            <text:p>10193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393.8" calcext:value-type="float">
            <text:p>10393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1" calcext:value-type="float">
            <text:p>511</text:p>
          </table:table-cell>
          <table:table-cell/>
          <table:table-cell table:style-name="ce4" office:value-type="float" office:value="51241.2" calcext:value-type="float">
            <text:p>51241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384.4" calcext:value-type="float">
            <text:p>55384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7" calcext:value-type="float">
            <text:p>577</text:p>
          </table:table-cell>
          <table:table-cell/>
          <table:table-cell table:style-name="ce4" office:value-type="float" office:value="349059" calcext:value-type="float">
            <text:p>3490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7079" calcext:value-type="float">
            <text:p>32707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97" calcext:value-type="float">
            <text:p>1197</text:p>
          </table:table-cell>
          <table:table-cell/>
          <table:table-cell table:style-name="ce4" office:value-type="string" calcext:value-type="string">
            <text:p>1,29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4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477" calcext:value-type="float">
            <text:p>2477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353.7" calcext:value-type="float">
            <text:p>9353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439" calcext:value-type="float">
            <text:p>943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0" calcext:value-type="float">
            <text:p>510</text:p>
          </table:table-cell>
          <table:table-cell/>
          <table:table-cell table:style-name="ce4" office:value-type="float" office:value="56847.8" calcext:value-type="float">
            <text:p>56847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936.2" calcext:value-type="float">
            <text:p>54936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8" calcext:value-type="float">
            <text:p>1008</text:p>
          </table:table-cell>
          <table:table-cell/>
          <table:table-cell table:style-name="ce4" office:value-type="float" office:value="349856" calcext:value-type="float">
            <text:p>3498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54614" calcext:value-type="float">
            <text:p>3546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52" calcext:value-type="float">
            <text:p>1152</text:p>
          </table:table-cell>
          <table:table-cell/>
          <table:table-cell table:style-name="ce4" office:value-type="string" calcext:value-type="string">
            <text:p>1,34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2E+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27" calcext:value-type="float">
            <text:p>5027</text:p>
          </table:table-cell>
          <table:table-cell/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399.5" calcext:value-type="float">
            <text:p>10399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262.8" calcext:value-type="float">
            <text:p>11262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2" calcext:value-type="float">
            <text:p>512</text:p>
          </table:table-cell>
          <table:table-cell/>
          <table:table-cell table:style-name="ce4" office:value-type="float" office:value="59604.8" calcext:value-type="float">
            <text:p>59604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856.2" calcext:value-type="float">
            <text:p>52856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4" calcext:value-type="float">
            <text:p>574</text:p>
          </table:table-cell>
          <table:table-cell/>
          <table:table-cell table:style-name="ce4" office:value-type="float" office:value="354842" calcext:value-type="float">
            <text:p>3548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9382" calcext:value-type="float">
            <text:p>32938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07" calcext:value-type="float">
            <text:p>1107</text:p>
          </table:table-cell>
          <table:table-cell/>
          <table:table-cell table:style-name="ce4" office:value-type="string" calcext:value-type="string">
            <text:p>1,29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1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872" calcext:value-type="float">
            <text:p>1872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3747.2" calcext:value-type="float">
            <text:p>13747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359" calcext:value-type="float">
            <text:p>1335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4" calcext:value-type="float">
            <text:p>514</text:p>
          </table:table-cell>
          <table:table-cell/>
          <table:table-cell table:style-name="ce4" office:value-type="float" office:value="64539.7" calcext:value-type="float">
            <text:p>64539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794.6" calcext:value-type="float">
            <text:p>54794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64" calcext:value-type="float">
            <text:p>664</text:p>
          </table:table-cell>
          <table:table-cell/>
          <table:table-cell table:style-name="ce4" office:value-type="float" office:value="285724" calcext:value-type="float">
            <text:p>2857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0345" calcext:value-type="float">
            <text:p>3003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33" calcext:value-type="float">
            <text:p>933</text:p>
          </table:table-cell>
          <table:table-cell/>
          <table:table-cell table:style-name="ce4" office:value-type="string" calcext:value-type="string">
            <text:p>1,35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7E+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586" calcext:value-type="float">
            <text:p>3586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433.3" calcext:value-type="float">
            <text:p>8433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486.2" calcext:value-type="float">
            <text:p>8486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2" calcext:value-type="float">
            <text:p>512</text:p>
          </table:table-cell>
          <table:table-cell/>
          <table:table-cell table:style-name="ce4" office:value-type="float" office:value="52589.5" calcext:value-type="float">
            <text:p>52589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473.3" calcext:value-type="float">
            <text:p>51473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18" calcext:value-type="float">
            <text:p>618</text:p>
          </table:table-cell>
          <table:table-cell/>
          <table:table-cell table:style-name="ce4" office:value-type="float" office:value="299076" calcext:value-type="float">
            <text:p>29907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8622" calcext:value-type="float">
            <text:p>33862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81" calcext:value-type="float">
            <text:p>1781</text:p>
          </table:table-cell>
          <table:table-cell/>
          <table:table-cell table:style-name="ce4" office:value-type="string" calcext:value-type="string">
            <text:p>1,14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07E+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879" calcext:value-type="float">
            <text:p>2879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387.5" calcext:value-type="float">
            <text:p>9387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148.4" calcext:value-type="float">
            <text:p>9148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3" calcext:value-type="float">
            <text:p>523</text:p>
          </table:table-cell>
          <table:table-cell/>
          <table:table-cell table:style-name="ce4" office:value-type="float" office:value="59139.2" calcext:value-type="float">
            <text:p>59139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4848.9" calcext:value-type="float">
            <text:p>64848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0" calcext:value-type="float">
            <text:p>590</text:p>
          </table:table-cell>
          <table:table-cell/>
          <table:table-cell table:style-name="ce4" office:value-type="float" office:value="316936" calcext:value-type="float">
            <text:p>3169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8651" calcext:value-type="float">
            <text:p>3086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34" calcext:value-type="float">
            <text:p>934</text:p>
          </table:table-cell>
          <table:table-cell/>
          <table:table-cell table:style-name="ce4" office:value-type="string" calcext:value-type="string">
            <text:p>1,05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03E+1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491" calcext:value-type="float">
            <text:p>3491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348" calcext:value-type="float">
            <text:p>1134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416.8" calcext:value-type="float">
            <text:p>11416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0" calcext:value-type="float">
            <text:p>510</text:p>
          </table:table-cell>
          <table:table-cell/>
          <table:table-cell table:style-name="ce4" office:value-type="float" office:value="58334.1" calcext:value-type="float">
            <text:p>58334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108.7" calcext:value-type="float">
            <text:p>57108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6" calcext:value-type="float">
            <text:p>546</text:p>
          </table:table-cell>
          <table:table-cell/>
          <table:table-cell table:style-name="ce4" office:value-type="float" office:value="289197" calcext:value-type="float">
            <text:p>28919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2730" calcext:value-type="float">
            <text:p>3227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63" calcext:value-type="float">
            <text:p>1363</text:p>
          </table:table-cell>
          <table:table-cell/>
          <table:table-cell table:style-name="ce4" office:value-type="string" calcext:value-type="string">
            <text:p>1,18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1E+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205" calcext:value-type="float">
            <text:p>2205</text:p>
          </table:table-cell>
          <table:table-cell/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5227.4" calcext:value-type="float">
            <text:p>5227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49.2" calcext:value-type="float">
            <text:p>5149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7" calcext:value-type="float">
            <text:p>507</text:p>
          </table:table-cell>
          <table:table-cell/>
          <table:table-cell table:style-name="ce4" office:value-type="float" office:value="74385.8" calcext:value-type="float">
            <text:p>74385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1381.9" calcext:value-type="float">
            <text:p>81381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8" calcext:value-type="float">
            <text:p>538</text:p>
          </table:table-cell>
          <table:table-cell/>
          <table:table-cell table:style-name="ce4" office:value-type="float" office:value="346708" calcext:value-type="float">
            <text:p>3467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55149" calcext:value-type="float">
            <text:p>3551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29" calcext:value-type="float">
            <text:p>929</text:p>
          </table:table-cell>
          <table:table-cell/>
          <table:table-cell table:style-name="ce4" office:value-type="string" calcext:value-type="string">
            <text:p>1,23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7E+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407" calcext:value-type="float">
            <text:p>2407</text:p>
          </table:table-cell>
          <table:table-cell/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566" calcext:value-type="float">
            <text:p>956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111.5" calcext:value-type="float">
            <text:p>9111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0" calcext:value-type="float">
            <text:p>510</text:p>
          </table:table-cell>
          <table:table-cell/>
          <table:table-cell table:style-name="ce4" office:value-type="float" office:value="85149.2" calcext:value-type="float">
            <text:p>85149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878.6" calcext:value-type="float">
            <text:p>58878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0" calcext:value-type="float">
            <text:p>620</text:p>
          </table:table-cell>
          <table:table-cell/>
          <table:table-cell table:style-name="ce4" office:value-type="float" office:value="295439" calcext:value-type="float">
            <text:p>2954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5494" calcext:value-type="float">
            <text:p>31549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29" calcext:value-type="float">
            <text:p>929</text:p>
          </table:table-cell>
          <table:table-cell/>
          <table:table-cell table:style-name="ce4" office:value-type="string" calcext:value-type="string">
            <text:p>1,19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4E+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62" calcext:value-type="float">
            <text:p>306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096.3" calcext:value-type="float">
            <text:p>11096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633" calcext:value-type="float">
            <text:p>116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3" calcext:value-type="float">
            <text:p>523</text:p>
          </table:table-cell>
          <table:table-cell/>
          <table:table-cell table:style-name="ce4" office:value-type="float" office:value="79570.4" calcext:value-type="float">
            <text:p>79570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9300.5" calcext:value-type="float">
            <text:p>6930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67" calcext:value-type="float">
            <text:p>667</text:p>
          </table:table-cell>
          <table:table-cell/>
          <table:table-cell table:style-name="ce4" office:value-type="float" office:value="282650" calcext:value-type="float">
            <text:p>2826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88849" calcext:value-type="float">
            <text:p>2888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76" calcext:value-type="float">
            <text:p>876</text:p>
          </table:table-cell>
          <table:table-cell/>
          <table:table-cell table:style-name="ce4" office:value-type="string" calcext:value-type="string">
            <text:p>1,28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1E+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255" calcext:value-type="float">
            <text:p>3255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228.5" calcext:value-type="float">
            <text:p>9228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500.6" calcext:value-type="float">
            <text:p>950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4" calcext:value-type="float">
            <text:p>514</text:p>
          </table:table-cell>
          <table:table-cell/>
          <table:table-cell table:style-name="ce4" office:value-type="float" office:value="74312.9" calcext:value-type="float">
            <text:p>74312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141.3" calcext:value-type="float">
            <text:p>54141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3" calcext:value-type="float">
            <text:p>603</text:p>
          </table:table-cell>
          <table:table-cell/>
          <table:table-cell table:style-name="ce4" office:value-type="float" office:value="317611" calcext:value-type="float">
            <text:p>3176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6738" calcext:value-type="float">
            <text:p>3367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34" calcext:value-type="float">
            <text:p>1034</text:p>
          </table:table-cell>
          <table:table-cell/>
          <table:table-cell table:style-name="ce4" office:value-type="string" calcext:value-type="string">
            <text:p>1,03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08E+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368" calcext:value-type="float">
            <text:p>2368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0" calcext:value-type="float">
            <text:p>11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314.3" calcext:value-type="float">
            <text:p>9314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713" calcext:value-type="float">
            <text:p>97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9" calcext:value-type="float">
            <text:p>529</text:p>
          </table:table-cell>
          <table:table-cell/>
          <table:table-cell table:style-name="ce4" office:value-type="float" office:value="59822.5" calcext:value-type="float">
            <text:p>59822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192.3" calcext:value-type="float">
            <text:p>58192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1" calcext:value-type="float">
            <text:p>621</text:p>
          </table:table-cell>
          <table:table-cell/>
          <table:table-cell table:style-name="ce4" office:value-type="float" office:value="290060" calcext:value-type="float">
            <text:p>2900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5456" calcext:value-type="float">
            <text:p>28545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50" calcext:value-type="float">
            <text:p>1350</text:p>
          </table:table-cell>
          <table:table-cell/>
          <table:table-cell table:style-name="ce4" office:value-type="string" calcext:value-type="string">
            <text:p>1,20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10E+1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631" calcext:value-type="float">
            <text:p>3631</text:p>
          </table:table-cell>
          <table:table-cell/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007.3" calcext:value-type="float">
            <text:p>9007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118" calcext:value-type="float">
            <text:p>91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52861.6" calcext:value-type="float">
            <text:p>52861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6020.7" calcext:value-type="float">
            <text:p>66020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77" calcext:value-type="float">
            <text:p>977</text:p>
          </table:table-cell>
          <table:table-cell/>
          <table:table-cell table:style-name="ce4" office:value-type="float" office:value="293828" calcext:value-type="float">
            <text:p>2938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3208" calcext:value-type="float">
            <text:p>3232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89" calcext:value-type="float">
            <text:p>1189</text:p>
          </table:table-cell>
          <table:table-cell/>
          <table:table-cell table:style-name="ce4" office:value-type="string" calcext:value-type="string">
            <text:p>1,26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1E+1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275" calcext:value-type="float">
            <text:p>3275</text:p>
          </table:table-cell>
          <table:table-cell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380.1" calcext:value-type="float">
            <text:p>1038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200.5" calcext:value-type="float">
            <text:p>1020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5" calcext:value-type="float">
            <text:p>515</text:p>
          </table:table-cell>
          <table:table-cell/>
          <table:table-cell table:style-name="ce4" office:value-type="float" office:value="55782.4" calcext:value-type="float">
            <text:p>55782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8807.4" calcext:value-type="float">
            <text:p>68807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5" calcext:value-type="float">
            <text:p>615</text:p>
          </table:table-cell>
          <table:table-cell/>
          <table:table-cell table:style-name="ce4" office:value-type="float" office:value="329704" calcext:value-type="float">
            <text:p>3297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3388" calcext:value-type="float">
            <text:p>33338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96" calcext:value-type="float">
            <text:p>1196</text:p>
          </table:table-cell>
          <table:table-cell/>
          <table:table-cell table:style-name="ce4" office:value-type="string" calcext:value-type="string">
            <text:p>1,17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0E+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835" calcext:value-type="float">
            <text:p>2835</text:p>
          </table:table-cell>
          <table:table-cell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678" calcext:value-type="float">
            <text:p>867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718" calcext:value-type="float">
            <text:p>87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4" calcext:value-type="float">
            <text:p>504</text:p>
          </table:table-cell>
          <table:table-cell/>
          <table:table-cell table:style-name="ce4" office:value-type="float" office:value="47774.7" calcext:value-type="float">
            <text:p>47774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6054.4" calcext:value-type="float">
            <text:p>46054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33" calcext:value-type="float">
            <text:p>933</text:p>
          </table:table-cell>
          <table:table-cell/>
          <table:table-cell table:style-name="ce4" office:value-type="float" office:value="349238" calcext:value-type="float">
            <text:p>3492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4546" calcext:value-type="float">
            <text:p>34454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42" calcext:value-type="float">
            <text:p>1642</text:p>
          </table:table-cell>
          <table:table-cell/>
          <table:table-cell table:style-name="ce4" office:value-type="string" calcext:value-type="string">
            <text:p>1,26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5E+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691" calcext:value-type="float">
            <text:p>3691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172.6" calcext:value-type="float">
            <text:p>7172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757.6" calcext:value-type="float">
            <text:p>7757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2" calcext:value-type="float">
            <text:p>542</text:p>
          </table:table-cell>
          <table:table-cell/>
          <table:table-cell table:style-name="ce4" office:value-type="float" office:value="49607.6" calcext:value-type="float">
            <text:p>49607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9714.3" calcext:value-type="float">
            <text:p>49714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2" calcext:value-type="float">
            <text:p>612</text:p>
          </table:table-cell>
          <table:table-cell/>
          <table:table-cell table:style-name="ce4" office:value-type="float" office:value="325540" calcext:value-type="float">
            <text:p>3255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0355" calcext:value-type="float">
            <text:p>33035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28" calcext:value-type="float">
            <text:p>1028</text:p>
          </table:table-cell>
          <table:table-cell/>
          <table:table-cell table:style-name="ce4" office:value-type="string" calcext:value-type="string">
            <text:p>1,20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8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3" calcext:value-type="float">
            <text:p>2063</text:p>
          </table:table-cell>
          <table:table-cell/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685.5" calcext:value-type="float">
            <text:p>7685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521.7" calcext:value-type="float">
            <text:p>7521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5" calcext:value-type="float">
            <text:p>515</text:p>
          </table:table-cell>
          <table:table-cell/>
          <table:table-cell table:style-name="ce4" office:value-type="float" office:value="48270.6" calcext:value-type="float">
            <text:p>4827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423.8" calcext:value-type="float">
            <text:p>50423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6" calcext:value-type="float">
            <text:p>586</text:p>
          </table:table-cell>
          <table:table-cell/>
          <table:table-cell table:style-name="ce4" office:value-type="float" office:value="297253" calcext:value-type="float">
            <text:p>2972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3000" calcext:value-type="float">
            <text:p>303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05" calcext:value-type="float">
            <text:p>805</text:p>
          </table:table-cell>
          <table:table-cell/>
          <table:table-cell table:style-name="ce4" office:value-type="string" calcext:value-type="string">
            <text:p>1,06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01E+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733" calcext:value-type="float">
            <text:p>2733</text:p>
          </table:table-cell>
          <table:table-cell/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409.6" calcext:value-type="float">
            <text:p>9409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149" calcext:value-type="float">
            <text:p>101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2" calcext:value-type="float">
            <text:p>532</text:p>
          </table:table-cell>
          <table:table-cell/>
          <table:table-cell table:style-name="ce4" office:value-type="float" office:value="47527.8" calcext:value-type="float">
            <text:p>47527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7939.2" calcext:value-type="float">
            <text:p>67939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43" calcext:value-type="float">
            <text:p>643</text:p>
          </table:table-cell>
          <table:table-cell/>
          <table:table-cell table:style-name="ce4" office:value-type="float" office:value="315367" calcext:value-type="float">
            <text:p>31536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7071" calcext:value-type="float">
            <text:p>30707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87" calcext:value-type="float">
            <text:p>1187</text:p>
          </table:table-cell>
          <table:table-cell/>
          <table:table-cell table:style-name="ce4" office:value-type="string" calcext:value-type="string">
            <text:p>1,19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12E+1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807" calcext:value-type="float">
            <text:p>3807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461.9" calcext:value-type="float">
            <text:p>11461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421.2" calcext:value-type="float">
            <text:p>11421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1" calcext:value-type="float">
            <text:p>521</text:p>
          </table:table-cell>
          <table:table-cell/>
          <table:table-cell table:style-name="ce4" office:value-type="float" office:value="52455.6" calcext:value-type="float">
            <text:p>52455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6382.4" calcext:value-type="float">
            <text:p>46382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1" calcext:value-type="float">
            <text:p>581</text:p>
          </table:table-cell>
          <table:table-cell/>
          <table:table-cell table:style-name="ce4" office:value-type="float" office:value="309329" calcext:value-type="float">
            <text:p>3093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3747" calcext:value-type="float">
            <text:p>29374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45" calcext:value-type="float">
            <text:p>1245</text:p>
          </table:table-cell>
          <table:table-cell/>
          <table:table-cell table:style-name="ce4" office:value-type="string" calcext:value-type="string">
            <text:p>1,17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9E+1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813" calcext:value-type="float">
            <text:p>3813</text:p>
          </table:table-cell>
          <table:table-cell/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98" calcext:value-type="float">
            <text:p>98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418.8" calcext:value-type="float">
            <text:p>10418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00.3" calcext:value-type="float">
            <text:p>9900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3" calcext:value-type="float">
            <text:p>503</text:p>
          </table:table-cell>
          <table:table-cell/>
          <table:table-cell table:style-name="ce4" office:value-type="float" office:value="68733.8" calcext:value-type="float">
            <text:p>68733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218" calcext:value-type="float">
            <text:p>702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63" calcext:value-type="float">
            <text:p>663</text:p>
          </table:table-cell>
          <table:table-cell/>
          <table:table-cell table:style-name="ce4" office:value-type="float" office:value="330657" calcext:value-type="float">
            <text:p>33065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4902" calcext:value-type="float">
            <text:p>3149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48" calcext:value-type="float">
            <text:p>1048</text:p>
          </table:table-cell>
          <table:table-cell/>
          <table:table-cell table:style-name="ce4" office:value-type="string" calcext:value-type="string">
            <text:p>1,32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9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650" calcext:value-type="float">
            <text:p>265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255.6" calcext:value-type="float">
            <text:p>9255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303.2" calcext:value-type="float">
            <text:p>9303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4" calcext:value-type="float">
            <text:p>514</text:p>
          </table:table-cell>
          <table:table-cell/>
          <table:table-cell table:style-name="ce4" office:value-type="float" office:value="47767.1" calcext:value-type="float">
            <text:p>47767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3550.7" calcext:value-type="float">
            <text:p>6355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60" calcext:value-type="float">
            <text:p>660</text:p>
          </table:table-cell>
          <table:table-cell/>
          <table:table-cell table:style-name="ce4" office:value-type="float" office:value="300659" calcext:value-type="float">
            <text:p>30065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0066" calcext:value-type="float">
            <text:p>30006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21" calcext:value-type="float">
            <text:p>1521</text:p>
          </table:table-cell>
          <table:table-cell/>
          <table:table-cell table:style-name="ce4" office:value-type="string" calcext:value-type="string">
            <text:p>1,22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41E+1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706" calcext:value-type="float">
            <text:p>3706</text:p>
          </table:table-cell>
          <table:table-cell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10" calcext:value-type="float">
            <text:p>21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088.1" calcext:value-type="float">
            <text:p>8088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237.7" calcext:value-type="float">
            <text:p>8237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58072.3" calcext:value-type="float">
            <text:p>58072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3208.6" calcext:value-type="float">
            <text:p>63208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91" calcext:value-type="float">
            <text:p>591</text:p>
          </table:table-cell>
          <table:table-cell/>
          <table:table-cell table:style-name="ce4" office:value-type="float" office:value="305946" calcext:value-type="float">
            <text:p>3059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8150" calcext:value-type="float">
            <text:p>3281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44" calcext:value-type="float">
            <text:p>944</text:p>
          </table:table-cell>
          <table:table-cell/>
          <table:table-cell table:style-name="ce4" office:value-type="string" calcext:value-type="string">
            <text:p>1,08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05E+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783" calcext:value-type="float">
            <text:p>378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2386.8" calcext:value-type="float">
            <text:p>12386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477.7" calcext:value-type="float">
            <text:p>12477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6" calcext:value-type="float">
            <text:p>546</text:p>
          </table:table-cell>
          <table:table-cell/>
          <table:table-cell table:style-name="ce4" office:value-type="float" office:value="45799.8" calcext:value-type="float">
            <text:p>45799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2505.4" calcext:value-type="float">
            <text:p>42505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17" calcext:value-type="float">
            <text:p>917</text:p>
          </table:table-cell>
          <table:table-cell/>
          <table:table-cell table:style-name="ce4" office:value-type="float" office:value="340903" calcext:value-type="float">
            <text:p>3409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6044" calcext:value-type="float">
            <text:p>33604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32" calcext:value-type="float">
            <text:p>1032</text:p>
          </table:table-cell>
          <table:table-cell/>
          <table:table-cell table:style-name="ce4" office:value-type="string" calcext:value-type="string">
            <text:p>1,31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8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72" calcext:value-type="float">
            <text:p>1972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698.1" calcext:value-type="float">
            <text:p>8698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821" calcext:value-type="float">
            <text:p>88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58975.8" calcext:value-type="float">
            <text:p>58975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819.6" calcext:value-type="float">
            <text:p>60819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4" calcext:value-type="float">
            <text:p>544</text:p>
          </table:table-cell>
          <table:table-cell/>
          <table:table-cell table:style-name="ce4" office:value-type="float" office:value="336436" calcext:value-type="float">
            <text:p>3364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5771" calcext:value-type="float">
            <text:p>31577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6" calcext:value-type="float">
            <text:p>796</text:p>
          </table:table-cell>
          <table:table-cell/>
          <table:table-cell table:style-name="ce4" office:value-type="string" calcext:value-type="string">
            <text:p>1,24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0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86" calcext:value-type="float">
            <text:p>1986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3801.7" calcext:value-type="float">
            <text:p>13801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182.3" calcext:value-type="float">
            <text:p>15182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7" calcext:value-type="float">
            <text:p>507</text:p>
          </table:table-cell>
          <table:table-cell/>
          <table:table-cell table:style-name="ce4" office:value-type="float" office:value="55304.4" calcext:value-type="float">
            <text:p>55304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245.5" calcext:value-type="float">
            <text:p>52245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0" calcext:value-type="float">
            <text:p>590</text:p>
          </table:table-cell>
          <table:table-cell/>
          <table:table-cell table:style-name="ce4" office:value-type="float" office:value="313840" calcext:value-type="float">
            <text:p>3138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1706" calcext:value-type="float">
            <text:p>3117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72" calcext:value-type="float">
            <text:p>1072</text:p>
          </table:table-cell>
          <table:table-cell/>
          <table:table-cell table:style-name="ce4" office:value-type="string" calcext:value-type="string">
            <text:p>1,36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1E+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242" calcext:value-type="float">
            <text:p>3242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655.4" calcext:value-type="float">
            <text:p>10655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729.2" calcext:value-type="float">
            <text:p>10729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5" calcext:value-type="float">
            <text:p>535</text:p>
          </table:table-cell>
          <table:table-cell/>
          <table:table-cell table:style-name="ce4" office:value-type="float" office:value="53937.6" calcext:value-type="float">
            <text:p>53937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9919.6" calcext:value-type="float">
            <text:p>49919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5" calcext:value-type="float">
            <text:p>565</text:p>
          </table:table-cell>
          <table:table-cell/>
          <table:table-cell table:style-name="ce4" office:value-type="float" office:value="309472" calcext:value-type="float">
            <text:p>30947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5013" calcext:value-type="float">
            <text:p>3350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7" calcext:value-type="float">
            <text:p>757</text:p>
          </table:table-cell>
          <table:table-cell/>
          <table:table-cell table:style-name="ce4" office:value-type="string" calcext:value-type="string">
            <text:p>1,31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4E+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200" calcext:value-type="float">
            <text:p>320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958.7" calcext:value-type="float">
            <text:p>9958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862.7" calcext:value-type="float">
            <text:p>9862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2" calcext:value-type="float">
            <text:p>512</text:p>
          </table:table-cell>
          <table:table-cell/>
          <table:table-cell table:style-name="ce4" office:value-type="float" office:value="51441.9" calcext:value-type="float">
            <text:p>51441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316.7" calcext:value-type="float">
            <text:p>51316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55" calcext:value-type="float">
            <text:p>655</text:p>
          </table:table-cell>
          <table:table-cell/>
          <table:table-cell table:style-name="ce4" office:value-type="float" office:value="280792" calcext:value-type="float">
            <text:p>28079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78802" calcext:value-type="float">
            <text:p>2788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76" calcext:value-type="float">
            <text:p>976</text:p>
          </table:table-cell>
          <table:table-cell/>
          <table:table-cell table:style-name="ce4" office:value-type="string" calcext:value-type="string">
            <text:p>1,28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2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668" calcext:value-type="float">
            <text:p>2668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325.5" calcext:value-type="float">
            <text:p>10325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73.3" calcext:value-type="float">
            <text:p>10073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43671.8" calcext:value-type="float">
            <text:p>43671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413" calcext:value-type="float">
            <text:p>404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4" calcext:value-type="float">
            <text:p>604</text:p>
          </table:table-cell>
          <table:table-cell/>
          <table:table-cell table:style-name="ce4" office:value-type="float" office:value="317191" calcext:value-type="float">
            <text:p>31719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8348" calcext:value-type="float">
            <text:p>32834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72" calcext:value-type="float">
            <text:p>1272</text:p>
          </table:table-cell>
          <table:table-cell/>
          <table:table-cell table:style-name="ce4" office:value-type="string" calcext:value-type="string">
            <text:p>1,21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09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392" calcext:value-type="float">
            <text:p>239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358.7" calcext:value-type="float">
            <text:p>11358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358.7" calcext:value-type="float">
            <text:p>11358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0" calcext:value-type="float">
            <text:p>520</text:p>
          </table:table-cell>
          <table:table-cell/>
          <table:table-cell table:style-name="ce4" office:value-type="float" office:value="64070.8" calcext:value-type="float">
            <text:p>64070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067.7" calcext:value-type="float">
            <text:p>55067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5" calcext:value-type="float">
            <text:p>545</text:p>
          </table:table-cell>
          <table:table-cell/>
          <table:table-cell table:style-name="ce4" office:value-type="float" office:value="312791" calcext:value-type="float">
            <text:p>31279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4910" calcext:value-type="float">
            <text:p>3049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84" calcext:value-type="float">
            <text:p>1584</text:p>
          </table:table-cell>
          <table:table-cell/>
          <table:table-cell table:style-name="ce4" office:value-type="string" calcext:value-type="string">
            <text:p>1,34E+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3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02" calcext:value-type="float">
            <text:p>180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499.3" calcext:value-type="float">
            <text:p>9499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874" calcext:value-type="float">
            <text:p>887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4" calcext:value-type="float">
            <text:p>524</text:p>
          </table:table-cell>
          <table:table-cell/>
          <table:table-cell table:style-name="ce4" office:value-type="float" office:value="46550" calcext:value-type="float">
            <text:p>465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4997.9" calcext:value-type="float">
            <text:p>64997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3" calcext:value-type="float">
            <text:p>593</text:p>
          </table:table-cell>
          <table:table-cell/>
          <table:table-cell table:style-name="ce4" office:value-type="float" office:value="301253" calcext:value-type="float">
            <text:p>3012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6421" calcext:value-type="float">
            <text:p>31642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37" calcext:value-type="float">
            <text:p>1037</text:p>
          </table:table-cell>
          <table:table-cell/>
          <table:table-cell table:style-name="ce4" office:value-type="string" calcext:value-type="string">
            <text:p>1,29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4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39" calcext:value-type="float">
            <text:p>2039</text:p>
          </table:table-cell>
          <table:table-cell/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215.9" calcext:value-type="float">
            <text:p>11215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610.5" calcext:value-type="float">
            <text:p>1161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8" calcext:value-type="float">
            <text:p>518</text:p>
          </table:table-cell>
          <table:table-cell/>
          <table:table-cell table:style-name="ce4" office:value-type="float" office:value="46171.4" calcext:value-type="float">
            <text:p>46171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6797.4" calcext:value-type="float">
            <text:p>46797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7" calcext:value-type="float">
            <text:p>587</text:p>
          </table:table-cell>
          <table:table-cell/>
          <table:table-cell table:style-name="ce4" office:value-type="float" office:value="309284" calcext:value-type="float">
            <text:p>30928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3367" calcext:value-type="float">
            <text:p>30336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97" calcext:value-type="float">
            <text:p>997</text:p>
          </table:table-cell>
          <table:table-cell/>
          <table:table-cell table:style-name="ce4" office:value-type="string" calcext:value-type="string">
            <text:p>1,29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3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175" calcext:value-type="float">
            <text:p>2175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273.7" calcext:value-type="float">
            <text:p>10273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73.8" calcext:value-type="float">
            <text:p>9473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8" calcext:value-type="float">
            <text:p>518</text:p>
          </table:table-cell>
          <table:table-cell/>
          <table:table-cell table:style-name="ce4" office:value-type="float" office:value="59799.6" calcext:value-type="float">
            <text:p>59799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7780.4" calcext:value-type="float">
            <text:p>47780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9" calcext:value-type="float">
            <text:p>569</text:p>
          </table:table-cell>
          <table:table-cell/>
          <table:table-cell table:style-name="ce4" office:value-type="float" office:value="348394" calcext:value-type="float">
            <text:p>34839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59763" calcext:value-type="float">
            <text:p>35976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05" calcext:value-type="float">
            <text:p>905</text:p>
          </table:table-cell>
          <table:table-cell/>
          <table:table-cell table:style-name="ce4" office:value-type="string" calcext:value-type="string">
            <text:p>1,29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5E+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30" calcext:value-type="float">
            <text:p>203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989.1" calcext:value-type="float">
            <text:p>9989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142.8" calcext:value-type="float">
            <text:p>10142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0" calcext:value-type="float">
            <text:p>530</text:p>
          </table:table-cell>
          <table:table-cell/>
          <table:table-cell table:style-name="ce4" office:value-type="float" office:value="54748.4" calcext:value-type="float">
            <text:p>54748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670.8" calcext:value-type="float">
            <text:p>52670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18" calcext:value-type="float">
            <text:p>918</text:p>
          </table:table-cell>
          <table:table-cell/>
          <table:table-cell table:style-name="ce4" office:value-type="float" office:value="343929" calcext:value-type="float">
            <text:p>3439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6534" calcext:value-type="float">
            <text:p>34653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86" calcext:value-type="float">
            <text:p>986</text:p>
          </table:table-cell>
          <table:table-cell/>
          <table:table-cell table:style-name="ce4" office:value-type="string" calcext:value-type="string">
            <text:p>1,13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5E+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36" calcext:value-type="float">
            <text:p>1336</text:p>
          </table:table-cell>
          <table:table-cell/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254.8" calcext:value-type="float">
            <text:p>8254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148.1" calcext:value-type="float">
            <text:p>9148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" calcext:value-type="float">
            <text:p>517</text:p>
          </table:table-cell>
          <table:table-cell/>
          <table:table-cell table:style-name="ce4" office:value-type="float" office:value="57345.1" calcext:value-type="float">
            <text:p>57345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594.1" calcext:value-type="float">
            <text:p>94594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30" calcext:value-type="float">
            <text:p>730</text:p>
          </table:table-cell>
          <table:table-cell/>
          <table:table-cell table:style-name="ce4" office:value-type="float" office:value="324501" calcext:value-type="float">
            <text:p>3245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6797" calcext:value-type="float">
            <text:p>31679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09" calcext:value-type="float">
            <text:p>1909</text:p>
          </table:table-cell>
          <table:table-cell/>
          <table:table-cell table:style-name="ce4" office:value-type="string" calcext:value-type="string">
            <text:p>1,28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0E+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91" calcext:value-type="float">
            <text:p>309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498" calcext:value-type="float">
            <text:p>949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65.2" calcext:value-type="float">
            <text:p>9965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0" calcext:value-type="float">
            <text:p>500</text:p>
          </table:table-cell>
          <table:table-cell/>
          <table:table-cell table:style-name="ce4" office:value-type="float" office:value="46902.2" calcext:value-type="float">
            <text:p>46902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8909.4" calcext:value-type="float">
            <text:p>68909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31" calcext:value-type="float">
            <text:p>631</text:p>
          </table:table-cell>
          <table:table-cell/>
          <table:table-cell table:style-name="ce4" office:value-type="float" office:value="325010" calcext:value-type="float">
            <text:p>3250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2773" calcext:value-type="float">
            <text:p>32277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86" calcext:value-type="float">
            <text:p>1286</text:p>
          </table:table-cell>
          <table:table-cell/>
          <table:table-cell table:style-name="ce4" office:value-type="string" calcext:value-type="string">
            <text:p>1,42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7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79" calcext:value-type="float">
            <text:p>2079</text:p>
          </table:table-cell>
          <table:table-cell/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160.7" calcext:value-type="float">
            <text:p>816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614.1" calcext:value-type="float">
            <text:p>8614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51952.5" calcext:value-type="float">
            <text:p>51952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795" calcext:value-type="float">
            <text:p>367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7" calcext:value-type="float">
            <text:p>617</text:p>
          </table:table-cell>
          <table:table-cell/>
          <table:table-cell table:style-name="ce4" office:value-type="float" office:value="404436" calcext:value-type="float">
            <text:p>4044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2933" calcext:value-type="float">
            <text:p>40293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0" calcext:value-type="float">
            <text:p>790</text:p>
          </table:table-cell>
          <table:table-cell/>
          <table:table-cell table:style-name="ce4" office:value-type="string" calcext:value-type="string">
            <text:p>1,42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8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19" calcext:value-type="float">
            <text:p>2319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994.8" calcext:value-type="float">
            <text:p>11994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834.8" calcext:value-type="float">
            <text:p>11834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" calcext:value-type="float">
            <text:p>517</text:p>
          </table:table-cell>
          <table:table-cell/>
          <table:table-cell table:style-name="ce4" office:value-type="float" office:value="44997.9" calcext:value-type="float">
            <text:p>44997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7172.3" calcext:value-type="float">
            <text:p>47172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15" calcext:value-type="float">
            <text:p>915</text:p>
          </table:table-cell>
          <table:table-cell/>
          <table:table-cell table:style-name="ce4" office:value-type="float" office:value="345194" calcext:value-type="float">
            <text:p>34519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2250" calcext:value-type="float">
            <text:p>3422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89" calcext:value-type="float">
            <text:p>1489</text:p>
          </table:table-cell>
          <table:table-cell/>
          <table:table-cell table:style-name="ce4" office:value-type="string" calcext:value-type="string">
            <text:p>1,33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7E+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493" calcext:value-type="float">
            <text:p>349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175" calcext:value-type="float">
            <text:p>91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167" calcext:value-type="float">
            <text:p>91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5" calcext:value-type="float">
            <text:p>505</text:p>
          </table:table-cell>
          <table:table-cell/>
          <table:table-cell table:style-name="ce4" office:value-type="float" office:value="45924.7" calcext:value-type="float">
            <text:p>45924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052.8" calcext:value-type="float">
            <text:p>58052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3" calcext:value-type="float">
            <text:p>573</text:p>
          </table:table-cell>
          <table:table-cell/>
          <table:table-cell table:style-name="ce4" office:value-type="float" office:value="354962" calcext:value-type="float">
            <text:p>35496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8550" calcext:value-type="float">
            <text:p>34855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629" calcext:value-type="float">
            <text:p>1629</text:p>
          </table:table-cell>
          <table:table-cell/>
          <table:table-cell table:style-name="ce4" office:value-type="string" calcext:value-type="string">
            <text:p>1,28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18E+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505" calcext:value-type="float">
            <text:p>3505</text:p>
          </table:table-cell>
          <table:table-cell/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2104.3" calcext:value-type="float">
            <text:p>12104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455.3" calcext:value-type="float">
            <text:p>11455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8" calcext:value-type="float">
            <text:p>518</text:p>
          </table:table-cell>
          <table:table-cell/>
          <table:table-cell table:style-name="ce4" office:value-type="float" office:value="48896.9" calcext:value-type="float">
            <text:p>48896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7429.1" calcext:value-type="float">
            <text:p>47429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04" calcext:value-type="float">
            <text:p>704</text:p>
          </table:table-cell>
          <table:table-cell/>
          <table:table-cell table:style-name="ce4" office:value-type="float" office:value="351723" calcext:value-type="float">
            <text:p>3517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56879" calcext:value-type="float">
            <text:p>35687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51" calcext:value-type="float">
            <text:p>1051</text:p>
          </table:table-cell>
          <table:table-cell/>
          <table:table-cell table:style-name="ce4" office:value-type="string" calcext:value-type="string">
            <text:p>1,19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1E+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724" calcext:value-type="float">
            <text:p>2724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4159.6" calcext:value-type="float">
            <text:p>14159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288.2" calcext:value-type="float">
            <text:p>14288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0" calcext:value-type="float">
            <text:p>510</text:p>
          </table:table-cell>
          <table:table-cell/>
          <table:table-cell table:style-name="ce4" office:value-type="float" office:value="62987" calcext:value-type="float">
            <text:p>6298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879.5" calcext:value-type="float">
            <text:p>58879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34" calcext:value-type="float">
            <text:p>934</text:p>
          </table:table-cell>
          <table:table-cell/>
          <table:table-cell table:style-name="ce4" office:value-type="float" office:value="358794" calcext:value-type="float">
            <text:p>35879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55780" calcext:value-type="float">
            <text:p>35578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03" calcext:value-type="float">
            <text:p>1403</text:p>
          </table:table-cell>
          <table:table-cell/>
          <table:table-cell table:style-name="ce4" office:value-type="string" calcext:value-type="string">
            <text:p>1,40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1E+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13" calcext:value-type="float">
            <text:p>321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7869.4" calcext:value-type="float">
            <text:p>7869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869.4" calcext:value-type="float">
            <text:p>7869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6" calcext:value-type="float">
            <text:p>526</text:p>
          </table:table-cell>
          <table:table-cell/>
          <table:table-cell table:style-name="ce4" office:value-type="float" office:value="53645.9" calcext:value-type="float">
            <text:p>53645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830.8" calcext:value-type="float">
            <text:p>32830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38" calcext:value-type="float">
            <text:p>638</text:p>
          </table:table-cell>
          <table:table-cell/>
          <table:table-cell table:style-name="ce4" office:value-type="float" office:value="348122" calcext:value-type="float">
            <text:p>3481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7629" calcext:value-type="float">
            <text:p>32762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67" calcext:value-type="float">
            <text:p>2267</text:p>
          </table:table-cell>
          <table:table-cell/>
          <table:table-cell table:style-name="ce4" office:value-type="string" calcext:value-type="string">
            <text:p>1,37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8E+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297" calcext:value-type="float">
            <text:p>2297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667.8" calcext:value-type="float">
            <text:p>10667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559.7" calcext:value-type="float">
            <text:p>9559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9" calcext:value-type="float">
            <text:p>529</text:p>
          </table:table-cell>
          <table:table-cell/>
          <table:table-cell table:style-name="ce4" office:value-type="float" office:value="75405.1" calcext:value-type="float">
            <text:p>75405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559" calcext:value-type="float">
            <text:p>5155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7" calcext:value-type="float">
            <text:p>577</text:p>
          </table:table-cell>
          <table:table-cell/>
          <table:table-cell table:style-name="ce4" office:value-type="float" office:value="372620" calcext:value-type="float">
            <text:p>3726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2985" calcext:value-type="float">
            <text:p>36298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77" calcext:value-type="float">
            <text:p>1077</text:p>
          </table:table-cell>
          <table:table-cell/>
          <table:table-cell table:style-name="ce4" office:value-type="string" calcext:value-type="string">
            <text:p>1,35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0E+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392" calcext:value-type="float">
            <text:p>2392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759.6" calcext:value-type="float">
            <text:p>9759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140.6" calcext:value-type="float">
            <text:p>1014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81810.5" calcext:value-type="float">
            <text:p>8181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1450.2" calcext:value-type="float">
            <text:p>71450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09" calcext:value-type="float">
            <text:p>809</text:p>
          </table:table-cell>
          <table:table-cell/>
          <table:table-cell table:style-name="ce4" office:value-type="float" office:value="287242" calcext:value-type="float">
            <text:p>2872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5819" calcext:value-type="float">
            <text:p>29581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69" calcext:value-type="float">
            <text:p>969</text:p>
          </table:table-cell>
          <table:table-cell/>
          <table:table-cell table:style-name="ce4" office:value-type="string" calcext:value-type="string">
            <text:p>1,40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7E+1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293" calcext:value-type="float">
            <text:p>229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208.5" calcext:value-type="float">
            <text:p>8208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208.5" calcext:value-type="float">
            <text:p>8208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0" calcext:value-type="float">
            <text:p>510</text:p>
          </table:table-cell>
          <table:table-cell/>
          <table:table-cell table:style-name="ce4" office:value-type="float" office:value="44451.9" calcext:value-type="float">
            <text:p>44451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8901.7" calcext:value-type="float">
            <text:p>48901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3" calcext:value-type="float">
            <text:p>603</text:p>
          </table:table-cell>
          <table:table-cell/>
          <table:table-cell table:style-name="ce4" office:value-type="float" office:value="381996" calcext:value-type="float">
            <text:p>38199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4709" calcext:value-type="float">
            <text:p>4047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31" calcext:value-type="float">
            <text:p>931</text:p>
          </table:table-cell>
          <table:table-cell/>
          <table:table-cell table:style-name="ce4" office:value-type="string" calcext:value-type="string">
            <text:p>1,29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25E+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25" calcext:value-type="float">
            <text:p>2025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0308" calcext:value-type="float">
            <text:p>103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939.8" calcext:value-type="float">
            <text:p>10939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9" calcext:value-type="float">
            <text:p>529</text:p>
          </table:table-cell>
          <table:table-cell/>
          <table:table-cell table:style-name="ce4" office:value-type="float" office:value="61709.1" calcext:value-type="float">
            <text:p>61709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9416.7" calcext:value-type="float">
            <text:p>59416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27" calcext:value-type="float">
            <text:p>627</text:p>
          </table:table-cell>
          <table:table-cell/>
          <table:table-cell table:style-name="ce4" office:value-type="float" office:value="313764" calcext:value-type="float">
            <text:p>3137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8603" calcext:value-type="float">
            <text:p>3186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4" calcext:value-type="float">
            <text:p>814</text:p>
          </table:table-cell>
          <table:table-cell/>
          <table:table-cell table:style-name="ce4" office:value-type="string" calcext:value-type="string">
            <text:p>1,23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0E+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158" calcext:value-type="float">
            <text:p>2158</text:p>
          </table:table-cell>
          <table:table-cell/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429.8" calcext:value-type="float">
            <text:p>9429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29.8" calcext:value-type="float">
            <text:p>9429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4" calcext:value-type="float">
            <text:p>524</text:p>
          </table:table-cell>
          <table:table-cell/>
          <table:table-cell table:style-name="ce4" office:value-type="float" office:value="68346.3" calcext:value-type="float">
            <text:p>68346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3907.1" calcext:value-type="float">
            <text:p>73907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20" calcext:value-type="float">
            <text:p>1020</text:p>
          </table:table-cell>
          <table:table-cell/>
          <table:table-cell table:style-name="ce4" office:value-type="float" office:value="328492" calcext:value-type="float">
            <text:p>32849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9642" calcext:value-type="float">
            <text:p>30964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65" calcext:value-type="float">
            <text:p>1365</text:p>
          </table:table-cell>
          <table:table-cell/>
          <table:table-cell table:style-name="ce4" office:value-type="string" calcext:value-type="string">
            <text:p>1,12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16E+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74" calcext:value-type="float">
            <text:p>2074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471.2" calcext:value-type="float">
            <text:p>9471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532.5" calcext:value-type="float">
            <text:p>9532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1" calcext:value-type="float">
            <text:p>511</text:p>
          </table:table-cell>
          <table:table-cell/>
          <table:table-cell table:style-name="ce4" office:value-type="float" office:value="47360.4" calcext:value-type="float">
            <text:p>47360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047.4" calcext:value-type="float">
            <text:p>45047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18" calcext:value-type="float">
            <text:p>1118</text:p>
          </table:table-cell>
          <table:table-cell/>
          <table:table-cell table:style-name="ce4" office:value-type="float" office:value="353572" calcext:value-type="float">
            <text:p>35357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0137" calcext:value-type="float">
            <text:p>30013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620" calcext:value-type="float">
            <text:p>1620</text:p>
          </table:table-cell>
          <table:table-cell/>
          <table:table-cell table:style-name="ce4" office:value-type="string" calcext:value-type="string">
            <text:p>1,48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36E+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020" calcext:value-type="float">
            <text:p>3020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11500.2" calcext:value-type="float">
            <text:p>11500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524.2" calcext:value-type="float">
            <text:p>11524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6" calcext:value-type="float">
            <text:p>526</text:p>
          </table:table-cell>
          <table:table-cell/>
          <table:table-cell table:style-name="ce4" office:value-type="float" office:value="69718.2" calcext:value-type="float">
            <text:p>69718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3236" calcext:value-type="float">
            <text:p>632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94" calcext:value-type="float">
            <text:p>594</text:p>
          </table:table-cell>
          <table:table-cell/>
          <table:table-cell table:style-name="ce4" office:value-type="float" office:value="312738" calcext:value-type="float">
            <text:p>3127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6430" calcext:value-type="float">
            <text:p>3064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46" calcext:value-type="float">
            <text:p>1346</text:p>
          </table:table-cell>
          <table:table-cell/>
          <table:table-cell table:style-name="ce4" office:value-type="string" calcext:value-type="string">
            <text:p>1,27E+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,18E+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145" calcext:value-type="float">
            <text:p>3145</text:p>
          </table:table-cell>
          <table:table-cell/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8136.5" calcext:value-type="float">
            <text:p>8136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611.7" calcext:value-type="float">
            <text:p>8611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6" calcext:value-type="float">
            <text:p>526</text:p>
          </table:table-cell>
          <table:table-cell/>
          <table:table-cell table:style-name="ce4" office:value-type="float" office:value="51112.9" calcext:value-type="float">
            <text:p>51112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054.9" calcext:value-type="float">
            <text:p>56054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1" calcext:value-type="float">
            <text:p>601</text:p>
          </table:table-cell>
          <table:table-cell/>
          <table:table-cell table:style-name="ce4" office:value-type="float" office:value="268346" calcext:value-type="float">
            <text:p>2683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71755" calcext:value-type="float">
            <text:p>27175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01" calcext:value-type="float">
            <text:p>1401</text:p>
          </table:table-cell>
          <table:table-cell/>
          <table:table-cell table:style-name="ce4" office:value-type="string" calcext:value-type="string">
            <text:p>1,31E+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27E+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54" calcext:value-type="float">
            <text:p>1954</text:p>
          </table:table-cell>
          <table:table-cell/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float" office:value="9101.1" calcext:value-type="float">
            <text:p>9101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472.8" calcext:value-type="float">
            <text:p>9472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6" calcext:value-type="float">
            <text:p>506</text:p>
          </table:table-cell>
          <table:table-cell/>
          <table:table-cell table:style-name="ce4" office:value-type="float" office:value="53765.3" calcext:value-type="float">
            <text:p>53765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930.7" calcext:value-type="float">
            <text:p>5493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7" calcext:value-type="float">
            <text:p>617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3920.9" calcext:value-type="float">
            <text:p>13920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712.9" calcext:value-type="float">
            <text:p>13712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5" calcext:value-type="float">
            <text:p>525</text:p>
          </table:table-cell>
          <table:table-cell/>
          <table:table-cell table:style-name="ce4" office:value-type="float" office:value="53057.5" calcext:value-type="float">
            <text:p>53057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797.6" calcext:value-type="float">
            <text:p>52797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2" calcext:value-type="float">
            <text:p>602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2644.1" calcext:value-type="float">
            <text:p>12644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240.3" calcext:value-type="float">
            <text:p>14240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4" calcext:value-type="float">
            <text:p>514</text:p>
          </table:table-cell>
          <table:table-cell/>
          <table:table-cell table:style-name="ce4" office:value-type="float" office:value="43256.8" calcext:value-type="float">
            <text:p>43256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504.9" calcext:value-type="float">
            <text:p>57504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40" calcext:value-type="float">
            <text:p>640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3484.5" calcext:value-type="float">
            <text:p>13484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768.3" calcext:value-type="float">
            <text:p>10768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0" calcext:value-type="float">
            <text:p>510</text:p>
          </table:table-cell>
          <table:table-cell/>
          <table:table-cell table:style-name="ce4" office:value-type="float" office:value="51063.7" calcext:value-type="float">
            <text:p>51063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189.3" calcext:value-type="float">
            <text:p>50189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51" calcext:value-type="float">
            <text:p>651</text:p>
          </table:table-cell>
          <table:table-cell table:number-columns-repeated="13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144.4" calcext:value-type="float">
            <text:p>10144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429.4" calcext:value-type="float">
            <text:p>12429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4" calcext:value-type="float">
            <text:p>514</text:p>
          </table:table-cell>
          <table:table-cell/>
          <table:table-cell table:style-name="ce4" office:value-type="float" office:value="44766.9" calcext:value-type="float">
            <text:p>44766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3908.4" calcext:value-type="float">
            <text:p>43908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9" calcext:value-type="float">
            <text:p>579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2214.3" calcext:value-type="float">
            <text:p>12214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890.2" calcext:value-type="float">
            <text:p>13890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0" calcext:value-type="float">
            <text:p>530</text:p>
          </table:table-cell>
          <table:table-cell/>
          <table:table-cell table:style-name="ce4" office:value-type="float" office:value="60085.9" calcext:value-type="float">
            <text:p>60085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4046" calcext:value-type="float">
            <text:p>740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35" calcext:value-type="float">
            <text:p>635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23" calcext:value-type="float">
            <text:p>23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492.1" calcext:value-type="float">
            <text:p>11492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217.5" calcext:value-type="float">
            <text:p>11217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0" calcext:value-type="float">
            <text:p>520</text:p>
          </table:table-cell>
          <table:table-cell/>
          <table:table-cell table:style-name="ce4" office:value-type="float" office:value="55159.6" calcext:value-type="float">
            <text:p>55159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361" calcext:value-type="float">
            <text:p>5036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60" calcext:value-type="float">
            <text:p>660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841" calcext:value-type="float">
            <text:p>98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747.5" calcext:value-type="float">
            <text:p>9747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2" calcext:value-type="float">
            <text:p>582</text:p>
          </table:table-cell>
          <table:table-cell/>
          <table:table-cell table:style-name="ce4" office:value-type="float" office:value="53953.2" calcext:value-type="float">
            <text:p>53953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5958.2" calcext:value-type="float">
            <text:p>65958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3" calcext:value-type="float">
            <text:p>573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930" calcext:value-type="float">
            <text:p>109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314.4" calcext:value-type="float">
            <text:p>11314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" calcext:value-type="float">
            <text:p>517</text:p>
          </table:table-cell>
          <table:table-cell/>
          <table:table-cell table:style-name="ce4" office:value-type="float" office:value="38937.2" calcext:value-type="float">
            <text:p>38937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8561.2" calcext:value-type="float">
            <text:p>38561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3" calcext:value-type="float">
            <text:p>583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240.4" calcext:value-type="float">
            <text:p>10240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832.6" calcext:value-type="float">
            <text:p>9832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4" calcext:value-type="float">
            <text:p>514</text:p>
          </table:table-cell>
          <table:table-cell/>
          <table:table-cell table:style-name="ce4" office:value-type="float" office:value="51851" calcext:value-type="float">
            <text:p>518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3927" calcext:value-type="float">
            <text:p>639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54" calcext:value-type="float">
            <text:p>654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035.8" calcext:value-type="float">
            <text:p>9035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840.8" calcext:value-type="float">
            <text:p>8840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5" calcext:value-type="float">
            <text:p>515</text:p>
          </table:table-cell>
          <table:table-cell/>
          <table:table-cell table:style-name="ce4" office:value-type="float" office:value="63188.6" calcext:value-type="float">
            <text:p>63188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128.7" calcext:value-type="float">
            <text:p>51128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7" calcext:value-type="float">
            <text:p>627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2018.2" calcext:value-type="float">
            <text:p>12018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993.4" calcext:value-type="float">
            <text:p>11993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1" calcext:value-type="float">
            <text:p>531</text:p>
          </table:table-cell>
          <table:table-cell/>
          <table:table-cell table:style-name="ce4" office:value-type="float" office:value="50378.9" calcext:value-type="float">
            <text:p>50378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087.7" calcext:value-type="float">
            <text:p>50087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1" calcext:value-type="float">
            <text:p>551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501.1" calcext:value-type="float">
            <text:p>10501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018.8" calcext:value-type="float">
            <text:p>11018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2" calcext:value-type="float">
            <text:p>512</text:p>
          </table:table-cell>
          <table:table-cell/>
          <table:table-cell table:style-name="ce4" office:value-type="float" office:value="47587.2" calcext:value-type="float">
            <text:p>47587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885.3" calcext:value-type="float">
            <text:p>53885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0" calcext:value-type="float">
            <text:p>590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893.7" calcext:value-type="float">
            <text:p>9893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657" calcext:value-type="float">
            <text:p>96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48042.5" calcext:value-type="float">
            <text:p>48042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509.4" calcext:value-type="float">
            <text:p>45509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7" calcext:value-type="float">
            <text:p>567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839" calcext:value-type="float">
            <text:p>983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585.8" calcext:value-type="float">
            <text:p>9585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2" calcext:value-type="float">
            <text:p>512</text:p>
          </table:table-cell>
          <table:table-cell/>
          <table:table-cell table:style-name="ce4" office:value-type="float" office:value="55849.6" calcext:value-type="float">
            <text:p>55849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404.7" calcext:value-type="float">
            <text:p>52404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60" calcext:value-type="float">
            <text:p>760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7950.4" calcext:value-type="float">
            <text:p>7950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503.9" calcext:value-type="float">
            <text:p>7503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44254" calcext:value-type="float">
            <text:p>4425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8676.8" calcext:value-type="float">
            <text:p>48676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62" calcext:value-type="float">
            <text:p>662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8186" calcext:value-type="float">
            <text:p>818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505" calcext:value-type="float">
            <text:p>85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1" calcext:value-type="float">
            <text:p>511</text:p>
          </table:table-cell>
          <table:table-cell/>
          <table:table-cell table:style-name="ce4" office:value-type="float" office:value="52052.6" calcext:value-type="float">
            <text:p>52052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9225.5" calcext:value-type="float">
            <text:p>49225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4" calcext:value-type="float">
            <text:p>574</text:p>
          </table:table-cell>
          <table:table-cell table:number-columns-repeated="13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532.1" calcext:value-type="float">
            <text:p>11532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760.3" calcext:value-type="float">
            <text:p>10760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3" calcext:value-type="float">
            <text:p>523</text:p>
          </table:table-cell>
          <table:table-cell/>
          <table:table-cell table:style-name="ce4" office:value-type="float" office:value="46803.8" calcext:value-type="float">
            <text:p>46803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6348.1" calcext:value-type="float">
            <text:p>46348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1" calcext:value-type="float">
            <text:p>591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214.9" calcext:value-type="float">
            <text:p>9214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53.9" calcext:value-type="float">
            <text:p>9453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2" calcext:value-type="float">
            <text:p>512</text:p>
          </table:table-cell>
          <table:table-cell/>
          <table:table-cell table:style-name="ce4" office:value-type="float" office:value="59190.1" calcext:value-type="float">
            <text:p>5919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104.9" calcext:value-type="float">
            <text:p>62104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83" calcext:value-type="float">
            <text:p>983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075" calcext:value-type="float">
            <text:p>100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543" calcext:value-type="float">
            <text:p>1054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3" calcext:value-type="float">
            <text:p>503</text:p>
          </table:table-cell>
          <table:table-cell/>
          <table:table-cell table:style-name="ce4" office:value-type="float" office:value="45417.7" calcext:value-type="float">
            <text:p>45417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2946.3" calcext:value-type="float">
            <text:p>72946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83" calcext:value-type="float">
            <text:p>783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2367.6" calcext:value-type="float">
            <text:p>12367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715" calcext:value-type="float">
            <text:p>127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" calcext:value-type="float">
            <text:p>517</text:p>
          </table:table-cell>
          <table:table-cell/>
          <table:table-cell table:style-name="ce4" office:value-type="float" office:value="48122.7" calcext:value-type="float">
            <text:p>48122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967" calcext:value-type="float">
            <text:p>539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9" calcext:value-type="float">
            <text:p>549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5051.7" calcext:value-type="float">
            <text:p>15051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795.7" calcext:value-type="float">
            <text:p>14795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1" calcext:value-type="float">
            <text:p>511</text:p>
          </table:table-cell>
          <table:table-cell/>
          <table:table-cell table:style-name="ce4" office:value-type="float" office:value="58647.7" calcext:value-type="float">
            <text:p>58647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973.7" calcext:value-type="float">
            <text:p>60973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08" calcext:value-type="float">
            <text:p>808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2426.6" calcext:value-type="float">
            <text:p>12426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730.6" calcext:value-type="float">
            <text:p>1273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0" calcext:value-type="float">
            <text:p>510</text:p>
          </table:table-cell>
          <table:table-cell/>
          <table:table-cell table:style-name="ce4" office:value-type="float" office:value="63395.5" calcext:value-type="float">
            <text:p>63395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063.1" calcext:value-type="float">
            <text:p>61063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84" calcext:value-type="float">
            <text:p>684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3392.1" calcext:value-type="float">
            <text:p>13392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427.7" calcext:value-type="float">
            <text:p>13427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2" calcext:value-type="float">
            <text:p>512</text:p>
          </table:table-cell>
          <table:table-cell/>
          <table:table-cell table:style-name="ce4" office:value-type="float" office:value="59123.4" calcext:value-type="float">
            <text:p>59123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619.3" calcext:value-type="float">
            <text:p>55619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8" calcext:value-type="float">
            <text:p>568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215.6" calcext:value-type="float">
            <text:p>10215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883.2" calcext:value-type="float">
            <text:p>10883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5" calcext:value-type="float">
            <text:p>515</text:p>
          </table:table-cell>
          <table:table-cell/>
          <table:table-cell table:style-name="ce4" office:value-type="float" office:value="61524.3" calcext:value-type="float">
            <text:p>61524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3668.5" calcext:value-type="float">
            <text:p>73668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9" calcext:value-type="float">
            <text:p>559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7865.8" calcext:value-type="float">
            <text:p>17865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422.8" calcext:value-type="float">
            <text:p>13422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57154.6" calcext:value-type="float">
            <text:p>57154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987.8" calcext:value-type="float">
            <text:p>54987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0" calcext:value-type="float">
            <text:p>570</text:p>
          </table:table-cell>
          <table:table-cell table:number-columns-repeated="13"/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177.7" calcext:value-type="float">
            <text:p>10177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676.7" calcext:value-type="float">
            <text:p>10676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5" calcext:value-type="float">
            <text:p>515</text:p>
          </table:table-cell>
          <table:table-cell/>
          <table:table-cell table:style-name="ce4" office:value-type="float" office:value="69711" calcext:value-type="float">
            <text:p>697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222.9" calcext:value-type="float">
            <text:p>48222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95" calcext:value-type="float">
            <text:p>595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8420.6" calcext:value-type="float">
            <text:p>842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420.6" calcext:value-type="float">
            <text:p>842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8" calcext:value-type="float">
            <text:p>508</text:p>
          </table:table-cell>
          <table:table-cell/>
          <table:table-cell table:style-name="ce4" office:value-type="float" office:value="46930.5" calcext:value-type="float">
            <text:p>4693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5357.8" calcext:value-type="float">
            <text:p>65357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2" calcext:value-type="float">
            <text:p>992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151.7" calcext:value-type="float">
            <text:p>11151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366.9" calcext:value-type="float">
            <text:p>11366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45783.2" calcext:value-type="float">
            <text:p>45783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6041.5" calcext:value-type="float">
            <text:p>46041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63" calcext:value-type="float">
            <text:p>663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2655.8" calcext:value-type="float">
            <text:p>12655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91.8" calcext:value-type="float">
            <text:p>12391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1" calcext:value-type="float">
            <text:p>521</text:p>
          </table:table-cell>
          <table:table-cell/>
          <table:table-cell table:style-name="ce4" office:value-type="float" office:value="57309.4" calcext:value-type="float">
            <text:p>57309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663.9" calcext:value-type="float">
            <text:p>62663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64" calcext:value-type="float">
            <text:p>664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036.7" calcext:value-type="float">
            <text:p>9036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396.7" calcext:value-type="float">
            <text:p>9396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3" calcext:value-type="float">
            <text:p>523</text:p>
          </table:table-cell>
          <table:table-cell/>
          <table:table-cell table:style-name="ce4" office:value-type="float" office:value="71077.1" calcext:value-type="float">
            <text:p>71077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9057.2" calcext:value-type="float">
            <text:p>69057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16" calcext:value-type="float">
            <text:p>616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270.7" calcext:value-type="float">
            <text:p>1127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718.6" calcext:value-type="float">
            <text:p>11718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4" calcext:value-type="float">
            <text:p>504</text:p>
          </table:table-cell>
          <table:table-cell/>
          <table:table-cell table:style-name="ce4" office:value-type="float" office:value="59409.6" calcext:value-type="float">
            <text:p>59409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381.1" calcext:value-type="float">
            <text:p>50381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84" calcext:value-type="float">
            <text:p>684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2352.7" calcext:value-type="float">
            <text:p>12352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440.7" calcext:value-type="float">
            <text:p>1244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" calcext:value-type="float">
            <text:p>517</text:p>
          </table:table-cell>
          <table:table-cell/>
          <table:table-cell table:style-name="ce4" office:value-type="float" office:value="67104.9" calcext:value-type="float">
            <text:p>67104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3466.1" calcext:value-type="float">
            <text:p>73466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1" calcext:value-type="float">
            <text:p>551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8253.3" calcext:value-type="float">
            <text:p>8253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455.4" calcext:value-type="float">
            <text:p>8455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75585.6" calcext:value-type="float">
            <text:p>75585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1373.5" calcext:value-type="float">
            <text:p>61373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45" calcext:value-type="float">
            <text:p>645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095.9" calcext:value-type="float">
            <text:p>9095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031.9" calcext:value-type="float">
            <text:p>9031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4" calcext:value-type="float">
            <text:p>524</text:p>
          </table:table-cell>
          <table:table-cell/>
          <table:table-cell table:style-name="ce4" office:value-type="float" office:value="54571.2" calcext:value-type="float">
            <text:p>54571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066.2" calcext:value-type="float">
            <text:p>55066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9" calcext:value-type="float">
            <text:p>679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447.1" calcext:value-type="float">
            <text:p>11447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547.1" calcext:value-type="float">
            <text:p>12547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2" calcext:value-type="float">
            <text:p>542</text:p>
          </table:table-cell>
          <table:table-cell/>
          <table:table-cell table:style-name="ce4" office:value-type="float" office:value="63369.7" calcext:value-type="float">
            <text:p>63369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571.2" calcext:value-type="float">
            <text:p>60571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3" calcext:value-type="float">
            <text:p>583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5997.5" calcext:value-type="float">
            <text:p>15997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269.7" calcext:value-type="float">
            <text:p>14269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2" calcext:value-type="float">
            <text:p>512</text:p>
          </table:table-cell>
          <table:table-cell/>
          <table:table-cell table:style-name="ce4" office:value-type="float" office:value="47006.6" calcext:value-type="float">
            <text:p>47006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568.8" calcext:value-type="float">
            <text:p>50568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0" calcext:value-type="float">
            <text:p>560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3514.4" calcext:value-type="float">
            <text:p>13514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849.2" calcext:value-type="float">
            <text:p>13849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8" calcext:value-type="float">
            <text:p>518</text:p>
          </table:table-cell>
          <table:table-cell/>
          <table:table-cell table:style-name="ce4" office:value-type="float" office:value="52413.2" calcext:value-type="float">
            <text:p>52413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567.4" calcext:value-type="float">
            <text:p>52567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2" calcext:value-type="float">
            <text:p>562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770.6" calcext:value-type="float">
            <text:p>10770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770.6" calcext:value-type="float">
            <text:p>1077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3" calcext:value-type="float">
            <text:p>523</text:p>
          </table:table-cell>
          <table:table-cell/>
          <table:table-cell table:style-name="ce4" office:value-type="float" office:value="77063.2" calcext:value-type="float">
            <text:p>77063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315.1" calcext:value-type="float">
            <text:p>59315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4" calcext:value-type="float">
            <text:p>574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423.1" calcext:value-type="float">
            <text:p>10423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137.6" calcext:value-type="float">
            <text:p>10137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1" calcext:value-type="float">
            <text:p>511</text:p>
          </table:table-cell>
          <table:table-cell/>
          <table:table-cell table:style-name="ce4" office:value-type="float" office:value="40191.6" calcext:value-type="float">
            <text:p>40191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213.5" calcext:value-type="float">
            <text:p>48213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82" calcext:value-type="float">
            <text:p>782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065.7" calcext:value-type="float">
            <text:p>11065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924.6" calcext:value-type="float">
            <text:p>10924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" calcext:value-type="float">
            <text:p>517</text:p>
          </table:table-cell>
          <table:table-cell/>
          <table:table-cell table:style-name="ce4" office:value-type="float" office:value="49114.5" calcext:value-type="float">
            <text:p>49114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669.8" calcext:value-type="float">
            <text:p>59669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8" calcext:value-type="float">
            <text:p>588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305.3" calcext:value-type="float">
            <text:p>10305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843.5" calcext:value-type="float">
            <text:p>9843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1" calcext:value-type="float">
            <text:p>511</text:p>
          </table:table-cell>
          <table:table-cell/>
          <table:table-cell table:style-name="ce4" office:value-type="float" office:value="54365" calcext:value-type="float">
            <text:p>543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437.5" calcext:value-type="float">
            <text:p>53437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59" calcext:value-type="float">
            <text:p>659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366.5" calcext:value-type="float">
            <text:p>9366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658" calcext:value-type="float">
            <text:p>86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5" calcext:value-type="float">
            <text:p>515</text:p>
          </table:table-cell>
          <table:table-cell/>
          <table:table-cell table:style-name="ce4" office:value-type="float" office:value="45117.9" calcext:value-type="float">
            <text:p>45117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2929.7" calcext:value-type="float">
            <text:p>42929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87" calcext:value-type="float">
            <text:p>687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7329.1" calcext:value-type="float">
            <text:p>7329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62.2" calcext:value-type="float">
            <text:p>7562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8" calcext:value-type="float">
            <text:p>508</text:p>
          </table:table-cell>
          <table:table-cell/>
          <table:table-cell table:style-name="ce4" office:value-type="float" office:value="57912.1" calcext:value-type="float">
            <text:p>57912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566.3" calcext:value-type="float">
            <text:p>55566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0" calcext:value-type="float">
            <text:p>590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8251.9" calcext:value-type="float">
            <text:p>8251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890.4" calcext:value-type="float">
            <text:p>7890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2" calcext:value-type="float">
            <text:p>522</text:p>
          </table:table-cell>
          <table:table-cell/>
          <table:table-cell table:style-name="ce4" office:value-type="float" office:value="48640.5" calcext:value-type="float">
            <text:p>4864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6584.5" calcext:value-type="float">
            <text:p>46584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58" calcext:value-type="float">
            <text:p>1358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2786.1" calcext:value-type="float">
            <text:p>12786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173.2" calcext:value-type="float">
            <text:p>13173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4" calcext:value-type="float">
            <text:p>504</text:p>
          </table:table-cell>
          <table:table-cell/>
          <table:table-cell table:style-name="ce4" office:value-type="float" office:value="54767.6" calcext:value-type="float">
            <text:p>54767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119.7" calcext:value-type="float">
            <text:p>57119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8" calcext:value-type="float">
            <text:p>598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4049" calcext:value-type="float">
            <text:p>140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630.8" calcext:value-type="float">
            <text:p>13630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9" calcext:value-type="float">
            <text:p>539</text:p>
          </table:table-cell>
          <table:table-cell/>
          <table:table-cell table:style-name="ce4" office:value-type="float" office:value="70694.8" calcext:value-type="float">
            <text:p>70694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5879.2" calcext:value-type="float">
            <text:p>45879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49" calcext:value-type="float">
            <text:p>649</text:p>
          </table:table-cell>
          <table:table-cell table:number-columns-repeated="13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555.4" calcext:value-type="float">
            <text:p>11555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256.7" calcext:value-type="float">
            <text:p>12256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8" calcext:value-type="float">
            <text:p>508</text:p>
          </table:table-cell>
          <table:table-cell/>
          <table:table-cell table:style-name="ce4" office:value-type="float" office:value="52732.2" calcext:value-type="float">
            <text:p>52732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518" calcext:value-type="float">
            <text:p>565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0" calcext:value-type="float">
            <text:p>610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298.8" calcext:value-type="float">
            <text:p>11298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298.8" calcext:value-type="float">
            <text:p>11298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45873.2" calcext:value-type="float">
            <text:p>45873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4868.3" calcext:value-type="float">
            <text:p>44868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5" calcext:value-type="float">
            <text:p>595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2952.6" calcext:value-type="float">
            <text:p>12952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952.6" calcext:value-type="float">
            <text:p>12952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9" calcext:value-type="float">
            <text:p>519</text:p>
          </table:table-cell>
          <table:table-cell/>
          <table:table-cell table:style-name="ce4" office:value-type="float" office:value="48633" calcext:value-type="float">
            <text:p>486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782.5" calcext:value-type="float">
            <text:p>50782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21" calcext:value-type="float">
            <text:p>721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2685.3" calcext:value-type="float">
            <text:p>12685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080.4" calcext:value-type="float">
            <text:p>12080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1" calcext:value-type="float">
            <text:p>521</text:p>
          </table:table-cell>
          <table:table-cell/>
          <table:table-cell table:style-name="ce4" office:value-type="float" office:value="56656" calcext:value-type="float">
            <text:p>5665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241.3" calcext:value-type="float">
            <text:p>53241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67" calcext:value-type="float">
            <text:p>667</text:p>
          </table:table-cell>
          <table:table-cell table:number-columns-repeated="13"/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3102.7" calcext:value-type="float">
            <text:p>13102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310.3" calcext:value-type="float">
            <text:p>16310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" calcext:value-type="float">
            <text:p>517</text:p>
          </table:table-cell>
          <table:table-cell/>
          <table:table-cell table:style-name="ce4" office:value-type="float" office:value="49936" calcext:value-type="float">
            <text:p>499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520.3" calcext:value-type="float">
            <text:p>50520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7" calcext:value-type="float">
            <text:p>567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3111" calcext:value-type="float">
            <text:p>131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914.4" calcext:value-type="float">
            <text:p>10914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7" calcext:value-type="float">
            <text:p>527</text:p>
          </table:table-cell>
          <table:table-cell/>
          <table:table-cell table:style-name="ce4" office:value-type="float" office:value="56702.2" calcext:value-type="float">
            <text:p>56702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2617.7" calcext:value-type="float">
            <text:p>72617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2" calcext:value-type="float">
            <text:p>582</text:p>
          </table:table-cell>
          <table:table-cell table:number-columns-repeated="13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7963.9" calcext:value-type="float">
            <text:p>17963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591.8" calcext:value-type="float">
            <text:p>12591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52735.2" calcext:value-type="float">
            <text:p>52735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471.8" calcext:value-type="float">
            <text:p>50471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10" calcext:value-type="float">
            <text:p>610</text:p>
          </table:table-cell>
          <table:table-cell table:number-columns-repeated="13"/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151.4" calcext:value-type="float">
            <text:p>9151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119.4" calcext:value-type="float">
            <text:p>9119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48722.9" calcext:value-type="float">
            <text:p>48722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465.4" calcext:value-type="float">
            <text:p>51465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14" calcext:value-type="float">
            <text:p>714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3038.6" calcext:value-type="float">
            <text:p>13038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974.6" calcext:value-type="float">
            <text:p>12974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5" calcext:value-type="float">
            <text:p>515</text:p>
          </table:table-cell>
          <table:table-cell/>
          <table:table-cell table:style-name="ce4" office:value-type="float" office:value="57522.2" calcext:value-type="float">
            <text:p>57522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4898.7" calcext:value-type="float">
            <text:p>54898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52" calcext:value-type="float">
            <text:p>1052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8593.7" calcext:value-type="float">
            <text:p>8593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378.8" calcext:value-type="float">
            <text:p>9378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61719.7" calcext:value-type="float">
            <text:p>61719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824.7" calcext:value-type="float">
            <text:p>55824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7" calcext:value-type="float">
            <text:p>617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124.5" calcext:value-type="float">
            <text:p>11124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124.5" calcext:value-type="float">
            <text:p>11124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9" calcext:value-type="float">
            <text:p>519</text:p>
          </table:table-cell>
          <table:table-cell/>
          <table:table-cell table:style-name="ce4" office:value-type="float" office:value="53899.5" calcext:value-type="float">
            <text:p>53899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407.2" calcext:value-type="float">
            <text:p>59407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14" calcext:value-type="float">
            <text:p>914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174.5" calcext:value-type="float">
            <text:p>11174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72.5" calcext:value-type="float">
            <text:p>10072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0" calcext:value-type="float">
            <text:p>520</text:p>
          </table:table-cell>
          <table:table-cell/>
          <table:table-cell table:style-name="ce4" office:value-type="float" office:value="52576.5" calcext:value-type="float">
            <text:p>52576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4222.3" calcext:value-type="float">
            <text:p>64222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65" calcext:value-type="float">
            <text:p>665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4750.3" calcext:value-type="float">
            <text:p>14750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488.1" calcext:value-type="float">
            <text:p>13488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55288.8" calcext:value-type="float">
            <text:p>55288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832.7" calcext:value-type="float">
            <text:p>54832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39" calcext:value-type="float">
            <text:p>639</text:p>
          </table:table-cell>
          <table:table-cell table:number-columns-repeated="13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024.5" calcext:value-type="float">
            <text:p>11024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040.5" calcext:value-type="float">
            <text:p>1104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52565.3" calcext:value-type="float">
            <text:p>52565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553.4" calcext:value-type="float">
            <text:p>53553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7" calcext:value-type="float">
            <text:p>567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8497" calcext:value-type="float">
            <text:p>849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814.2" calcext:value-type="float">
            <text:p>8814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1" calcext:value-type="float">
            <text:p>511</text:p>
          </table:table-cell>
          <table:table-cell/>
          <table:table-cell table:style-name="ce4" office:value-type="float" office:value="52632.9" calcext:value-type="float">
            <text:p>52632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371.6" calcext:value-type="float">
            <text:p>52371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3" calcext:value-type="float">
            <text:p>583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239.7" calcext:value-type="float">
            <text:p>10239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163.6" calcext:value-type="float">
            <text:p>10163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5" calcext:value-type="float">
            <text:p>515</text:p>
          </table:table-cell>
          <table:table-cell/>
          <table:table-cell table:style-name="ce4" office:value-type="float" office:value="40795.3" calcext:value-type="float">
            <text:p>40795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1510" calcext:value-type="float">
            <text:p>415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5" calcext:value-type="float">
            <text:p>605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443.9" calcext:value-type="float">
            <text:p>9443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51.9" calcext:value-type="float">
            <text:p>9451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4" calcext:value-type="float">
            <text:p>514</text:p>
          </table:table-cell>
          <table:table-cell/>
          <table:table-cell table:style-name="ce4" office:value-type="float" office:value="48567.2" calcext:value-type="float">
            <text:p>48567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229.7" calcext:value-type="float">
            <text:p>59229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8" calcext:value-type="float">
            <text:p>578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369.1" calcext:value-type="float">
            <text:p>9369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301.9" calcext:value-type="float">
            <text:p>9301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7" calcext:value-type="float">
            <text:p>507</text:p>
          </table:table-cell>
          <table:table-cell/>
          <table:table-cell table:style-name="ce4" office:value-type="float" office:value="64838.6" calcext:value-type="float">
            <text:p>64838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016.9" calcext:value-type="float">
            <text:p>58016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328.9" calcext:value-type="float">
            <text:p>9328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166" calcext:value-type="float">
            <text:p>916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5" calcext:value-type="float">
            <text:p>535</text:p>
          </table:table-cell>
          <table:table-cell/>
          <table:table-cell table:style-name="ce4" office:value-type="float" office:value="84753" calcext:value-type="float">
            <text:p>847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966.8" calcext:value-type="float">
            <text:p>57966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706.2" calcext:value-type="float">
            <text:p>11706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706.2" calcext:value-type="float">
            <text:p>11706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3" calcext:value-type="float">
            <text:p>533</text:p>
          </table:table-cell>
          <table:table-cell/>
          <table:table-cell table:style-name="ce4" office:value-type="float" office:value="67172.5" calcext:value-type="float">
            <text:p>67172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407.7" calcext:value-type="float">
            <text:p>67407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4" calcext:value-type="float">
            <text:p>534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612.1" calcext:value-type="float">
            <text:p>10612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341.5" calcext:value-type="float">
            <text:p>10341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8" calcext:value-type="float">
            <text:p>528</text:p>
          </table:table-cell>
          <table:table-cell/>
          <table:table-cell table:style-name="ce4" office:value-type="float" office:value="46021.5" calcext:value-type="float">
            <text:p>46021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3521.6" calcext:value-type="float">
            <text:p>43521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43" calcext:value-type="float">
            <text:p>943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2195.5" calcext:value-type="float">
            <text:p>12195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589.4" calcext:value-type="float">
            <text:p>12589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6" calcext:value-type="float">
            <text:p>526</text:p>
          </table:table-cell>
          <table:table-cell/>
          <table:table-cell table:style-name="ce4" office:value-type="float" office:value="64991.5" calcext:value-type="float">
            <text:p>64991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958" calcext:value-type="float">
            <text:p>559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8" calcext:value-type="float">
            <text:p>548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639.8" calcext:value-type="float">
            <text:p>9639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015.8" calcext:value-type="float">
            <text:p>9015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9" calcext:value-type="float">
            <text:p>519</text:p>
          </table:table-cell>
          <table:table-cell/>
          <table:table-cell table:style-name="ce4" office:value-type="float" office:value="46184.7" calcext:value-type="float">
            <text:p>46184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7407.8" calcext:value-type="float">
            <text:p>47407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97" calcext:value-type="float">
            <text:p>897</text:p>
          </table:table-cell>
          <table:table-cell table:number-columns-repeated="13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4525.9" calcext:value-type="float">
            <text:p>14525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854.5" calcext:value-type="float">
            <text:p>13854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1" calcext:value-type="float">
            <text:p>511</text:p>
          </table:table-cell>
          <table:table-cell/>
          <table:table-cell table:style-name="ce4" office:value-type="float" office:value="51779.2" calcext:value-type="float">
            <text:p>51779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907.1" calcext:value-type="float">
            <text:p>50907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29" calcext:value-type="float">
            <text:p>729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3412.8" calcext:value-type="float">
            <text:p>13412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404.4" calcext:value-type="float">
            <text:p>13404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51651.7" calcext:value-type="float">
            <text:p>51651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218" calcext:value-type="float">
            <text:p>522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2" calcext:value-type="float">
            <text:p>622</text:p>
          </table:table-cell>
          <table:table-cell table:number-columns-repeated="13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120.3" calcext:value-type="float">
            <text:p>10120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144.3" calcext:value-type="float">
            <text:p>10144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9" calcext:value-type="float">
            <text:p>519</text:p>
          </table:table-cell>
          <table:table-cell/>
          <table:table-cell table:style-name="ce4" office:value-type="float" office:value="62980" calcext:value-type="float">
            <text:p>629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328.5" calcext:value-type="float">
            <text:p>56328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8" calcext:value-type="float">
            <text:p>818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3634.3" calcext:value-type="float">
            <text:p>13634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634.3" calcext:value-type="float">
            <text:p>13634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0" calcext:value-type="float">
            <text:p>510</text:p>
          </table:table-cell>
          <table:table-cell/>
          <table:table-cell table:style-name="ce4" office:value-type="float" office:value="59814.7" calcext:value-type="float">
            <text:p>59814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161.3" calcext:value-type="float">
            <text:p>70161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6" calcext:value-type="float">
            <text:p>606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4476" calcext:value-type="float">
            <text:p>1447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432" calcext:value-type="float">
            <text:p>144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2" calcext:value-type="float">
            <text:p>532</text:p>
          </table:table-cell>
          <table:table-cell/>
          <table:table-cell table:style-name="ce4" office:value-type="float" office:value="64986.5" calcext:value-type="float">
            <text:p>64986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3039.1" calcext:value-type="float">
            <text:p>93039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13" calcext:value-type="float">
            <text:p>713</text:p>
          </table:table-cell>
          <table:table-cell table:number-columns-repeated="13"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8932.7" calcext:value-type="float">
            <text:p>8932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924.7" calcext:value-type="float">
            <text:p>8924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8" calcext:value-type="float">
            <text:p>518</text:p>
          </table:table-cell>
          <table:table-cell/>
          <table:table-cell table:style-name="ce4" office:value-type="float" office:value="41527.5" calcext:value-type="float">
            <text:p>41527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432" calcext:value-type="float">
            <text:p>544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4" calcext:value-type="float">
            <text:p>814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2074.2" calcext:value-type="float">
            <text:p>12074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786.1" calcext:value-type="float">
            <text:p>13786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" calcext:value-type="float">
            <text:p>517</text:p>
          </table:table-cell>
          <table:table-cell/>
          <table:table-cell table:style-name="ce4" office:value-type="float" office:value="69698.8" calcext:value-type="float">
            <text:p>69698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851.4" calcext:value-type="float">
            <text:p>61851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66" calcext:value-type="float">
            <text:p>1166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8820.5" calcext:value-type="float">
            <text:p>882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786.5" calcext:value-type="float">
            <text:p>8786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4" calcext:value-type="float">
            <text:p>514</text:p>
          </table:table-cell>
          <table:table-cell/>
          <table:table-cell table:style-name="ce4" office:value-type="float" office:value="58146.6" calcext:value-type="float">
            <text:p>58146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714.4" calcext:value-type="float">
            <text:p>55714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1" calcext:value-type="float">
            <text:p>561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7900" calcext:value-type="float">
            <text:p>7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218.9" calcext:value-type="float">
            <text:p>8218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9" calcext:value-type="float">
            <text:p>509</text:p>
          </table:table-cell>
          <table:table-cell/>
          <table:table-cell table:style-name="ce4" office:value-type="float" office:value="53713.1" calcext:value-type="float">
            <text:p>53713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169.2" calcext:value-type="float">
            <text:p>53169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5" calcext:value-type="float">
            <text:p>555</text:p>
          </table:table-cell>
          <table:table-cell table:number-columns-repeated="13"/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3860.3" calcext:value-type="float">
            <text:p>13860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288.5" calcext:value-type="float">
            <text:p>12288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3" calcext:value-type="float">
            <text:p>513</text:p>
          </table:table-cell>
          <table:table-cell/>
          <table:table-cell table:style-name="ce4" office:value-type="float" office:value="91429.8" calcext:value-type="float">
            <text:p>91429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152.1" calcext:value-type="float">
            <text:p>61152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5" calcext:value-type="float">
            <text:p>565</text:p>
          </table:table-cell>
          <table:table-cell table:number-columns-repeated="13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3312.7" calcext:value-type="float">
            <text:p>13312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232.7" calcext:value-type="float">
            <text:p>13232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8" calcext:value-type="float">
            <text:p>518</text:p>
          </table:table-cell>
          <table:table-cell/>
          <table:table-cell table:style-name="ce4" office:value-type="float" office:value="56276.4" calcext:value-type="float">
            <text:p>56276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7863.6" calcext:value-type="float">
            <text:p>57863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8" calcext:value-type="float">
            <text:p>578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7788.3" calcext:value-type="float">
            <text:p>7788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115.7" calcext:value-type="float">
            <text:p>9115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5" calcext:value-type="float">
            <text:p>505</text:p>
          </table:table-cell>
          <table:table-cell/>
          <table:table-cell table:style-name="ce4" office:value-type="float" office:value="51322.1" calcext:value-type="float">
            <text:p>51322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121.5" calcext:value-type="float">
            <text:p>51121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6" calcext:value-type="float">
            <text:p>556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153.4" calcext:value-type="float">
            <text:p>11153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911.5" calcext:value-type="float">
            <text:p>10911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9" calcext:value-type="float">
            <text:p>529</text:p>
          </table:table-cell>
          <table:table-cell/>
          <table:table-cell table:style-name="ce4" office:value-type="float" office:value="66396.2" calcext:value-type="float">
            <text:p>66396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593.3" calcext:value-type="float">
            <text:p>62593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16" calcext:value-type="float">
            <text:p>616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682.2" calcext:value-type="float">
            <text:p>11682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902.2" calcext:value-type="float">
            <text:p>10902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4" calcext:value-type="float">
            <text:p>514</text:p>
          </table:table-cell>
          <table:table-cell/>
          <table:table-cell table:style-name="ce4" office:value-type="float" office:value="64069.5" calcext:value-type="float">
            <text:p>64069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5121.1" calcext:value-type="float">
            <text:p>85121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2" calcext:value-type="float">
            <text:p>592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7358.2" calcext:value-type="float">
            <text:p>7358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177.7" calcext:value-type="float">
            <text:p>8177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8" calcext:value-type="float">
            <text:p>568</text:p>
          </table:table-cell>
          <table:table-cell/>
          <table:table-cell table:style-name="ce4" office:value-type="float" office:value="57296.5" calcext:value-type="float">
            <text:p>57296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547.2" calcext:value-type="float">
            <text:p>62547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4" calcext:value-type="float">
            <text:p>614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350" calcext:value-type="float">
            <text:p>113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154" calcext:value-type="float">
            <text:p>111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4" calcext:value-type="float">
            <text:p>524</text:p>
          </table:table-cell>
          <table:table-cell/>
          <table:table-cell table:style-name="ce4" office:value-type="float" office:value="37645.6" calcext:value-type="float">
            <text:p>37645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562.1" calcext:value-type="float">
            <text:p>36562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0" calcext:value-type="float">
            <text:p>560</text:p>
          </table:table-cell>
          <table:table-cell table:number-columns-repeated="13"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379.9" calcext:value-type="float">
            <text:p>10379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951.2" calcext:value-type="float">
            <text:p>10951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1" calcext:value-type="float">
            <text:p>511</text:p>
          </table:table-cell>
          <table:table-cell/>
          <table:table-cell table:style-name="ce4" office:value-type="float" office:value="57736" calcext:value-type="float">
            <text:p>577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497.5" calcext:value-type="float">
            <text:p>52497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3" calcext:value-type="float">
            <text:p>583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3223.8" calcext:value-type="float">
            <text:p>13223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167.8" calcext:value-type="float">
            <text:p>13167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" calcext:value-type="float">
            <text:p>517</text:p>
          </table:table-cell>
          <table:table-cell/>
          <table:table-cell table:style-name="ce4" office:value-type="float" office:value="58050.2" calcext:value-type="float">
            <text:p>58050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097.1" calcext:value-type="float">
            <text:p>59097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6" calcext:value-type="float">
            <text:p>586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637.3" calcext:value-type="float">
            <text:p>9637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829.3" calcext:value-type="float">
            <text:p>9829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4" calcext:value-type="float">
            <text:p>524</text:p>
          </table:table-cell>
          <table:table-cell/>
          <table:table-cell table:style-name="ce4" office:value-type="float" office:value="57512.8" calcext:value-type="float">
            <text:p>57512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483.1" calcext:value-type="float">
            <text:p>52483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6" calcext:value-type="float">
            <text:p>596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122.4" calcext:value-type="float">
            <text:p>11122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306.4" calcext:value-type="float">
            <text:p>11306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8" calcext:value-type="float">
            <text:p>508</text:p>
          </table:table-cell>
          <table:table-cell/>
          <table:table-cell table:style-name="ce4" office:value-type="float" office:value="50038" calcext:value-type="float">
            <text:p>500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3707.6" calcext:value-type="float">
            <text:p>73707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33" calcext:value-type="float">
            <text:p>633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7586" calcext:value-type="float">
            <text:p>75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949" calcext:value-type="float">
            <text:p>79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3" calcext:value-type="float">
            <text:p>503</text:p>
          </table:table-cell>
          <table:table-cell/>
          <table:table-cell table:style-name="ce4" office:value-type="float" office:value="56361.1" calcext:value-type="float">
            <text:p>56361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222.1" calcext:value-type="float">
            <text:p>56222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91" calcext:value-type="float">
            <text:p>891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059.1" calcext:value-type="float">
            <text:p>9059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527.2" calcext:value-type="float">
            <text:p>8527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4" calcext:value-type="float">
            <text:p>514</text:p>
          </table:table-cell>
          <table:table-cell/>
          <table:table-cell table:style-name="ce4" office:value-type="float" office:value="53244.9" calcext:value-type="float">
            <text:p>53244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565.4" calcext:value-type="float">
            <text:p>54565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2" calcext:value-type="float">
            <text:p>592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949.7" calcext:value-type="float">
            <text:p>11949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701.2" calcext:value-type="float">
            <text:p>12701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8" calcext:value-type="float">
            <text:p>528</text:p>
          </table:table-cell>
          <table:table-cell/>
          <table:table-cell table:style-name="ce4" office:value-type="float" office:value="45204.1" calcext:value-type="float">
            <text:p>45204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239.7" calcext:value-type="float">
            <text:p>41239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56" calcext:value-type="float">
            <text:p>1256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3431.5" calcext:value-type="float">
            <text:p>13431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310.4" calcext:value-type="float">
            <text:p>13310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2" calcext:value-type="float">
            <text:p>522</text:p>
          </table:table-cell>
          <table:table-cell/>
          <table:table-cell table:style-name="ce4" office:value-type="float" office:value="53921.6" calcext:value-type="float">
            <text:p>53921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956.8" calcext:value-type="float">
            <text:p>56956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54" calcext:value-type="float">
            <text:p>654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267.4" calcext:value-type="float">
            <text:p>11267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198.3" calcext:value-type="float">
            <text:p>12198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8" calcext:value-type="float">
            <text:p>508</text:p>
          </table:table-cell>
          <table:table-cell/>
          <table:table-cell table:style-name="ce4" office:value-type="float" office:value="47163.1" calcext:value-type="float">
            <text:p>47163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947.7" calcext:value-type="float">
            <text:p>50947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81" calcext:value-type="float">
            <text:p>681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3522.1" calcext:value-type="float">
            <text:p>13522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214" calcext:value-type="float">
            <text:p>142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1" calcext:value-type="float">
            <text:p>511</text:p>
          </table:table-cell>
          <table:table-cell/>
          <table:table-cell table:style-name="ce4" office:value-type="float" office:value="58409.4" calcext:value-type="float">
            <text:p>58409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4650.1" calcext:value-type="float">
            <text:p>6465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1" calcext:value-type="float">
            <text:p>611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447" calcext:value-type="float">
            <text:p>104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780.9" calcext:value-type="float">
            <text:p>9780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8" calcext:value-type="float">
            <text:p>558</text:p>
          </table:table-cell>
          <table:table-cell/>
          <table:table-cell table:style-name="ce4" office:value-type="float" office:value="68972.5" calcext:value-type="float">
            <text:p>68972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2976.6" calcext:value-type="float">
            <text:p>72976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3" calcext:value-type="float">
            <text:p>563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823.3" calcext:value-type="float">
            <text:p>10823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823.3" calcext:value-type="float">
            <text:p>10823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55217.6" calcext:value-type="float">
            <text:p>55217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643.9" calcext:value-type="float">
            <text:p>56643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2" calcext:value-type="float">
            <text:p>572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7201.2" calcext:value-type="float">
            <text:p>17201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873.2" calcext:value-type="float">
            <text:p>15873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1" calcext:value-type="float">
            <text:p>521</text:p>
          </table:table-cell>
          <table:table-cell/>
          <table:table-cell table:style-name="ce4" office:value-type="float" office:value="51333.7" calcext:value-type="float">
            <text:p>51333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867.8" calcext:value-type="float">
            <text:p>51867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56" calcext:value-type="float">
            <text:p>1356</text:p>
          </table:table-cell>
          <table:table-cell table:number-columns-repeated="13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2056.3" calcext:value-type="float">
            <text:p>12056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544.9" calcext:value-type="float">
            <text:p>11544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9" calcext:value-type="float">
            <text:p>519</text:p>
          </table:table-cell>
          <table:table-cell/>
          <table:table-cell table:style-name="ce4" office:value-type="float" office:value="60179.5" calcext:value-type="float">
            <text:p>60179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1890.3" calcext:value-type="float">
            <text:p>61890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3" calcext:value-type="float">
            <text:p>603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3058.4" calcext:value-type="float">
            <text:p>13058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546.9" calcext:value-type="float">
            <text:p>13546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" calcext:value-type="float">
            <text:p>517</text:p>
          </table:table-cell>
          <table:table-cell/>
          <table:table-cell table:style-name="ce4" office:value-type="float" office:value="52534" calcext:value-type="float">
            <text:p>5253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517.7" calcext:value-type="float">
            <text:p>45517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84" calcext:value-type="float">
            <text:p>684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470.1" calcext:value-type="float">
            <text:p>947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105.3" calcext:value-type="float">
            <text:p>10105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4" calcext:value-type="float">
            <text:p>524</text:p>
          </table:table-cell>
          <table:table-cell/>
          <table:table-cell table:style-name="ce4" office:value-type="float" office:value="45594.3" calcext:value-type="float">
            <text:p>45594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4837.7" calcext:value-type="float">
            <text:p>44837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99" calcext:value-type="float">
            <text:p>599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683.9" calcext:value-type="float">
            <text:p>10683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683.9" calcext:value-type="float">
            <text:p>10683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6" calcext:value-type="float">
            <text:p>506</text:p>
          </table:table-cell>
          <table:table-cell/>
          <table:table-cell table:style-name="ce4" office:value-type="float" office:value="53697.5" calcext:value-type="float">
            <text:p>53697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743.9" calcext:value-type="float">
            <text:p>52743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9" calcext:value-type="float">
            <text:p>609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090.4" calcext:value-type="float">
            <text:p>11090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151.5" calcext:value-type="float">
            <text:p>11151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1" calcext:value-type="float">
            <text:p>521</text:p>
          </table:table-cell>
          <table:table-cell/>
          <table:table-cell table:style-name="ce4" office:value-type="float" office:value="54763.1" calcext:value-type="float">
            <text:p>54763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608.4" calcext:value-type="float">
            <text:p>56608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8" calcext:value-type="float">
            <text:p>538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598.7" calcext:value-type="float">
            <text:p>9598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530.5" calcext:value-type="float">
            <text:p>953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1" calcext:value-type="float">
            <text:p>521</text:p>
          </table:table-cell>
          <table:table-cell/>
          <table:table-cell table:style-name="ce4" office:value-type="float" office:value="43624.3" calcext:value-type="float">
            <text:p>43624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5152.4" calcext:value-type="float">
            <text:p>85152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48" calcext:value-type="float">
            <text:p>648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556.4" calcext:value-type="float">
            <text:p>9556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859.8" calcext:value-type="float">
            <text:p>9859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2" calcext:value-type="float">
            <text:p>522</text:p>
          </table:table-cell>
          <table:table-cell/>
          <table:table-cell table:style-name="ce4" office:value-type="float" office:value="43834.1" calcext:value-type="float">
            <text:p>43834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4297.7" calcext:value-type="float">
            <text:p>44297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02" calcext:value-type="float">
            <text:p>602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594.2" calcext:value-type="float">
            <text:p>11594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885.7" calcext:value-type="float">
            <text:p>11885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6" calcext:value-type="float">
            <text:p>506</text:p>
          </table:table-cell>
          <table:table-cell/>
          <table:table-cell table:style-name="ce4" office:value-type="float" office:value="51708.7" calcext:value-type="float">
            <text:p>51708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155.4" calcext:value-type="float">
            <text:p>52155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2" calcext:value-type="float">
            <text:p>702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2013.9" calcext:value-type="float">
            <text:p>12013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101.9" calcext:value-type="float">
            <text:p>12101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21" calcext:value-type="float">
            <text:p>521</text:p>
          </table:table-cell>
          <table:table-cell/>
          <table:table-cell table:style-name="ce4" office:value-type="float" office:value="60140.2" calcext:value-type="float">
            <text:p>60140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286.3" calcext:value-type="float">
            <text:p>60286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0" calcext:value-type="float">
            <text:p>570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556.3" calcext:value-type="float">
            <text:p>11556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332.4" calcext:value-type="float">
            <text:p>10332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9" calcext:value-type="float">
            <text:p>529</text:p>
          </table:table-cell>
          <table:table-cell/>
          <table:table-cell table:style-name="ce4" office:value-type="float" office:value="55473" calcext:value-type="float">
            <text:p>5547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6451.6" calcext:value-type="float">
            <text:p>66451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87" calcext:value-type="float">
            <text:p>687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968.3" calcext:value-type="float">
            <text:p>10968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848.1" calcext:value-type="float">
            <text:p>11848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8" calcext:value-type="float">
            <text:p>518</text:p>
          </table:table-cell>
          <table:table-cell/>
          <table:table-cell table:style-name="ce4" office:value-type="float" office:value="115258" calcext:value-type="float">
            <text:p>11525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683.4" calcext:value-type="float">
            <text:p>48683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8" calcext:value-type="float">
            <text:p>548</text:p>
          </table:table-cell>
          <table:table-cell table:number-columns-repeated="1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34" calcext:value-type="float">
            <text:p>134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20686.7" calcext:value-type="float">
            <text:p>20686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360" calcext:value-type="float">
            <text:p>163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4" calcext:value-type="float">
            <text:p>544</text:p>
          </table:table-cell>
          <table:table-cell/>
          <table:table-cell table:style-name="ce4" office:value-type="float" office:value="61586.5" calcext:value-type="float">
            <text:p>61586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961.6" calcext:value-type="float">
            <text:p>61961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21" calcext:value-type="float">
            <text:p>1121</text:p>
          </table:table-cell>
          <table:table-cell table:number-columns-repeated="13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440.1" calcext:value-type="float">
            <text:p>1044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440.1" calcext:value-type="float">
            <text:p>10440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7" calcext:value-type="float">
            <text:p>517</text:p>
          </table:table-cell>
          <table:table-cell/>
          <table:table-cell table:style-name="ce4" office:value-type="float" office:value="65355.3" calcext:value-type="float">
            <text:p>65355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8283.5" calcext:value-type="float">
            <text:p>78283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43" calcext:value-type="float">
            <text:p>1043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1987.1" calcext:value-type="float">
            <text:p>11987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222.4" calcext:value-type="float">
            <text:p>11222.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60884.7" calcext:value-type="float">
            <text:p>60884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9425.7" calcext:value-type="float">
            <text:p>59425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4" calcext:value-type="float">
            <text:p>604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0515.5" calcext:value-type="float">
            <text:p>10515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15.9" calcext:value-type="float">
            <text:p>10015.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4" calcext:value-type="float">
            <text:p>514</text:p>
          </table:table-cell>
          <table:table-cell/>
          <table:table-cell table:style-name="ce4" office:value-type="float" office:value="60906.2" calcext:value-type="float">
            <text:p>60906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482.6" calcext:value-type="float">
            <text:p>55482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11" calcext:value-type="float">
            <text:p>611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8864.8" calcext:value-type="float">
            <text:p>8864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909.9" calcext:value-type="float">
            <text:p>7909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0" calcext:value-type="float">
            <text:p>510</text:p>
          </table:table-cell>
          <table:table-cell/>
          <table:table-cell table:style-name="ce4" office:value-type="float" office:value="66789.1" calcext:value-type="float">
            <text:p>66789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6128.2" calcext:value-type="float">
            <text:p>66128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6" calcext:value-type="float">
            <text:p>546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2958" calcext:value-type="float">
            <text:p>1295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463.8" calcext:value-type="float">
            <text:p>11463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18" calcext:value-type="float">
            <text:p>618</text:p>
          </table:table-cell>
          <table:table-cell/>
          <table:table-cell table:style-name="ce4" office:value-type="float" office:value="68370.3" calcext:value-type="float">
            <text:p>68370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5862.6" calcext:value-type="float">
            <text:p>55862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3" calcext:value-type="float">
            <text:p>623</text:p>
          </table:table-cell>
          <table:table-cell table:number-columns-repeated="13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13561.5" calcext:value-type="float">
            <text:p>13561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776" calcext:value-type="float">
            <text:p>1277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86" calcext:value-type="float">
            <text:p>586</text:p>
          </table:table-cell>
          <table:table-cell/>
          <table:table-cell table:style-name="ce4" office:value-type="float" office:value="55180.7" calcext:value-type="float">
            <text:p>5518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901.2" calcext:value-type="float">
            <text:p>54901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9" calcext:value-type="float">
            <text:p>589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437.8" calcext:value-type="float">
            <text:p>9437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281.6" calcext:value-type="float">
            <text:p>10281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9" calcext:value-type="float">
            <text:p>519</text:p>
          </table:table-cell>
          <table:table-cell/>
          <table:table-cell table:style-name="ce4" office:value-type="float" office:value="56288.5" calcext:value-type="float">
            <text:p>56288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078.1" calcext:value-type="float">
            <text:p>55078.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1" calcext:value-type="float">
            <text:p>561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946.3" calcext:value-type="float">
            <text:p>9946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702.7" calcext:value-type="float">
            <text:p>11702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6" calcext:value-type="float">
            <text:p>516</text:p>
          </table:table-cell>
          <table:table-cell/>
          <table:table-cell table:style-name="ce4" office:value-type="float" office:value="49300.2" calcext:value-type="float">
            <text:p>49300.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9431.7" calcext:value-type="float">
            <text:p>49431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74" calcext:value-type="float">
            <text:p>574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float" office:value="9800.5" calcext:value-type="float">
            <text:p>980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888.3" calcext:value-type="float">
            <text:p>10888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11" calcext:value-type="float">
            <text:p>511</text:p>
          </table:table-cell>
          <table:table-cell/>
          <table:table-cell table:style-name="ce4" office:value-type="float" office:value="40386.1" calcext:value-type="float">
            <text:p>40386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200.6" calcext:value-type="float">
            <text:p>41200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60" calcext:value-type="float">
            <text:p>560</text:p>
          </table:table-cell>
          <table:table-cell table:number-columns-repeated="1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698">
          <table:table-cell table:number-columns-repeated="35"/>
        </table:table-row>
        <table:table-row table:style-name="ro2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5:03:16.827314982</meta:creation-date>
    <dc:date>2020-06-18T15:47:35.673164989</dc:date>
    <meta:editing-duration>PT9M41S</meta:editing-duration>
    <meta:editing-cycles>2</meta:editing-cycles>
    <meta:generator>LibreOffice/6.0.7.3$Linux_X86_64 LibreOffice_project/00m0$Build-3</meta:generator>
    <meta:document-statistic meta:table-count="1" meta:cell-count="6801" meta:object-count="0"/>
  </office:meta>
</office:document-meta>
</file>